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2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0.841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7.784cm"/>
    </style:style>
    <style:style style:name="co6" style:family="table-column">
      <style:table-column-properties fo:break-before="auto" style:column-width="5.0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2.85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7.821cm"/>
    </style:style>
    <style:style style:name="co11" style:family="table-column">
      <style:table-column-properties fo:break-before="auto" style:column-width="5.969cm"/>
    </style:style>
    <style:style style:name="co12" style:family="table-column">
      <style:table-column-properties fo:break-before="auto" style:column-width="1.01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00" fo:font-size="12pt" style:text-underline-style="none" style:font-size-asian="12pt" style:font-size-complex="12pt"/>
    </style:style>
    <style:style style:name="ce19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 style:data-style-name="N0">
      <style:table-cell-properties fo:border="none"/>
      <style:text-properties fo:font-size="12pt" style:text-underline-style="none" style:font-size-asian="12pt" style:font-size-complex="12pt"/>
    </style:style>
    <style:style style:name="ce15" style:family="table-cell" style:parent-style-name="Default" style:data-style-name="N0">
      <style:table-cell-properties fo:border="none"/>
    </style:style>
    <style:style style:name="ce9" style:family="table-cell" style:parent-style-name="Default" style:data-style-name="N0"/>
    <style:style style:name="ce28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14">
      <style:table-cell-properties fo:border-bottom="0.74pt groove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text-underline-style="none" style:font-size-asian="12pt" style:font-size-complex="12pt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fo:border="non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2">
      <style:table-cell-properties fo:border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54" style:family="table-cell" style:parent-style-name="Default" style:data-style-name="N0">
      <style:text-properties fo:color="#000000" fo:font-size="12pt" style:text-underline-style="none" style:font-size-asian="12pt" style:font-size-complex="12pt"/>
    </style:style>
    <style:style style:name="ce58" style:family="table-cell" style:parent-style-name="Default" style:data-style-name="N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14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text-underline-style="none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79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14">
      <style:table-cell-properties fo:border-bottom="0.74pt groove #000000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end"/>
      <style:text-properties fo:color="#000000" fo:font-size="12pt" style:text-underline-style="none" style:font-size-asian="12pt" style:font-size-complex="12pt"/>
    </style:style>
    <style:style style:name="ce85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end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end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order-left="0.74pt groove #000000" fo:border-right="0.74pt groove #000000" fo:border-top="none"/>
      <style:text-properties fo:color="#000000" fo:font-size="12pt" style:text-underline-style="none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0.74pt groove #000000" fo:border-top="none" style:vertical-align="automatic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">
      <style:table-cell-properties fo:border-bottom="none" style:text-align-source="value-type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202" style:family="table-cell" style:parent-style-name="Default" style:data-style-name="N0">
      <style:table-cell-properties fo:background-color="#b2b2b2"/>
      <style:text-properties fo:font-size="12pt" style:font-size-asian="12pt" style:font-size-complex="12pt"/>
    </style:style>
    <style:style style:name="ce203" style:family="table-cell" style:parent-style-name="Default" style:data-style-name="N0">
      <style:table-cell-properties fo:background-color="#b2b2b2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 style:data-style-name="N0">
      <style:table-cell-properties fo:border-bottom="0.74pt groove #000000" fo:background-color="#b2b2b2" fo:border-left="none" fo:border-right="none" fo:border-top="none"/>
      <style:text-properties fo:font-size="12pt" style:font-size-asian="12pt" style:font-size-complex="12pt"/>
    </style:style>
    <style:style style:name="ce205" style:family="table-cell" style:parent-style-name="Default">
      <style:table-cell-properties fo:background-color="#b2b2b2"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2">
      <style:table-cell-properties fo:background-color="#b2b2b2" style:text-align-source="fix" style:repeat-content="false" fo:border="none" fo:padding-bottom="0.035cm" fo:padding-left="0.035cm" fo:padding-right="0cm" fo:padding-top="0.035cm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05" style:family="table-cell" style:parent-style-name="Default" style:data-style-name="N2">
      <style:table-cell-properties fo:border-bottom="0.74pt groove #000000" fo:background-color="#b2b2b2" fo:border-left="none" fo:border-right="none" fo:border-top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06" style:family="table-cell" style:parent-style-name="Default" style:data-style-name="N2">
      <style:table-cell-properties fo:background-color="#b2b2b2" fo:border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ackground-color="#b2b2b2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14">
      <style:table-cell-properties fo:background-color="#b2b2b2" style:text-align-source="fix" style:repeat-content="false" fo:border="none" fo:padding-bottom="0.035cm" fo:padding-left="0.035cm" fo:padding-right="0cm" fo:padding-top="0.035cm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02" style:family="table-cell" style:parent-style-name="Default" style:data-style-name="N114">
      <style:table-cell-properties fo:border-bottom="0.74pt groove #000000" fo:background-color="#b2b2b2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41" style:family="table-cell" style:parent-style-name="Default" style:data-style-name="N114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207" style:family="table-cell" style:parent-style-name="Default">
      <style:table-cell-properties fo:background-color="#b2b2b2"/>
    </style:style>
    <style:style style:name="ce208" style:family="table-cell" style:parent-style-name="Default">
      <style:table-cell-properties fo:border-bottom="0.74pt groove #000000" fo:background-color="#b2b2b2" fo:border-left="none" fo:border-right="none" fo:border-top="none"/>
    </style:style>
    <style:style style:name="ce119" style:family="table-cell" style:parent-style-name="Default" style:data-style-name="N0">
      <style:table-cell-properties fo:background-color="#b2b2b2" fo:border="none"/>
      <style:text-properties fo:font-size="12pt" style:text-underline-style="none" style:font-size-asian="12pt" style:font-size-complex="12pt"/>
    </style:style>
    <style:style style:name="ce120" style:family="table-cell" style:parent-style-name="Default" style:data-style-name="N0">
      <style:table-cell-properties fo:border-bottom="0.74pt groove #000000" fo:background-color="#b2b2b2" fo:border-left="none" fo:border-right="none" fo:border-top="none"/>
      <style:text-properties fo:font-size="12pt" style:text-underline-style="none" style:font-size-asian="12pt" style:font-size-complex="12pt"/>
    </style:style>
    <style:style style:name="ce133" style:family="table-cell" style:parent-style-name="Default" style:data-style-name="N2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14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0.74pt groove #000000" fo:border-top="none" style:vertical-align="automatic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cm"/>
      <style:text-properties fo:font-size="12pt" style:text-underline-style="none" style:font-size-asian="12pt" style:font-size-complex="12pt"/>
    </style:style>
    <style:style style:name="ce153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29" style:family="table-cell" style:parent-style-name="Default" style:data-style-name="N114">
      <style:table-cell-properties fo:border-bottom="none" style:text-align-source="fix" style:repeat-content="false" fo:border-left="0.74pt groove #000000" fo:padding-bottom="0.035cm" fo:padding-left="0.035cm" fo:padding-right="0cm" fo:padding-top="0.035cm" fo:border-right="0.74pt groove #000000" fo:border-top="none" style:vertical-align="automatic"/>
      <style:paragraph-properties fo:text-align="start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56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5" style:family="table-cell" style:parent-style-name="Default" style:data-style-name="N114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0.74pt groove #000000" fo:border-top="none" style:vertical-align="automatic"/>
      <style:paragraph-properties fo:text-align="start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57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12pt" style:text-underline-style="none" style:font-size-asian="12pt" style:font-size-complex="12pt"/>
    </style:style>
    <style:style style:name="ce158" style:family="table-cell" style:parent-style-name="Default" style:data-style-name="N114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start" fo:margin-left="0cm"/>
      <style:text-properties fo:font-size="12pt" style:text-underline-style="none" style:font-size-asian="12pt" style:font-size-complex="12pt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0">
      <style:text-properties fo:font-size="12pt" style:text-underline-style="none" style:font-size-asian="12pt" style:font-size-complex="12pt"/>
    </style:style>
    <style:style style:name="ce15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0.74pt groove #000000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c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none"/>
      <style:paragraph-properties fo:text-align="end" fo:margin-left="0c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c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text-underline-style="none" style:font-size-asian="12pt" style:font-size-complex="12pt"/>
    </style:style>
    <style:style style:name="ce112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c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c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c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c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 fo:border="none"/>
      <style:paragraph-properties fo:text-align="end" fo:margin-left="0c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76" style:family="table-cell" style:parent-style-name="Default">
      <style:table-cell-properties fo:border-bottom="none" fo:border-left="0.74pt groove #000000" fo:border-right="0.74pt groove #000000" fo:border-top="none"/>
      <style:text-properties fo:font-size="12pt" style:text-underline-style="none" style:font-size-asian="12pt" style:font-size-complex="12pt"/>
    </style:style>
    <style:style style:name="ce177" style:family="table-cell" style:parent-style-name="Default" style:data-style-name="N114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0.74pt groove #000000" fo:border-top="none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7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79" style:family="table-cell" style:parent-style-name="Default" style:data-style-name="N114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end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1" style:family="table-cell" style:parent-style-name="Default" style:data-style-name="N114">
      <style:table-cell-properties fo:border-bottom="0.74pt groove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2" style:family="table-cell" style:parent-style-name="Default">
      <style:table-cell-properties fo:border="none"/>
      <style:text-properties fo:font-size="12pt" style:text-underline-style="none" style:font-size-asian="12pt" style:font-size-complex="12pt"/>
    </style:style>
    <style:style style:name="ce183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text-underline-style="none" style:font-size-asian="12pt" style:font-size-complex="12pt"/>
    </style:style>
    <style:style style:name="ce18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ce186" style:family="table-cell" style:parent-style-name="Default" style:data-style-name="N0">
      <style:text-properties fo:font-size="12pt" style:font-size-asian="12pt" style:font-size-complex="12pt"/>
    </style:style>
    <style:style style:name="ce209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9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T1" style:family="text">
      <style:text-properties fo:color="#000000"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ce9"/>
        <table:table-column table:style-name="co12" table:default-cell-style-name="ce9"/>
        <table:table-column table:style-name="co11" table:number-columns-repeated="4" table:default-cell-style-name="ce9"/>
        <table:table-column table:style-name="co9" table:number-columns-repeated="16340" table:default-cell-style-name="ce9"/>
        <table:table-row table:style-name="ro1">
          <table:table-cell table:style-name="ce1" office:value-type="string" calcext:value-type="string">
            <text:p>Comparisson</text:p>
          </table:table-cell>
          <table:table-cell table:style-name="ce28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54"/>
          <table:table-cell table:style-name="ce77" office:value-type="string" calcext:value-type="string" table:number-columns-spanned="2" table:number-rows-spanned="1">
            <text:p>Type</text:p>
          </table:table-cell>
          <table:covered-table-cell table:style-name="ce77"/>
          <table:table-cell table:style-name="ce91"/>
          <table:table-cell table:style-name="ce31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54"/>
          <table:table-cell table:style-name="ce100" office:value-type="string" calcext:value-type="string" table:number-columns-spanned="2" table:number-rows-spanned="1">
            <text:p>Type</text:p>
          </table:table-cell>
          <table:covered-table-cell table:style-name="ce101"/>
          <table:table-cell table:style-name="ce202" table:number-columns-repeated="2"/>
          <table:table-cell table:style-name="ce207"/>
          <table:table-cell table:style-name="ce150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143" table:number-columns-repeated="2"/>
          <table:table-cell table:style-name="ce22"/>
          <table:table-cell table:style-name="ce170"/>
          <table:table-cell table:style-name="ce176"/>
          <table:table-cell table:style-name="ce143" table:number-columns-repeated="3"/>
          <table:table-cell table:style-name="ce183"/>
          <table:table-cell table:style-name="ce202" table:number-columns-repeated="2"/>
          <table:table-cell table:style-name="ce207"/>
          <table:table-cell table:style-name="ce150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143" table:number-columns-repeated="2"/>
          <table:table-cell table:style-name="ce22"/>
          <table:table-cell table:style-name="ce170"/>
          <table:table-cell table:style-name="ce176"/>
          <table:table-cell table:style-name="ce143" table:number-columns-repeated="3"/>
          <table:table-cell table:style-name="ce183"/>
          <table:table-cell table:number-columns-repeated="16340"/>
        </table:table-row>
        <table:table-row table:style-name="ro1">
          <table:table-cell table:style-name="ce3" office:value-type="string" calcext:value-type="string">
            <text:p>TempEval-3</text:p>
          </table:table-cell>
          <table:table-cell table:style-name="ce31" office:value-type="string" calcext:value-type="string" table:number-columns-spanned="2" table:number-rows-spanned="1">
            <text:p>F1</text:p>
          </table:table-cell>
          <table:covered-table-cell table:style-name="ce54"/>
          <table:table-cell table:style-name="ce31" office:value-type="string" calcext:value-type="string" table:number-columns-spanned="2" table:number-rows-spanned="1">
            <text:p>P</text:p>
          </table:table-cell>
          <table:covered-table-cell table:style-name="ce54"/>
          <table:table-cell table:style-name="ce31" office:value-type="string" calcext:value-type="string" table:number-columns-spanned="2" table:number-rows-spanned="1">
            <text:p>R</text:p>
          </table:table-cell>
          <table:covered-table-cell table:style-name="ce54"/>
          <table:table-cell table:style-name="ce77" office:value-type="string" calcext:value-type="string" table:number-columns-spanned="2" table:number-rows-spanned="1">
            <text:p>F1</text:p>
          </table:table-cell>
          <table:covered-table-cell table:style-name="ce77"/>
          <table:table-cell table:style-name="ce91"/>
          <table:table-cell table:style-name="ce31" office:value-type="string" calcext:value-type="string" table:number-columns-spanned="2" table:number-rows-spanned="1">
            <text:p>F1</text:p>
          </table:table-cell>
          <table:covered-table-cell table:style-name="ce54"/>
          <table:table-cell table:style-name="ce99" office:value-type="string" calcext:value-type="string" table:number-columns-spanned="2" table:number-rows-spanned="1">
            <text:p>P</text:p>
          </table:table-cell>
          <table:covered-table-cell table:style-name="ce54"/>
          <table:table-cell table:style-name="ce31" office:value-type="string" calcext:value-type="string" table:number-columns-spanned="2" table:number-rows-spanned="1">
            <text:p>R</text:p>
          </table:table-cell>
          <table:covered-table-cell table:style-name="ce54"/>
          <table:table-cell table:style-name="ce100" office:value-type="string" calcext:value-type="string" table:number-columns-spanned="2" table:number-rows-spanned="1">
            <text:p>F1</text:p>
          </table:table-cell>
          <table:covered-table-cell table:style-name="ce101"/>
          <table:table-cell table:style-name="ce202" table:number-columns-repeated="2"/>
          <table:table-cell table:style-name="ce207"/>
          <table:table-cell table:style-name="ce150" table:formula="of:=IF([.A2]&lt;&gt;&quot;&quot;; [.A2]; &quot;&quot;)" office:value-type="string" office:string-value="TempEval-3" calcext:value-type="string">
            <text:p>TempEval-3</text:p>
          </table:table-cell>
          <table:table-cell table:style-name="ce154" office:value-type="string" calcext:value-type="string" table:number-columns-spanned="3" table:number-rows-spanned="1">
            <text:p>Strict Match</text:p>
          </table:table-cell>
          <table:covered-table-cell table:style-name="ce154"/>
          <table:covered-table-cell table:style-name="ce169"/>
          <table:table-cell table:style-name="ce169" office:value-type="string" calcext:value-type="string">
            <text:p>Type</text:p>
          </table:table-cell>
          <table:table-cell table:style-name="ce176"/>
          <table:table-cell table:style-name="ce15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54"/>
          <table:table-cell table:style-name="ce184" office:value-type="string" calcext:value-type="string">
            <text:p>Type</text:p>
          </table:table-cell>
          <table:table-cell table:style-name="ce202" table:number-columns-repeated="2"/>
          <table:table-cell table:style-name="ce207"/>
          <table:table-cell table:style-name="ce150" table:formula="of:=IF([.A2]&lt;&gt;&quot;&quot;; [.A2]; &quot;&quot;)" office:value-type="string" office:string-value="TempEval-3" calcext:value-type="string">
            <text:p>TempEval-3</text:p>
          </table:table-cell>
          <table:table-cell table:style-name="ce154" office:value-type="string" calcext:value-type="string" table:number-columns-spanned="3" table:number-rows-spanned="1">
            <text:p>Strict Match</text:p>
          </table:table-cell>
          <table:covered-table-cell table:style-name="ce154"/>
          <table:covered-table-cell table:style-name="ce169"/>
          <table:table-cell table:style-name="ce169" office:value-type="string" calcext:value-type="string">
            <text:p>Type</text:p>
          </table:table-cell>
          <table:table-cell table:style-name="ce176"/>
          <table:table-cell table:style-name="ce15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54"/>
          <table:table-cell table:style-name="ce184" office:value-type="string" calcext:value-type="string">
            <text:p>Type</text:p>
          </table:table-cell>
          <table:table-cell table:number-columns-repeated="16340"/>
        </table:table-row>
        <table:table-row table:style-name="ro1">
          <table:table-cell table:style-name="ce1"/>
          <table:table-cell table:style-name="ce32" office:value-type="string" calcext:value-type="string">
            <text:p>μ</text:p>
          </table:table-cell>
          <table:table-cell table:style-name="ce32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32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79"/>
          <table:table-cell table:style-name="ce32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32" office:value-type="string" calcext:value-type="string">
            <text:p>μ</text:p>
          </table:table-cell>
          <table:table-cell table:style-name="ce32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203" table:number-columns-repeated="2"/>
          <table:table-cell table:style-name="ce207"/>
          <table:table-cell table:style-name="ce150" table:formula="of:=IF([.A3]&lt;&gt;&quot;&quot;; [.A3]; &quot;&quot;)">
            <text:p/>
          </table:table-cell>
          <table:table-cell table:style-name="ce154" office:value-type="string" calcext:value-type="string">
            <text:p>F1</text:p>
          </table:table-cell>
          <table:table-cell table:style-name="ce169" office:value-type="string" calcext:value-type="string">
            <text:p>P</text:p>
          </table:table-cell>
          <table:table-cell table:style-name="ce169" office:value-type="string" calcext:value-type="string">
            <text:p>R</text:p>
          </table:table-cell>
          <table:table-cell table:style-name="ce169" office:value-type="string" calcext:value-type="string">
            <text:p>F1</text:p>
          </table:table-cell>
          <table:table-cell table:style-name="ce176"/>
          <table:table-cell table:style-name="ce169" office:value-type="string" calcext:value-type="string">
            <text:p>F1</text:p>
          </table:table-cell>
          <table:table-cell table:style-name="ce169" office:value-type="string" calcext:value-type="string">
            <text:p>P</text:p>
          </table:table-cell>
          <table:table-cell table:style-name="ce169" office:value-type="string" calcext:value-type="string">
            <text:p>R</text:p>
          </table:table-cell>
          <table:table-cell table:style-name="ce19" office:value-type="string" calcext:value-type="string">
            <text:p>F1</text:p>
          </table:table-cell>
          <table:table-cell table:style-name="ce203" table:number-columns-repeated="2"/>
          <table:table-cell table:style-name="ce207"/>
          <table:table-cell table:style-name="ce150" table:formula="of:=IF([.A3]&lt;&gt;&quot;&quot;; [.A3]; &quot;&quot;)">
            <text:p/>
          </table:table-cell>
          <table:table-cell table:style-name="ce154" office:value-type="string" calcext:value-type="string">
            <text:p>F1</text:p>
          </table:table-cell>
          <table:table-cell table:style-name="ce169" office:value-type="string" calcext:value-type="string">
            <text:p>P</text:p>
          </table:table-cell>
          <table:table-cell table:style-name="ce169" office:value-type="string" calcext:value-type="string">
            <text:p>R</text:p>
          </table:table-cell>
          <table:table-cell table:style-name="ce169" office:value-type="string" calcext:value-type="string">
            <text:p>F1</text:p>
          </table:table-cell>
          <table:table-cell table:style-name="ce176"/>
          <table:table-cell table:style-name="ce169" office:value-type="string" calcext:value-type="string">
            <text:p>F1</text:p>
          </table:table-cell>
          <table:table-cell table:style-name="ce169" office:value-type="string" calcext:value-type="string">
            <text:p>P</text:p>
          </table:table-cell>
          <table:table-cell table:style-name="ce169" office:value-type="string" calcext:value-type="string">
            <text:p>R</text:p>
          </table:table-cell>
          <table:table-cell table:style-name="ce19" office:value-type="string" calcext:value-type="string">
            <text:p>F1</text:p>
          </table:table-cell>
          <table:table-cell table:number-columns-repeated="16340"/>
        </table:table-row>
        <table:table-row table:style-name="ro1">
          <table:table-cell table:style-name="ce7" office:value-type="string" calcext:value-type="string">
            <text:p>Model</text:p>
          </table:table-cell>
          <table:table-cell table:style-name="ce33" table:number-columns-repeated="2"/>
          <table:table-cell table:style-name="ce70"/>
          <table:table-cell table:style-name="ce33"/>
          <table:table-cell table:style-name="ce70"/>
          <table:table-cell table:style-name="ce81"/>
          <table:table-cell table:style-name="ce33"/>
          <table:table-cell table:style-name="ce81" table:number-columns-repeated="2"/>
          <table:table-cell table:style-name="ce33"/>
          <table:table-cell table:style-name="ce81"/>
          <table:table-cell table:style-name="ce33" table:number-columns-repeated="2"/>
          <table:table-cell table:style-name="ce70"/>
          <table:table-cell table:style-name="ce81"/>
          <table:table-cell table:style-name="ce70"/>
          <table:table-cell table:style-name="ce81"/>
          <table:table-cell table:style-name="ce204" table:number-columns-repeated="2"/>
          <table:table-cell table:style-name="ce208"/>
          <table:table-cell table:style-name="ce124" table:formula="of:=IF([.A4]&lt;&gt;&quot;&quot;; [.A4]; &quot;&quot;)" office:value-type="string" office:string-value="Model" calcext:value-type="string">
            <text:p>Model</text:p>
          </table:table-cell>
          <table:table-cell table:style-name="ce143"/>
          <table:table-cell table:style-name="ce170" table:number-columns-repeated="3"/>
          <table:table-cell table:style-name="ce177"/>
          <table:table-cell table:style-name="ce170" table:number-columns-repeated="3"/>
          <table:table-cell table:style-name="ce185"/>
          <table:table-cell table:style-name="ce204" table:number-columns-repeated="2"/>
          <table:table-cell table:style-name="ce208"/>
          <table:table-cell table:style-name="ce209" table:formula="of:=IF([.A4]&lt;&gt;&quot;&quot;; [.A4]; &quot;&quot;)" office:value-type="string" office:string-value="Model" calcext:value-type="string">
            <text:p>Model</text:p>
          </table:table-cell>
          <table:table-cell table:style-name="ce149"/>
          <table:table-cell table:style-name="ce170" table:number-columns-repeated="3"/>
          <table:table-cell table:style-name="ce177"/>
          <table:table-cell table:style-name="ce170" table:number-columns-repeated="3"/>
          <table:table-cell table:style-name="ce185"/>
          <table:table-cell table:number-columns-repeated="16340"/>
        </table:table-row>
        <table:table-row table:style-name="ro1">
          <table:table-cell table:style-name="ce1"/>
          <table:table-cell table:style-name="ce34"/>
          <table:table-cell table:style-name="ce58"/>
          <table:table-cell table:style-name="ce34"/>
          <table:table-cell table:style-name="ce58"/>
          <table:table-cell table:style-name="ce34"/>
          <table:table-cell table:style-name="ce85"/>
          <table:table-cell table:style-name="ce34"/>
          <table:table-cell table:style-name="ce85" table:number-columns-repeated="2"/>
          <table:table-cell table:style-name="ce58"/>
          <table:table-cell table:style-name="ce85"/>
          <table:table-cell table:style-name="ce58"/>
          <table:table-cell table:style-name="ce85"/>
          <table:table-cell table:style-name="ce34"/>
          <table:table-cell table:style-name="ce85"/>
          <table:table-cell table:style-name="ce34"/>
          <table:table-cell table:style-name="ce85"/>
          <table:table-cell table:style-name="ce205" table:number-columns-repeated="2"/>
          <table:table-cell table:style-name="ce207"/>
          <table:table-cell table:style-name="ce152" table:formula="of:=IF([.A5]&lt;&gt;&quot;&quot;; [.A5]; &quot;&quot;)">
            <text:p/>
          </table:table-cell>
          <table:table-cell table:style-name="ce160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160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60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148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176"/>
          <table:table-cell table:style-name="ce160" table:number-columns-repeated="3"/>
          <table:table-cell table:style-name="ce133"/>
          <table:table-cell table:style-name="ce205" table:number-columns-repeated="2"/>
          <table:table-cell table:style-name="ce207"/>
          <table:table-cell table:style-name="ce150" table:formula="of:=IF([.A5]&lt;&gt;&quot;&quot;; [.A5]; &quot;&quot;)">
            <text:p/>
          </table:table-cell>
          <table:table-cell table:style-name="ce160" table:number-columns-repeated="3"/>
          <table:table-cell table:style-name="ce148"/>
          <table:table-cell table:style-name="ce176"/>
          <table:table-cell table:style-name="ce160" table:number-columns-repeated="3"/>
          <table:table-cell table:style-name="ce133"/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Bert-base</text:p>
          </table:table-cell>
          <table:table-cell table:style-name="ce36" office:value-type="float" office:value="91.7134788770729" calcext:value-type="float">
            <text:p>91,71</text:p>
          </table:table-cell>
          <table:table-cell table:style-name="ce60" office:value-type="float" office:value="1.66275914045183" calcext:value-type="float">
            <text:p>1,66</text:p>
          </table:table-cell>
          <table:table-cell table:style-name="ce73" office:value-type="float" office:value="90.8846613355974" calcext:value-type="float">
            <text:p>90,88</text:p>
          </table:table-cell>
          <table:table-cell table:style-name="ce73" office:value-type="float" office:value="2.11829212862164" calcext:value-type="float">
            <text:p>2,12</text:p>
          </table:table-cell>
          <table:table-cell table:style-name="ce36" office:value-type="float" office:value="92.5795600322147" calcext:value-type="float">
            <text:p>92,58</text:p>
          </table:table-cell>
          <table:table-cell table:style-name="ce60" office:value-type="float" office:value="1.70593379150668" calcext:value-type="float">
            <text:p>1,71</text:p>
          </table:table-cell>
          <table:table-cell table:style-name="ce73" office:value-type="float" office:value="89.3352572661586" calcext:value-type="float">
            <text:p>89,34</text:p>
          </table:table-cell>
          <table:table-cell table:style-name="ce73" office:value-type="float" office:value="1.99438550145622" calcext:value-type="float">
            <text:p>1,99</text:p>
          </table:table-cell>
          <table:table-cell table:style-name="ce94"/>
          <table:table-cell table:style-name="ce73" office:value-type="float" office:value="96.9087694761889" calcext:value-type="float">
            <text:p>96,91</text:p>
          </table:table-cell>
          <table:table-cell table:style-name="ce73" office:value-type="float" office:value="0.60993815341187" calcext:value-type="float">
            <text:p>0,61</text:p>
          </table:table-cell>
          <table:table-cell table:style-name="ce36" office:value-type="float" office:value="96.0307221824291" calcext:value-type="float">
            <text:p>96,03</text:p>
          </table:table-cell>
          <table:table-cell table:style-name="ce60" office:value-type="float" office:value="1.39090838680212" calcext:value-type="float">
            <text:p>1,39</text:p>
          </table:table-cell>
          <table:table-cell table:style-name="ce73" office:value-type="float" office:value="97.8264686987815" calcext:value-type="float">
            <text:p>97,83</text:p>
          </table:table-cell>
          <table:table-cell table:style-name="ce73" office:value-type="float" office:value="0.99426938023557" calcext:value-type="float">
            <text:p>0,99</text:p>
          </table:table-cell>
          <table:table-cell table:style-name="ce36" office:value-type="float" office:value="93.8299180562039" calcext:value-type="float">
            <text:p>93,83</text:p>
          </table:table-cell>
          <table:table-cell table:style-name="ce60" office:value-type="float" office:value="1.71896208739081" calcext:value-type="float">
            <text:p>1,72</text:p>
          </table:table-cell>
          <table:table-cell table:style-name="ce205" table:number-columns-repeated="2"/>
          <table:table-cell table:style-name="ce207"/>
          <table:table-cell table:style-name="ce153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61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1.71_{\pm 1.66}$ " calcext:value-type="string">
            <text:p><text:s/>$91.71_{\pm 1.66}$ </text:p>
          </table:table-cell>
          <table:table-cell table:style-name="ce112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0.88_{\pm 2.12}$ " calcext:value-type="string">
            <text:p><text:s/>$90.88_{\pm 2.12}$ </text:p>
          </table:table-cell>
          <table:table-cell table:style-name="ce110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58_{\pm 1.71}$ " calcext:value-type="string">
            <text:p><text:s/>$92.58_{\pm 1.71}$ </text:p>
          </table:table-cell>
          <table:table-cell table:style-name="ce112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89.34_{\pm 1.99}$ " calcext:value-type="string">
            <text:p><text:s/>$89.34_{\pm 1.99}$ </text:p>
          </table:table-cell>
          <table:table-cell table:style-name="ce178"/>
          <table:table-cell table:style-name="ce13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91_{\pm 0.61}$ " calcext:value-type="string">
            <text:p><text:s/>$96.91_{\pm 0.61}$ </text:p>
          </table:table-cell>
          <table:table-cell table:style-name="ce110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6.03_{\pm 1.39}$ " calcext:value-type="string">
            <text:p><text:s/>$96.03_{\pm 1.39}$ </text:p>
          </table:table-cell>
          <table:table-cell table:style-name="ce112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7.83_{\pm 0.99}$ " calcext:value-type="string">
            <text:p><text:s/>$97.83_{\pm 0.99}$ </text:p>
          </table:table-cell>
          <table:table-cell table:style-name="ce132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83_{\pm 1.72}$ " calcext:value-type="string">
            <text:p><text:s/>$93.83_{\pm 1.72}$ </text:p>
          </table:table-cell>
          <table:table-cell table:style-name="ce205" table:number-columns-repeated="2"/>
          <table:table-cell table:style-name="ce207"/>
          <table:table-cell table:style-name="ce153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61" table:formula="of:=IF(AND([.B6]&lt;&gt;&quot;n/a&quot;;[.C6]&lt;&gt;&quot;n/a&quot;); IF(AND([.B6]&lt;&gt;&quot;,C6&lt;&gt;&quot;); &quot;$\bm{&quot; &amp; TEXT([.B6]; &quot;0.00&quot;) &amp; &quot;}_{\bm{\pm&quot; &amp; TEXT([.C6]; &quot;0.00&quot;) &amp; &quot;}}$&quot;; &quot;&quot;); &quot;n/a&quot;)" office:value-type="string" office:string-value="$\bm{91.71}_{\bm{\pm1.66}}$" calcext:value-type="string">
            <text:p>$\bm{91.71}_{\bm{\pm1.66}}$</text:p>
          </table:table-cell>
          <table:table-cell table:style-name="ce112" table:formula="of:=IF(AND([.D6]&lt;&gt;&quot;n/a&quot;;[.E6]&lt;&gt;&quot;n/a&quot;); IF(AND([.D6]&lt;&gt;&quot;,C6&lt;&gt;&quot;); &quot;$\bm{&quot; &amp; TEXT([.D6]; &quot;0.00&quot;) &amp; &quot;}_{\bm{\pm&quot; &amp; TEXT([.E6]; &quot;0.00&quot;) &amp; &quot;}}$&quot;; &quot;&quot;); &quot;n/a&quot;)" office:value-type="string" office:string-value="$\bm{90.88}_{\bm{\pm2.12}}$" calcext:value-type="string">
            <text:p>$\bm{90.88}_{\bm{\pm2.12}}$</text:p>
          </table:table-cell>
          <table:table-cell table:style-name="ce110" table:formula="of:=IF(AND([.F6]&lt;&gt;&quot;n/a&quot;;[.G6]&lt;&gt;&quot;n/a&quot;); IF(AND([.F6]&lt;&gt;&quot;,C6&lt;&gt;&quot;); &quot;$\bm{&quot; &amp; TEXT([.F6]; &quot;0.00&quot;) &amp; &quot;}_{\bm{\pm&quot; &amp; TEXT([.G6]; &quot;0.00&quot;) &amp; &quot;}}$&quot;; &quot;&quot;); &quot;n/a&quot;)" office:value-type="string" office:string-value="$\bm{92.58}_{\bm{\pm1.71}}$" calcext:value-type="string">
            <text:p>$\bm{92.58}_{\bm{\pm1.71}}$</text:p>
          </table:table-cell>
          <table:table-cell table:style-name="ce112" table:formula="of:=IF(AND([.H6]&lt;&gt;&quot;n/a&quot;;[.I6]&lt;&gt;&quot;n/a&quot;); IF(AND([.H6]&lt;&gt;&quot;,C6&lt;&gt;&quot;); &quot;$\bm{&quot; &amp; TEXT([.H6]; &quot;0.00&quot;) &amp; &quot;}_{\bm{\pm&quot; &amp; TEXT([.I6]; &quot;0.00&quot;) &amp; &quot;}}$&quot;; &quot;&quot;); &quot;n/a&quot;)" office:value-type="string" office:string-value="$\bm{89.34}_{\bm{\pm1.99}}$" calcext:value-type="string">
            <text:p>$\bm{89.34}_{\bm{\pm1.99}}$</text:p>
          </table:table-cell>
          <table:table-cell table:style-name="ce178"/>
          <table:table-cell table:style-name="ce112" table:formula="of:=IF(AND([.K6]&lt;&gt;&quot;n/a&quot;;[.L6]&lt;&gt;&quot;n/a&quot;); IF(AND([.K6]&lt;&gt;&quot;,C6&lt;&gt;&quot;); &quot;$\bm{&quot; &amp; TEXT([.K6]; &quot;0.00&quot;) &amp; &quot;}_{\bm{\pm&quot; &amp; TEXT([.L6]; &quot;0.00&quot;) &amp; &quot;}}$&quot;; &quot;&quot;); &quot;n/a&quot;)" office:value-type="string" office:string-value="$\bm{96.91}_{\bm{\pm0.61}}$" calcext:value-type="string">
            <text:p>$\bm{96.91}_{\bm{\pm0.61}}$</text:p>
          </table:table-cell>
          <table:table-cell table:style-name="ce110" table:formula="of:=IF(AND([.M6]&lt;&gt;&quot;n/a&quot;;[.N6]&lt;&gt;&quot;n/a&quot;); IF(AND([.M6]&lt;&gt;&quot;,C6&lt;&gt;&quot;); &quot;$\bm{&quot; &amp; TEXT([.M6]; &quot;0.00&quot;) &amp; &quot;}_{\bm{\pm&quot; &amp; TEXT([.N6]; &quot;0.00&quot;) &amp; &quot;}}$&quot;; &quot;&quot;); &quot;n/a&quot;)" office:value-type="string" office:string-value="$\bm{96.03}_{\bm{\pm1.39}}$" calcext:value-type="string">
            <text:p>$\bm{96.03}_{\bm{\pm1.39}}$</text:p>
          </table:table-cell>
          <table:table-cell table:style-name="ce112" table:formula="of:=IF(AND([.O6]&lt;&gt;&quot;n/a&quot;;[.P6]&lt;&gt;&quot;n/a&quot;); IF(AND([.O6]&lt;&gt;&quot;,C6&lt;&gt;&quot;); &quot;$\bm{&quot; &amp; TEXT([.O6]; &quot;0.00&quot;) &amp; &quot;}_{\bm{\pm&quot; &amp; TEXT([.P6]; &quot;0.00&quot;) &amp; &quot;}}$&quot;; &quot;&quot;); &quot;n/a&quot;)" office:value-type="string" office:string-value="$\bm{97.83}_{\bm{\pm0.99}}$" calcext:value-type="string">
            <text:p>$\bm{97.83}_{\bm{\pm0.99}}$</text:p>
          </table:table-cell>
          <table:table-cell table:style-name="ce110" table:formula="of:=IF(AND([.Q6]&lt;&gt;&quot;n/a&quot;;[.R6]&lt;&gt;&quot;n/a&quot;); IF(AND([.Q6]&lt;&gt;&quot;,C6&lt;&gt;&quot;); &quot;$\bm{&quot; &amp; TEXT([.Q6]; &quot;0.00&quot;) &amp; &quot;}_{\bm{\pm&quot; &amp; TEXT([.R6]; &quot;0.00&quot;) &amp; &quot;}}$&quot;; &quot;&quot;); &quot;n/a&quot;)" office:value-type="string" office:string-value="$\bm{93.83}_{\bm{\pm1.72}}$" calcext:value-type="string">
            <text:p>$\bm{93.83}_{\bm{\pm1.72}}$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Bert-large</text:p>
          </table:table-cell>
          <table:table-cell table:style-name="ce36" office:value-type="float" office:value="92.0531901469336" calcext:value-type="float">
            <text:p>92,05</text:p>
          </table:table-cell>
          <table:table-cell table:style-name="ce60" office:value-type="float" office:value="1.03321732136604" calcext:value-type="float">
            <text:p>1,03</text:p>
          </table:table-cell>
          <table:table-cell table:style-name="ce73" office:value-type="float" office:value="91.4638764242139" calcext:value-type="float">
            <text:p>91,46</text:p>
          </table:table-cell>
          <table:table-cell table:style-name="ce73" office:value-type="float" office:value="0.83996039482614" calcext:value-type="float">
            <text:p>0,84</text:p>
          </table:table-cell>
          <table:table-cell table:style-name="ce36" office:value-type="float" office:value="92.6761708989552" calcext:value-type="float">
            <text:p>92,68</text:p>
          </table:table-cell>
          <table:table-cell table:style-name="ce60" office:value-type="float" office:value="1.93347855713598" calcext:value-type="float">
            <text:p>1,93</text:p>
          </table:table-cell>
          <table:table-cell table:style-name="ce73" office:value-type="float" office:value="89.4200255973288" calcext:value-type="float">
            <text:p>89,42</text:p>
          </table:table-cell>
          <table:table-cell table:style-name="ce73" office:value-type="float" office:value="1.30493616260802" calcext:value-type="float">
            <text:p>1,30</text:p>
          </table:table-cell>
          <table:table-cell table:style-name="ce94"/>
          <table:table-cell table:style-name="ce73" office:value-type="float" office:value="96.8737663300513" calcext:value-type="float">
            <text:p>96,87</text:p>
          </table:table-cell>
          <table:table-cell table:style-name="ce73" office:value-type="float" office:value="0.594369887842553" calcext:value-type="float">
            <text:p>0,59</text:p>
          </table:table-cell>
          <table:table-cell table:style-name="ce36" office:value-type="float" office:value="96.259297301123" calcext:value-type="float">
            <text:p>96,26</text:p>
          </table:table-cell>
          <table:table-cell table:style-name="ce60" office:value-type="float" office:value="1.03224984299179" calcext:value-type="float">
            <text:p>1,03</text:p>
          </table:table-cell>
          <table:table-cell table:style-name="ce73" office:value-type="float" office:value="97.5237922258931" calcext:value-type="float">
            <text:p>97,52</text:p>
          </table:table-cell>
          <table:table-cell table:style-name="ce73" office:value-type="float" office:value="1.50314749035792" calcext:value-type="float">
            <text:p>1,50</text:p>
          </table:table-cell>
          <table:table-cell table:style-name="ce36" office:value-type="float" office:value="93.6970428534031" calcext:value-type="float">
            <text:p>93,70</text:p>
          </table:table-cell>
          <table:table-cell table:style-name="ce60" office:value-type="float" office:value="1.36112265082586" calcext:value-type="float">
            <text:p>1,36</text:p>
          </table:table-cell>
          <table:table-cell table:style-name="ce205" table:number-columns-repeated="2"/>
          <table:table-cell table:style-name="ce207"/>
          <table:table-cell table:style-name="ce153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61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.05_{\pm 1.03}$ " calcext:value-type="string">
            <text:p><text:s/>$92.05_{\pm 1.03}$ </text:p>
          </table:table-cell>
          <table:table-cell table:style-name="ce112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46_{\pm 0.84}$ " calcext:value-type="string">
            <text:p><text:s/>$91.46_{\pm 0.84}$ </text:p>
          </table:table-cell>
          <table:table-cell table:style-name="ce110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2.68_{\pm 1.93}$ " calcext:value-type="string">
            <text:p><text:s/>$92.68_{\pm 1.93}$ </text:p>
          </table:table-cell>
          <table:table-cell table:style-name="ce112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89.42_{\pm 1.30}$ " calcext:value-type="string">
            <text:p><text:s/>$89.42_{\pm 1.30}$ </text:p>
          </table:table-cell>
          <table:table-cell table:style-name="ce178"/>
          <table:table-cell table:style-name="ce112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6.87_{\pm 0.59}$ " calcext:value-type="string">
            <text:p><text:s/>$96.87_{\pm 0.59}$ </text:p>
          </table:table-cell>
          <table:table-cell table:style-name="ce132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6.26_{\pm 1.03}$ " calcext:value-type="string">
            <text:p><text:s/>$96.26_{\pm 1.03}$ </text:p>
          </table:table-cell>
          <table:table-cell table:style-name="ce112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7.52_{\pm 1.50}$ " calcext:value-type="string">
            <text:p><text:s/>$97.52_{\pm 1.50}$ </text:p>
          </table:table-cell>
          <table:table-cell table:style-name="ce11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3.70_{\pm 1.36}$ " calcext:value-type="string">
            <text:p><text:s/>$93.70_{\pm 1.36}$ </text:p>
          </table:table-cell>
          <table:table-cell table:style-name="ce205" table:number-columns-repeated="2"/>
          <table:table-cell table:style-name="ce207"/>
          <table:table-cell table:style-name="ce153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61" table:formula="of:=IF(AND([.B7]&lt;&gt;&quot;n/a&quot;;[.C7]&lt;&gt;&quot;n/a&quot;); IF(AND([.B7]&lt;&gt;&quot;,C6&lt;&gt;&quot;); &quot;$\bm{&quot; &amp; TEXT([.B7]; &quot;0.00&quot;) &amp; &quot;}_{\bm{\pm&quot; &amp; TEXT([.C7]; &quot;0.00&quot;) &amp; &quot;}}$&quot;; &quot;&quot;); &quot;n/a&quot;)" office:value-type="string" office:string-value="$\bm{92.05}_{\bm{\pm1.03}}$" calcext:value-type="string">
            <text:p>$\bm{92.05}_{\bm{\pm1.03}}$</text:p>
          </table:table-cell>
          <table:table-cell table:style-name="ce112" table:formula="of:=IF(AND([.D7]&lt;&gt;&quot;n/a&quot;;[.E7]&lt;&gt;&quot;n/a&quot;); IF(AND([.D7]&lt;&gt;&quot;,C6&lt;&gt;&quot;); &quot;$\bm{&quot; &amp; TEXT([.D7]; &quot;0.00&quot;) &amp; &quot;}_{\bm{\pm&quot; &amp; TEXT([.E7]; &quot;0.00&quot;) &amp; &quot;}}$&quot;; &quot;&quot;); &quot;n/a&quot;)" office:value-type="string" office:string-value="$\bm{91.46}_{\bm{\pm0.84}}$" calcext:value-type="string">
            <text:p>$\bm{91.46}_{\bm{\pm0.84}}$</text:p>
          </table:table-cell>
          <table:table-cell table:style-name="ce110" table:formula="of:=IF(AND([.F7]&lt;&gt;&quot;n/a&quot;;[.G7]&lt;&gt;&quot;n/a&quot;); IF(AND([.F7]&lt;&gt;&quot;,C6&lt;&gt;&quot;); &quot;$\bm{&quot; &amp; TEXT([.F7]; &quot;0.00&quot;) &amp; &quot;}_{\bm{\pm&quot; &amp; TEXT([.G7]; &quot;0.00&quot;) &amp; &quot;}}$&quot;; &quot;&quot;); &quot;n/a&quot;)" office:value-type="string" office:string-value="$\bm{92.68}_{\bm{\pm1.93}}$" calcext:value-type="string">
            <text:p>$\bm{92.68}_{\bm{\pm1.93}}$</text:p>
          </table:table-cell>
          <table:table-cell table:style-name="ce112" table:formula="of:=IF(AND([.H7]&lt;&gt;&quot;n/a&quot;;[.I7]&lt;&gt;&quot;n/a&quot;); IF(AND([.H7]&lt;&gt;&quot;,C6&lt;&gt;&quot;); &quot;$\bm{&quot; &amp; TEXT([.H7]; &quot;0.00&quot;) &amp; &quot;}_{\bm{\pm&quot; &amp; TEXT([.I7]; &quot;0.00&quot;) &amp; &quot;}}$&quot;; &quot;&quot;); &quot;n/a&quot;)" office:value-type="string" office:string-value="$\bm{89.42}_{\bm{\pm1.30}}$" calcext:value-type="string">
            <text:p>$\bm{89.42}_{\bm{\pm1.30}}$</text:p>
          </table:table-cell>
          <table:table-cell table:style-name="ce178"/>
          <table:table-cell table:style-name="ce112" table:formula="of:=IF(AND([.K7]&lt;&gt;&quot;n/a&quot;;[.L7]&lt;&gt;&quot;n/a&quot;); IF(AND([.K7]&lt;&gt;&quot;,C6&lt;&gt;&quot;); &quot;$\bm{&quot; &amp; TEXT([.K7]; &quot;0.00&quot;) &amp; &quot;}_{\bm{\pm&quot; &amp; TEXT([.L7]; &quot;0.00&quot;) &amp; &quot;}}$&quot;; &quot;&quot;); &quot;n/a&quot;)" office:value-type="string" office:string-value="$\bm{96.87}_{\bm{\pm0.59}}$" calcext:value-type="string">
            <text:p>$\bm{96.87}_{\bm{\pm0.59}}$</text:p>
          </table:table-cell>
          <table:table-cell table:style-name="ce110" table:formula="of:=IF(AND([.M7]&lt;&gt;&quot;n/a&quot;;[.N7]&lt;&gt;&quot;n/a&quot;); IF(AND([.M7]&lt;&gt;&quot;,C6&lt;&gt;&quot;); &quot;$\bm{&quot; &amp; TEXT([.M7]; &quot;0.00&quot;) &amp; &quot;}_{\bm{\pm&quot; &amp; TEXT([.N7]; &quot;0.00&quot;) &amp; &quot;}}$&quot;; &quot;&quot;); &quot;n/a&quot;)" office:value-type="string" office:string-value="$\bm{96.26}_{\bm{\pm1.03}}$" calcext:value-type="string">
            <text:p>$\bm{96.26}_{\bm{\pm1.03}}$</text:p>
          </table:table-cell>
          <table:table-cell table:style-name="ce112" table:formula="of:=IF(AND([.O7]&lt;&gt;&quot;n/a&quot;;[.P7]&lt;&gt;&quot;n/a&quot;); IF(AND([.O7]&lt;&gt;&quot;,C6&lt;&gt;&quot;); &quot;$\bm{&quot; &amp; TEXT([.O7]; &quot;0.00&quot;) &amp; &quot;}_{\bm{\pm&quot; &amp; TEXT([.P7]; &quot;0.00&quot;) &amp; &quot;}}$&quot;; &quot;&quot;); &quot;n/a&quot;)" office:value-type="string" office:string-value="$\bm{97.52}_{\bm{\pm1.50}}$" calcext:value-type="string">
            <text:p>$\bm{97.52}_{\bm{\pm1.50}}$</text:p>
          </table:table-cell>
          <table:table-cell table:style-name="ce110" table:formula="of:=IF(AND([.Q7]&lt;&gt;&quot;n/a&quot;;[.R7]&lt;&gt;&quot;n/a&quot;); IF(AND([.Q7]&lt;&gt;&quot;,C6&lt;&gt;&quot;); &quot;$\bm{&quot; &amp; TEXT([.Q7]; &quot;0.00&quot;) &amp; &quot;}_{\bm{\pm&quot; &amp; TEXT([.R7]; &quot;0.00&quot;) &amp; &quot;}}$&quot;; &quot;&quot;); &quot;n/a&quot;)" office:value-type="string" office:string-value="$\bm{93.70}_{\bm{\pm1.36}}$" calcext:value-type="string">
            <text:p>$\bm{93.70}_{\bm{\pm1.36}}$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mBert</text:p>
          </table:table-cell>
          <table:table-cell table:style-name="ce36" office:value-type="float" office:value="91.956438342674" calcext:value-type="float">
            <text:p>91,96</text:p>
          </table:table-cell>
          <table:table-cell table:style-name="ce60" office:value-type="float" office:value="1.11658595185231" calcext:value-type="float">
            <text:p>1,12</text:p>
          </table:table-cell>
          <table:table-cell table:style-name="ce73" office:value-type="float" office:value="91.0999646977501" calcext:value-type="float">
            <text:p>91,10</text:p>
          </table:table-cell>
          <table:table-cell table:style-name="ce73" office:value-type="float" office:value="1.19752912689885" calcext:value-type="float">
            <text:p>1,20</text:p>
          </table:table-cell>
          <table:table-cell table:style-name="ce36" office:value-type="float" office:value="92.8433783814084" calcext:value-type="float">
            <text:p>92,84</text:p>
          </table:table-cell>
          <table:table-cell table:style-name="ce60" office:value-type="float" office:value="1.52408776561301" calcext:value-type="float">
            <text:p>1,52</text:p>
          </table:table-cell>
          <table:table-cell table:style-name="ce73" office:value-type="float" office:value="89.3385011937805" calcext:value-type="float">
            <text:p>89,34</text:p>
          </table:table-cell>
          <table:table-cell table:style-name="ce73" office:value-type="float" office:value="1.43488114017924" calcext:value-type="float">
            <text:p>1,43</text:p>
          </table:table-cell>
          <table:table-cell table:style-name="ce94"/>
          <table:table-cell table:style-name="ce73" office:value-type="float" office:value="96.7453263722942" calcext:value-type="float">
            <text:p>96,75</text:p>
          </table:table-cell>
          <table:table-cell table:style-name="ce73" office:value-type="float" office:value="0.343488407371104" calcext:value-type="float">
            <text:p>0,34</text:p>
          </table:table-cell>
          <table:table-cell table:style-name="ce36" office:value-type="float" office:value="95.8472849744729" calcext:value-type="float">
            <text:p>95,85</text:p>
          </table:table-cell>
          <table:table-cell table:style-name="ce60" office:value-type="float" office:value="0.964407545603937" calcext:value-type="float">
            <text:p>0,96</text:p>
          </table:table-cell>
          <table:table-cell table:style-name="ce73" office:value-type="float" office:value="97.675461637862" calcext:value-type="float">
            <text:p>97,68</text:p>
          </table:table-cell>
          <table:table-cell table:style-name="ce73" office:value-type="float" office:value="0.85463243615776" calcext:value-type="float">
            <text:p>0,85</text:p>
          </table:table-cell>
          <table:table-cell table:style-name="ce36" office:value-type="float" office:value="93.5234424150513" calcext:value-type="float">
            <text:p>93,52</text:p>
          </table:table-cell>
          <table:table-cell table:style-name="ce60" office:value-type="float" office:value="1.23583106399507" calcext:value-type="float">
            <text:p>1,24</text:p>
          </table:table-cell>
          <table:table-cell table:style-name="ce104"/>
          <table:table-cell table:style-name="ce114" table:number-columns-repeated="2"/>
          <table:table-cell table:style-name="ce129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61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91.96_{\pm 1.12}$ " calcext:value-type="string">
            <text:p><text:s/>$91.96_{\pm 1.12}$ </text:p>
          </table:table-cell>
          <table:table-cell table:style-name="ce112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91.10_{\pm 1.20}$ " calcext:value-type="string">
            <text:p><text:s/>$91.10_{\pm 1.20}$ </text:p>
          </table:table-cell>
          <table:table-cell table:style-name="ce110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92.84_{\pm 1.52}$ " calcext:value-type="string">
            <text:p><text:s/>$92.84_{\pm 1.52}$ </text:p>
          </table:table-cell>
          <table:table-cell table:style-name="ce112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89.34_{\pm 1.43}$ " calcext:value-type="string">
            <text:p><text:s/>$89.34_{\pm 1.43}$ </text:p>
          </table:table-cell>
          <table:table-cell table:style-name="ce179"/>
          <table:table-cell table:style-name="ce112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6.75_{\pm 0.34}$ " calcext:value-type="string">
            <text:p><text:s/>$96.75_{\pm 0.34}$ </text:p>
          </table:table-cell>
          <table:table-cell table:style-name="ce110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5.85_{\pm 0.96}$ " calcext:value-type="string">
            <text:p><text:s/>$95.85_{\pm 0.96}$ </text:p>
          </table:table-cell>
          <table:table-cell table:style-name="ce112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97.68_{\pm 0.85}$ " calcext:value-type="string">
            <text:p><text:s/>$97.68_{\pm 0.85}$ </text:p>
          </table:table-cell>
          <table:table-cell table:style-name="ce110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93.52_{\pm 1.24}$ " calcext:value-type="string">
            <text:p><text:s/>$93.52_{\pm 1.24}$ </text:p>
          </table:table-cell>
          <table:table-cell table:style-name="ce205" table:number-columns-repeated="2"/>
          <table:table-cell table:style-name="ce207"/>
          <table:table-cell table:style-name="ce153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61" table:formula="of:=IF(AND([.B8]&lt;&gt;&quot;n/a&quot;;[.C8]&lt;&gt;&quot;n/a&quot;); IF(AND([.B8]&lt;&gt;&quot;,C6&lt;&gt;&quot;); &quot;$\bm{&quot; &amp; TEXT([.B8]; &quot;0.00&quot;) &amp; &quot;}_{\bm{\pm&quot; &amp; TEXT([.C8]; &quot;0.00&quot;) &amp; &quot;}}$&quot;; &quot;&quot;); &quot;n/a&quot;)" office:value-type="string" office:string-value="$\bm{91.96}_{\bm{\pm1.12}}$" calcext:value-type="string">
            <text:p>$\bm{91.96}_{\bm{\pm1.12}}$</text:p>
          </table:table-cell>
          <table:table-cell table:style-name="ce112" table:formula="of:=IF(AND([.D8]&lt;&gt;&quot;n/a&quot;;[.E8]&lt;&gt;&quot;n/a&quot;); IF(AND([.D8]&lt;&gt;&quot;,C6&lt;&gt;&quot;); &quot;$\bm{&quot; &amp; TEXT([.D8]; &quot;0.00&quot;) &amp; &quot;}_{\bm{\pm&quot; &amp; TEXT([.E8]; &quot;0.00&quot;) &amp; &quot;}}$&quot;; &quot;&quot;); &quot;n/a&quot;)" office:value-type="string" office:string-value="$\bm{91.10}_{\bm{\pm1.20}}$" calcext:value-type="string">
            <text:p>$\bm{91.10}_{\bm{\pm1.20}}$</text:p>
          </table:table-cell>
          <table:table-cell table:style-name="ce110" table:formula="of:=IF(AND([.F8]&lt;&gt;&quot;n/a&quot;;[.G8]&lt;&gt;&quot;n/a&quot;); IF(AND([.F8]&lt;&gt;&quot;,C6&lt;&gt;&quot;); &quot;$\bm{&quot; &amp; TEXT([.F8]; &quot;0.00&quot;) &amp; &quot;}_{\bm{\pm&quot; &amp; TEXT([.G8]; &quot;0.00&quot;) &amp; &quot;}}$&quot;; &quot;&quot;); &quot;n/a&quot;)" office:value-type="string" office:string-value="$\bm{92.84}_{\bm{\pm1.52}}$" calcext:value-type="string">
            <text:p>$\bm{92.84}_{\bm{\pm1.52}}$</text:p>
          </table:table-cell>
          <table:table-cell table:style-name="ce112" table:formula="of:=IF(AND([.H8]&lt;&gt;&quot;n/a&quot;;[.I8]&lt;&gt;&quot;n/a&quot;); IF(AND([.H8]&lt;&gt;&quot;,C6&lt;&gt;&quot;); &quot;$\bm{&quot; &amp; TEXT([.H8]; &quot;0.00&quot;) &amp; &quot;}_{\bm{\pm&quot; &amp; TEXT([.I8]; &quot;0.00&quot;) &amp; &quot;}}$&quot;; &quot;&quot;); &quot;n/a&quot;)" office:value-type="string" office:string-value="$\bm{89.34}_{\bm{\pm1.43}}$" calcext:value-type="string">
            <text:p>$\bm{89.34}_{\bm{\pm1.43}}$</text:p>
          </table:table-cell>
          <table:table-cell table:style-name="ce179"/>
          <table:table-cell table:style-name="ce112" table:formula="of:=IF(AND([.K8]&lt;&gt;&quot;n/a&quot;;[.L8]&lt;&gt;&quot;n/a&quot;); IF(AND([.K8]&lt;&gt;&quot;,C6&lt;&gt;&quot;); &quot;$\bm{&quot; &amp; TEXT([.K8]; &quot;0.00&quot;) &amp; &quot;}_{\bm{\pm&quot; &amp; TEXT([.L8]; &quot;0.00&quot;) &amp; &quot;}}$&quot;; &quot;&quot;); &quot;n/a&quot;)" office:value-type="string" office:string-value="$\bm{96.75}_{\bm{\pm0.34}}$" calcext:value-type="string">
            <text:p>$\bm{96.75}_{\bm{\pm0.34}}$</text:p>
          </table:table-cell>
          <table:table-cell table:style-name="ce110" table:formula="of:=IF(AND([.M8]&lt;&gt;&quot;n/a&quot;;[.N8]&lt;&gt;&quot;n/a&quot;); IF(AND([.M8]&lt;&gt;&quot;,C6&lt;&gt;&quot;); &quot;$\bm{&quot; &amp; TEXT([.M8]; &quot;0.00&quot;) &amp; &quot;}_{\bm{\pm&quot; &amp; TEXT([.N8]; &quot;0.00&quot;) &amp; &quot;}}$&quot;; &quot;&quot;); &quot;n/a&quot;)" office:value-type="string" office:string-value="$\bm{95.85}_{\bm{\pm0.96}}$" calcext:value-type="string">
            <text:p>$\bm{95.85}_{\bm{\pm0.96}}$</text:p>
          </table:table-cell>
          <table:table-cell table:style-name="ce112" table:formula="of:=IF(AND([.O8]&lt;&gt;&quot;n/a&quot;;[.P8]&lt;&gt;&quot;n/a&quot;); IF(AND([.O8]&lt;&gt;&quot;,C6&lt;&gt;&quot;); &quot;$\bm{&quot; &amp; TEXT([.O8]; &quot;0.00&quot;) &amp; &quot;}_{\bm{\pm&quot; &amp; TEXT([.P8]; &quot;0.00&quot;) &amp; &quot;}}$&quot;; &quot;&quot;); &quot;n/a&quot;)" office:value-type="string" office:string-value="$\bm{97.68}_{\bm{\pm0.85}}$" calcext:value-type="string">
            <text:p>$\bm{97.68}_{\bm{\pm0.85}}$</text:p>
          </table:table-cell>
          <table:table-cell table:style-name="ce110" table:formula="of:=IF(AND([.Q8]&lt;&gt;&quot;n/a&quot;;[.R8]&lt;&gt;&quot;n/a&quot;); IF(AND([.Q8]&lt;&gt;&quot;,C6&lt;&gt;&quot;); &quot;$\bm{&quot; &amp; TEXT([.Q8]; &quot;0.00&quot;) &amp; &quot;}_{\bm{\pm&quot; &amp; TEXT([.R8]; &quot;0.00&quot;) &amp; &quot;}}$&quot;; &quot;&quot;); &quot;n/a&quot;)" office:value-type="string" office:string-value="$\bm{93.52}_{\bm{\pm1.24}}$" calcext:value-type="string">
            <text:p>$\bm{93.52}_{\bm{\pm1.24}}$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Roberta-base</text:p>
          </table:table-cell>
          <table:table-cell table:style-name="ce36" office:value-type="float" office:value="92.204976727174" calcext:value-type="float">
            <text:p>92,20</text:p>
          </table:table-cell>
          <table:table-cell table:style-name="ce60" office:value-type="float" office:value="0.85699319949639" calcext:value-type="float">
            <text:p>0,86</text:p>
          </table:table-cell>
          <table:table-cell table:style-name="ce73" office:value-type="float" office:value="91.2514108884274" calcext:value-type="float">
            <text:p>91,25</text:p>
          </table:table-cell>
          <table:table-cell table:style-name="ce73" office:value-type="float" office:value="0.980162090290536" calcext:value-type="float">
            <text:p>0,98</text:p>
          </table:table-cell>
          <table:table-cell table:style-name="ce36" office:value-type="float" office:value="93.1929692291691" calcext:value-type="float">
            <text:p>93,19</text:p>
          </table:table-cell>
          <table:table-cell table:style-name="ce60" office:value-type="float" office:value="1.35157472552229" calcext:value-type="float">
            <text:p>1,35</text:p>
          </table:table-cell>
          <table:table-cell table:style-name="ce73" office:value-type="float" office:value="89.3855749434305" calcext:value-type="float">
            <text:p>89,39</text:p>
          </table:table-cell>
          <table:table-cell table:style-name="ce73" office:value-type="float" office:value="1.57672406388538" calcext:value-type="float">
            <text:p>1,58</text:p>
          </table:table-cell>
          <table:table-cell table:style-name="ce94"/>
          <table:table-cell table:style-name="ce73" office:value-type="float" office:value="96.9447068042032" calcext:value-type="float">
            <text:p>96,94</text:p>
          </table:table-cell>
          <table:table-cell table:style-name="ce73" office:value-type="float" office:value="0.588341008252386" calcext:value-type="float">
            <text:p>0,59</text:p>
          </table:table-cell>
          <table:table-cell table:style-name="ce36" office:value-type="float" office:value="95.9450339894757" calcext:value-type="float">
            <text:p>95,95</text:p>
          </table:table-cell>
          <table:table-cell table:style-name="ce60" office:value-type="float" office:value="1.07747354294261" calcext:value-type="float">
            <text:p>1,08</text:p>
          </table:table-cell>
          <table:table-cell table:style-name="ce73" office:value-type="float" office:value="97.980384901856" calcext:value-type="float">
            <text:p>97,98</text:p>
          </table:table-cell>
          <table:table-cell table:style-name="ce73" office:value-type="float" office:value="0.962496301966309" calcext:value-type="float">
            <text:p>0,96</text:p>
          </table:table-cell>
          <table:table-cell table:style-name="ce36" office:value-type="float" office:value="93.6188073094507" calcext:value-type="float">
            <text:p>93,62</text:p>
          </table:table-cell>
          <table:table-cell table:style-name="ce60" office:value-type="float" office:value="1.45891517270698" calcext:value-type="float">
            <text:p>1,46</text:p>
          </table:table-cell>
          <table:table-cell table:style-name="ce104" table:number-columns-repeated="2"/>
          <table:table-cell table:style-name="ce119"/>
          <table:table-cell table:style-name="ce153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61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2.20_{\pm 0.86}$ " calcext:value-type="string">
            <text:p><text:s/>$92.20_{\pm 0.86}$ </text:p>
          </table:table-cell>
          <table:table-cell table:style-name="ce112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1.25_{\pm 0.98}$ " calcext:value-type="string">
            <text:p><text:s/>$91.25_{\pm 0.98}$ </text:p>
          </table:table-cell>
          <table:table-cell table:style-name="ce110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3.19_{\pm 1.35}$ " calcext:value-type="string">
            <text:p><text:s/>$93.19_{\pm 1.35}$ </text:p>
          </table:table-cell>
          <table:table-cell table:style-name="ce112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89.39_{\pm 1.58}$ " calcext:value-type="string">
            <text:p><text:s/>$89.39_{\pm 1.58}$ </text:p>
          </table:table-cell>
          <table:table-cell table:style-name="ce178"/>
          <table:table-cell table:style-name="ce137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6.94_{\pm 0.59}$ " calcext:value-type="string">
            <text:p><text:s/>$96.94_{\pm 0.59}$ </text:p>
          </table:table-cell>
          <table:table-cell table:style-name="ce110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5.95_{\pm 1.08}$ " calcext:value-type="string">
            <text:p><text:s/>$95.95_{\pm 1.08}$ </text:p>
          </table:table-cell>
          <table:table-cell table:style-name="ce137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97.98_{\pm 0.96}$ " calcext:value-type="string">
            <text:p><text:s/>$97.98_{\pm 0.96}$ </text:p>
          </table:table-cell>
          <table:table-cell table:style-name="ce110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93.62_{\pm 1.46}$ " calcext:value-type="string">
            <text:p><text:s/>$93.62_{\pm 1.46}$ </text:p>
          </table:table-cell>
          <table:table-cell table:style-name="ce205" table:number-columns-repeated="2"/>
          <table:table-cell table:style-name="ce207"/>
          <table:table-cell table:style-name="ce153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61" table:formula="of:=IF(AND([.B9]&lt;&gt;&quot;n/a&quot;;[.C9]&lt;&gt;&quot;n/a&quot;); IF(AND([.B9]&lt;&gt;&quot;,C6&lt;&gt;&quot;); &quot;$\bm{&quot; &amp; TEXT([.B9]; &quot;0.00&quot;) &amp; &quot;}_{\bm{\pm&quot; &amp; TEXT([.C9]; &quot;0.00&quot;) &amp; &quot;}}$&quot;; &quot;&quot;); &quot;n/a&quot;)" office:value-type="string" office:string-value="$\bm{92.20}_{\bm{\pm0.86}}$" calcext:value-type="string">
            <text:p>$\bm{92.20}_{\bm{\pm0.86}}$</text:p>
          </table:table-cell>
          <table:table-cell table:style-name="ce112" table:formula="of:=IF(AND([.D9]&lt;&gt;&quot;n/a&quot;;[.E9]&lt;&gt;&quot;n/a&quot;); IF(AND([.D9]&lt;&gt;&quot;,C6&lt;&gt;&quot;); &quot;$\bm{&quot; &amp; TEXT([.D9]; &quot;0.00&quot;) &amp; &quot;}_{\bm{\pm&quot; &amp; TEXT([.E9]; &quot;0.00&quot;) &amp; &quot;}}$&quot;; &quot;&quot;); &quot;n/a&quot;)" office:value-type="string" office:string-value="$\bm{91.25}_{\bm{\pm0.98}}$" calcext:value-type="string">
            <text:p>$\bm{91.25}_{\bm{\pm0.98}}$</text:p>
          </table:table-cell>
          <table:table-cell table:style-name="ce110" table:formula="of:=IF(AND([.F9]&lt;&gt;&quot;n/a&quot;;[.G9]&lt;&gt;&quot;n/a&quot;); IF(AND([.F9]&lt;&gt;&quot;,C6&lt;&gt;&quot;); &quot;$\bm{&quot; &amp; TEXT([.F9]; &quot;0.00&quot;) &amp; &quot;}_{\bm{\pm&quot; &amp; TEXT([.G9]; &quot;0.00&quot;) &amp; &quot;}}$&quot;; &quot;&quot;); &quot;n/a&quot;)" office:value-type="string" office:string-value="$\bm{93.19}_{\bm{\pm1.35}}$" calcext:value-type="string">
            <text:p>$\bm{93.19}_{\bm{\pm1.35}}$</text:p>
          </table:table-cell>
          <table:table-cell table:style-name="ce112" table:formula="of:=IF(AND([.H9]&lt;&gt;&quot;n/a&quot;;[.I9]&lt;&gt;&quot;n/a&quot;); IF(AND([.H9]&lt;&gt;&quot;,C6&lt;&gt;&quot;); &quot;$\bm{&quot; &amp; TEXT([.H9]; &quot;0.00&quot;) &amp; &quot;}_{\bm{\pm&quot; &amp; TEXT([.I9]; &quot;0.00&quot;) &amp; &quot;}}$&quot;; &quot;&quot;); &quot;n/a&quot;)" office:value-type="string" office:string-value="$\bm{89.39}_{\bm{\pm1.58}}$" calcext:value-type="string">
            <text:p>$\bm{89.39}_{\bm{\pm1.58}}$</text:p>
          </table:table-cell>
          <table:table-cell table:style-name="ce178"/>
          <table:table-cell table:style-name="ce112" table:formula="of:=IF(AND([.K9]&lt;&gt;&quot;n/a&quot;;[.L9]&lt;&gt;&quot;n/a&quot;); IF(AND([.K9]&lt;&gt;&quot;,C6&lt;&gt;&quot;); &quot;$\bm{&quot; &amp; TEXT([.K9]; &quot;0.00&quot;) &amp; &quot;}_{\bm{\pm&quot; &amp; TEXT([.L9]; &quot;0.00&quot;) &amp; &quot;}}$&quot;; &quot;&quot;); &quot;n/a&quot;)" office:value-type="string" office:string-value="$\bm{96.94}_{\bm{\pm0.59}}$" calcext:value-type="string">
            <text:p>$\bm{96.94}_{\bm{\pm0.59}}$</text:p>
          </table:table-cell>
          <table:table-cell table:style-name="ce110" table:formula="of:=IF(AND([.M9]&lt;&gt;&quot;n/a&quot;;[.N9]&lt;&gt;&quot;n/a&quot;); IF(AND([.M9]&lt;&gt;&quot;,C6&lt;&gt;&quot;); &quot;$\bm{&quot; &amp; TEXT([.M9]; &quot;0.00&quot;) &amp; &quot;}_{\bm{\pm&quot; &amp; TEXT([.N9]; &quot;0.00&quot;) &amp; &quot;}}$&quot;; &quot;&quot;); &quot;n/a&quot;)" office:value-type="string" office:string-value="$\bm{95.95}_{\bm{\pm1.08}}$" calcext:value-type="string">
            <text:p>$\bm{95.95}_{\bm{\pm1.08}}$</text:p>
          </table:table-cell>
          <table:table-cell table:style-name="ce112" table:formula="of:=IF(AND([.O9]&lt;&gt;&quot;n/a&quot;;[.P9]&lt;&gt;&quot;n/a&quot;); IF(AND([.O9]&lt;&gt;&quot;,C6&lt;&gt;&quot;); &quot;$\bm{&quot; &amp; TEXT([.O9]; &quot;0.00&quot;) &amp; &quot;}_{\bm{\pm&quot; &amp; TEXT([.P9]; &quot;0.00&quot;) &amp; &quot;}}$&quot;; &quot;&quot;); &quot;n/a&quot;)" office:value-type="string" office:string-value="$\bm{97.98}_{\bm{\pm0.96}}$" calcext:value-type="string">
            <text:p>$\bm{97.98}_{\bm{\pm0.96}}$</text:p>
          </table:table-cell>
          <table:table-cell table:style-name="ce110" table:formula="of:=IF(AND([.Q9]&lt;&gt;&quot;n/a&quot;;[.R9]&lt;&gt;&quot;n/a&quot;); IF(AND([.Q9]&lt;&gt;&quot;,C6&lt;&gt;&quot;); &quot;$\bm{&quot; &amp; TEXT([.Q9]; &quot;0.00&quot;) &amp; &quot;}_{\bm{\pm&quot; &amp; TEXT([.R9]; &quot;0.00&quot;) &amp; &quot;}}$&quot;; &quot;&quot;); &quot;n/a&quot;)" office:value-type="string" office:string-value="$\bm{93.62}_{\bm{\pm1.46}}$" calcext:value-type="string">
            <text:p>$\bm{93.62}_{\bm{\pm1.46}}$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Roberta-large</text:p>
          </table:table-cell>
          <table:table-cell table:style-name="ce36" office:value-type="float" office:value="91.8216051890288" calcext:value-type="float">
            <text:p>91,82</text:p>
          </table:table-cell>
          <table:table-cell table:style-name="ce60" office:value-type="float" office:value="1.75500368505262" calcext:value-type="float">
            <text:p>1,76</text:p>
          </table:table-cell>
          <table:table-cell table:style-name="ce73" office:value-type="float" office:value="91.0122853342993" calcext:value-type="float">
            <text:p>91,01</text:p>
          </table:table-cell>
          <table:table-cell table:style-name="ce73" office:value-type="float" office:value="1.50574567837577" calcext:value-type="float">
            <text:p>1,51</text:p>
          </table:table-cell>
          <table:table-cell table:style-name="ce36" office:value-type="float" office:value="92.6630706212568" calcext:value-type="float">
            <text:p>92,66</text:p>
          </table:table-cell>
          <table:table-cell table:style-name="ce60" office:value-type="float" office:value="2.34381945242893" calcext:value-type="float">
            <text:p>2,34</text:p>
          </table:table-cell>
          <table:table-cell table:style-name="ce73" office:value-type="float" office:value="89.4130207024696" calcext:value-type="float">
            <text:p>89,41</text:p>
          </table:table-cell>
          <table:table-cell table:style-name="ce73" office:value-type="float" office:value="1.79542313665115" calcext:value-type="float">
            <text:p>1,80</text:p>
          </table:table-cell>
          <table:table-cell table:style-name="ce94"/>
          <table:table-cell table:style-name="ce73" office:value-type="float" office:value="96.7385852690587" calcext:value-type="float">
            <text:p>96,74</text:p>
          </table:table-cell>
          <table:table-cell table:style-name="ce73" office:value-type="float" office:value="1.15573051031489" calcext:value-type="float">
            <text:p>1,16</text:p>
          </table:table-cell>
          <table:table-cell table:style-name="ce36" office:value-type="float" office:value="95.8943358874224" calcext:value-type="float">
            <text:p>95,89</text:p>
          </table:table-cell>
          <table:table-cell table:style-name="ce60" office:value-type="float" office:value="1.43131667118375" calcext:value-type="float">
            <text:p>1,43</text:p>
          </table:table-cell>
          <table:table-cell table:style-name="ce73" office:value-type="float" office:value="97.6164823708596" calcext:value-type="float">
            <text:p>97,62</text:p>
          </table:table-cell>
          <table:table-cell table:style-name="ce73" office:value-type="float" office:value="1.53062775721626" calcext:value-type="float">
            <text:p>1,53</text:p>
          </table:table-cell>
          <table:table-cell table:style-name="ce36" office:value-type="float" office:value="93.8361124705642" calcext:value-type="float">
            <text:p>93,84</text:p>
          </table:table-cell>
          <table:table-cell table:style-name="ce60" office:value-type="float" office:value="1.60116346490542" calcext:value-type="float">
            <text:p>1,60</text:p>
          </table:table-cell>
          <table:table-cell table:style-name="ce104" table:number-columns-repeated="2"/>
          <table:table-cell table:style-name="ce119"/>
          <table:table-cell table:style-name="ce153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61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1.82_{\pm 1.76}$ " calcext:value-type="string">
            <text:p><text:s/>$91.82_{\pm 1.76}$ </text:p>
          </table:table-cell>
          <table:table-cell table:style-name="ce112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1.01_{\pm 1.51}$ " calcext:value-type="string">
            <text:p><text:s/>$91.01_{\pm 1.51}$ </text:p>
          </table:table-cell>
          <table:table-cell table:style-name="ce110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2.66_{\pm 2.34}$ " calcext:value-type="string">
            <text:p><text:s/>$92.66_{\pm 2.34}$ </text:p>
          </table:table-cell>
          <table:table-cell table:style-name="ce112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89.41_{\pm 1.80}$ " calcext:value-type="string">
            <text:p><text:s/>$89.41_{\pm 1.80}$ </text:p>
          </table:table-cell>
          <table:table-cell table:style-name="ce178"/>
          <table:table-cell table:style-name="ce112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6.74_{\pm 1.16}$ " calcext:value-type="string">
            <text:p><text:s/>$96.74_{\pm 1.16}$ </text:p>
          </table:table-cell>
          <table:table-cell table:style-name="ce110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5.89_{\pm 1.43}$ " calcext:value-type="string">
            <text:p><text:s/>$95.89_{\pm 1.43}$ </text:p>
          </table:table-cell>
          <table:table-cell table:style-name="ce112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97.62_{\pm 1.53}$ " calcext:value-type="string">
            <text:p><text:s/>$97.62_{\pm 1.53}$ </text:p>
          </table:table-cell>
          <table:table-cell table:style-name="ce132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93.84_{\pm 1.60}$ " calcext:value-type="string">
            <text:p><text:s/>$93.84_{\pm 1.60}$ </text:p>
          </table:table-cell>
          <table:table-cell table:style-name="ce205" table:number-columns-repeated="2"/>
          <table:table-cell table:style-name="ce207"/>
          <table:table-cell table:style-name="ce153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61" table:formula="of:=IF(AND([.B10]&lt;&gt;&quot;n/a&quot;;[.C10]&lt;&gt;&quot;n/a&quot;); IF(AND([.B10]&lt;&gt;&quot;,C6&lt;&gt;&quot;); &quot;$\bm{&quot; &amp; TEXT([.B10]; &quot;0.00&quot;) &amp; &quot;}_{\bm{\pm&quot; &amp; TEXT([.C10]; &quot;0.00&quot;) &amp; &quot;}}$&quot;; &quot;&quot;); &quot;n/a&quot;)" office:value-type="string" office:string-value="$\bm{91.82}_{\bm{\pm1.76}}$" calcext:value-type="string">
            <text:p>$\bm{91.82}_{\bm{\pm1.76}}$</text:p>
          </table:table-cell>
          <table:table-cell table:style-name="ce112" table:formula="of:=IF(AND([.D10]&lt;&gt;&quot;n/a&quot;;[.E10]&lt;&gt;&quot;n/a&quot;); IF(AND([.D10]&lt;&gt;&quot;,C6&lt;&gt;&quot;); &quot;$\bm{&quot; &amp; TEXT([.D10]; &quot;0.00&quot;) &amp; &quot;}_{\bm{\pm&quot; &amp; TEXT([.E10]; &quot;0.00&quot;) &amp; &quot;}}$&quot;; &quot;&quot;); &quot;n/a&quot;)" office:value-type="string" office:string-value="$\bm{91.01}_{\bm{\pm1.51}}$" calcext:value-type="string">
            <text:p>$\bm{91.01}_{\bm{\pm1.51}}$</text:p>
          </table:table-cell>
          <table:table-cell table:style-name="ce110" table:formula="of:=IF(AND([.F10]&lt;&gt;&quot;n/a&quot;;[.G10]&lt;&gt;&quot;n/a&quot;); IF(AND([.F10]&lt;&gt;&quot;,C6&lt;&gt;&quot;); &quot;$\bm{&quot; &amp; TEXT([.F10]; &quot;0.00&quot;) &amp; &quot;}_{\bm{\pm&quot; &amp; TEXT([.G10]; &quot;0.00&quot;) &amp; &quot;}}$&quot;; &quot;&quot;); &quot;n/a&quot;)" office:value-type="string" office:string-value="$\bm{92.66}_{\bm{\pm2.34}}$" calcext:value-type="string">
            <text:p>$\bm{92.66}_{\bm{\pm2.34}}$</text:p>
          </table:table-cell>
          <table:table-cell table:style-name="ce112" table:formula="of:=IF(AND([.H10]&lt;&gt;&quot;n/a&quot;;[.I10]&lt;&gt;&quot;n/a&quot;); IF(AND([.H10]&lt;&gt;&quot;,C6&lt;&gt;&quot;); &quot;$\bm{&quot; &amp; TEXT([.H10]; &quot;0.00&quot;) &amp; &quot;}_{\bm{\pm&quot; &amp; TEXT([.I10]; &quot;0.00&quot;) &amp; &quot;}}$&quot;; &quot;&quot;); &quot;n/a&quot;)" office:value-type="string" office:string-value="$\bm{89.41}_{\bm{\pm1.80}}$" calcext:value-type="string">
            <text:p>$\bm{89.41}_{\bm{\pm1.80}}$</text:p>
          </table:table-cell>
          <table:table-cell table:style-name="ce178"/>
          <table:table-cell table:style-name="ce112" table:formula="of:=IF(AND([.K10]&lt;&gt;&quot;n/a&quot;;[.L10]&lt;&gt;&quot;n/a&quot;); IF(AND([.K10]&lt;&gt;&quot;,C6&lt;&gt;&quot;); &quot;$\bm{&quot; &amp; TEXT([.K10]; &quot;0.00&quot;) &amp; &quot;}_{\bm{\pm&quot; &amp; TEXT([.L10]; &quot;0.00&quot;) &amp; &quot;}}$&quot;; &quot;&quot;); &quot;n/a&quot;)" office:value-type="string" office:string-value="$\bm{96.74}_{\bm{\pm1.16}}$" calcext:value-type="string">
            <text:p>$\bm{96.74}_{\bm{\pm1.16}}$</text:p>
          </table:table-cell>
          <table:table-cell table:style-name="ce110" table:formula="of:=IF(AND([.M10]&lt;&gt;&quot;n/a&quot;;[.N10]&lt;&gt;&quot;n/a&quot;); IF(AND([.M10]&lt;&gt;&quot;,C6&lt;&gt;&quot;); &quot;$\bm{&quot; &amp; TEXT([.M10]; &quot;0.00&quot;) &amp; &quot;}_{\bm{\pm&quot; &amp; TEXT([.N10]; &quot;0.00&quot;) &amp; &quot;}}$&quot;; &quot;&quot;); &quot;n/a&quot;)" office:value-type="string" office:string-value="$\bm{95.89}_{\bm{\pm1.43}}$" calcext:value-type="string">
            <text:p>$\bm{95.89}_{\bm{\pm1.43}}$</text:p>
          </table:table-cell>
          <table:table-cell table:style-name="ce112" table:formula="of:=IF(AND([.O10]&lt;&gt;&quot;n/a&quot;;[.P10]&lt;&gt;&quot;n/a&quot;); IF(AND([.O10]&lt;&gt;&quot;,C6&lt;&gt;&quot;); &quot;$\bm{&quot; &amp; TEXT([.O10]; &quot;0.00&quot;) &amp; &quot;}_{\bm{\pm&quot; &amp; TEXT([.P10]; &quot;0.00&quot;) &amp; &quot;}}$&quot;; &quot;&quot;); &quot;n/a&quot;)" office:value-type="string" office:string-value="$\bm{97.62}_{\bm{\pm1.53}}$" calcext:value-type="string">
            <text:p>$\bm{97.62}_{\bm{\pm1.53}}$</text:p>
          </table:table-cell>
          <table:table-cell table:style-name="ce110" table:formula="of:=IF(AND([.Q10]&lt;&gt;&quot;n/a&quot;;[.R10]&lt;&gt;&quot;n/a&quot;); IF(AND([.Q10]&lt;&gt;&quot;,C6&lt;&gt;&quot;); &quot;$\bm{&quot; &amp; TEXT([.Q10]; &quot;0.00&quot;) &amp; &quot;}_{\bm{\pm&quot; &amp; TEXT([.R10]; &quot;0.00&quot;) &amp; &quot;}}$&quot;; &quot;&quot;); &quot;n/a&quot;)" office:value-type="string" office:string-value="$\bm{93.84}_{\bm{\pm1.60}}$" calcext:value-type="string">
            <text:p>$\bm{93.84}_{\bm{\pm1.60}}$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XLM-Roberta-base</text:p>
          </table:table-cell>
          <table:table-cell table:style-name="ce39" office:value-type="float" office:value="93.4979530967418" calcext:value-type="float">
            <text:p>93,50</text:p>
          </table:table-cell>
          <table:table-cell table:style-name="ce61" office:value-type="float" office:value="0.967364033626838" calcext:value-type="float">
            <text:p>0,97</text:p>
          </table:table-cell>
          <table:table-cell table:style-name="ce39" office:value-type="float" office:value="92.4826568080554" calcext:value-type="float">
            <text:p>92,48</text:p>
          </table:table-cell>
          <table:table-cell table:style-name="ce61" office:value-type="float" office:value="1.56567094791967" calcext:value-type="float">
            <text:p>1,57</text:p>
          </table:table-cell>
          <table:table-cell table:style-name="ce39" office:value-type="float" office:value="94.5627420201197" calcext:value-type="float">
            <text:p>94,56</text:p>
          </table:table-cell>
          <table:table-cell table:style-name="ce86" office:value-type="float" office:value="1.35840110165759" calcext:value-type="float">
            <text:p>1,36</text:p>
          </table:table-cell>
          <table:table-cell table:style-name="ce39" office:value-type="float" office:value="90.4049879859241" calcext:value-type="float">
            <text:p>90,40</text:p>
          </table:table-cell>
          <table:table-cell table:style-name="ce86" office:value-type="float" office:value="0.913802802451644" calcext:value-type="float">
            <text:p>0,91</text:p>
          </table:table-cell>
          <table:table-cell table:style-name="ce86"/>
          <table:table-cell table:style-name="ce61" office:value-type="float" office:value="96.9011222324207" calcext:value-type="float">
            <text:p>96,90</text:p>
          </table:table-cell>
          <table:table-cell table:style-name="ce86" office:value-type="float" office:value="0.567782879903103" calcext:value-type="float">
            <text:p>0,57</text:p>
          </table:table-cell>
          <table:table-cell table:style-name="ce61" office:value-type="float" office:value="95.8475544937884" calcext:value-type="float">
            <text:p>95,85</text:p>
          </table:table-cell>
          <table:table-cell table:style-name="ce86" office:value-type="float" office:value="1.31181191251317" calcext:value-type="float">
            <text:p>1,31</text:p>
          </table:table-cell>
          <table:table-cell table:style-name="ce39" office:value-type="float" office:value="98.0060335350199" calcext:value-type="float">
            <text:p>98,01</text:p>
          </table:table-cell>
          <table:table-cell table:style-name="ce86" office:value-type="float" office:value="1.24117795875488" calcext:value-type="float">
            <text:p>1,24</text:p>
          </table:table-cell>
          <table:table-cell table:style-name="ce39" office:value-type="float" office:value="93.3424613562725" calcext:value-type="float">
            <text:p>93,34</text:p>
          </table:table-cell>
          <table:table-cell table:style-name="ce109" office:value-type="float" office:value="1.31345114752302" calcext:value-type="float">
            <text:p>1,31</text:p>
          </table:table-cell>
          <table:table-cell table:style-name="ce104" table:number-columns-repeated="2"/>
          <table:table-cell table:style-name="ce119"/>
          <table:table-cell table:style-name="ce153" table:formula="of:=IF([.A11]&lt;&gt;&quot;&quot;; [.A11]; &quot;&quot;)" office:value-type="string" office:string-value="MaChAmp XLM-Roberta-base" calcext:value-type="string">
            <text:p>MaChAmp XLM-Roberta-base</text:p>
          </table:table-cell>
          <table:table-cell table:style-name="ce161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3.50_{\pm 0.97}$ " calcext:value-type="string">
            <text:p><text:s/>$93.50_{\pm 0.97}$ </text:p>
          </table:table-cell>
          <table:table-cell table:style-name="ce112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2.48_{\pm 1.57}$ " calcext:value-type="string">
            <text:p><text:s/>$92.48_{\pm 1.57}$ </text:p>
          </table:table-cell>
          <table:table-cell table:style-name="ce132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4.56_{\pm 1.36}$ " calcext:value-type="string">
            <text:p><text:s/>$94.56_{\pm 1.36}$ </text:p>
          </table:table-cell>
          <table:table-cell table:style-name="ce137" table:formula="of:=IF(AND([.H11]&lt;&gt;&quot;&quot;; [.I11]&lt;&gt;&quot;&quot;); &quot; $&quot; &amp; TEXT([.H11]; &quot;0.00&quot;) &amp; &quot;_{\pm &quot; &amp; TEXT([.I11]; &quot;0.00&quot;) &amp; &quot;}$ &quot;; &quot;&quot;)" office:value-type="string" office:string-value=" $90.40_{\pm 0.91}$ " calcext:value-type="string">
            <text:p><text:s/>$90.40_{\pm 0.91}$ </text:p>
          </table:table-cell>
          <table:table-cell table:style-name="ce178"/>
          <table:table-cell table:style-name="ce112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6.90_{\pm 0.57}$ " calcext:value-type="string">
            <text:p><text:s/>$96.90_{\pm 0.57}$ </text:p>
          </table:table-cell>
          <table:table-cell table:style-name="ce110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5.85_{\pm 1.31}$ " calcext:value-type="string">
            <text:p><text:s/>$95.85_{\pm 1.31}$ </text:p>
          </table:table-cell>
          <table:table-cell table:style-name="ce137" table:formula="of:=IF(AND([.O11]&lt;&gt;&quot;&quot;; [.P11]&lt;&gt;&quot;&quot;); &quot; $&quot; &amp; TEXT([.O11]; &quot;0.00&quot;) &amp; &quot;_{\pm &quot; &amp; TEXT([.P11]; &quot;0.00&quot;) &amp; &quot;}$ &quot;; &quot;&quot;)" office:value-type="string" office:string-value=" $98.01_{\pm 1.24}$ " calcext:value-type="string">
            <text:p><text:s/>$98.01_{\pm 1.24}$ </text:p>
          </table:table-cell>
          <table:table-cell table:style-name="ce110" table:formula="of:=IF(AND([.Q11]&lt;&gt;&quot;&quot;; [.R11]&lt;&gt;&quot;&quot;); &quot; $&quot; &amp; TEXT([.Q11]; &quot;0.00&quot;) &amp; &quot;_{\pm &quot; &amp; TEXT([.R11]; &quot;0.00&quot;) &amp; &quot;}$ &quot;; &quot;&quot;)" office:value-type="string" office:string-value=" $93.34_{\pm 1.31}$ " calcext:value-type="string">
            <text:p><text:s/>$93.34_{\pm 1.31}$ </text:p>
          </table:table-cell>
          <table:table-cell table:style-name="ce205" table:number-columns-repeated="2"/>
          <table:table-cell table:style-name="ce207"/>
          <table:table-cell table:style-name="ce153" table:formula="of:=IF([.A11]&lt;&gt;&quot;&quot;; [.A11]; &quot;&quot;)" office:value-type="string" office:string-value="MaChAmp XLM-Roberta-base" calcext:value-type="string">
            <text:p>MaChAmp XLM-Roberta-base</text:p>
          </table:table-cell>
          <table:table-cell table:style-name="ce161" table:formula="of:=IF(AND([.B11]&lt;&gt;&quot;n/a&quot;;[.C11]&lt;&gt;&quot;n/a&quot;); IF(AND([.B11]&lt;&gt;&quot;,C6&lt;&gt;&quot;); &quot;$\bm{&quot; &amp; TEXT([.B11]; &quot;0.00&quot;) &amp; &quot;}_{\bm{\pm&quot; &amp; TEXT([.C11]; &quot;0.00&quot;) &amp; &quot;}}$&quot;; &quot;&quot;); &quot;n/a&quot;)" office:value-type="string" office:string-value="$\bm{93.50}_{\bm{\pm0.97}}$" calcext:value-type="string">
            <text:p>$\bm{93.50}_{\bm{\pm0.97}}$</text:p>
          </table:table-cell>
          <table:table-cell table:style-name="ce112" table:formula="of:=IF(AND([.D11]&lt;&gt;&quot;n/a&quot;;[.E11]&lt;&gt;&quot;n/a&quot;); IF(AND([.D11]&lt;&gt;&quot;,C6&lt;&gt;&quot;); &quot;$\bm{&quot; &amp; TEXT([.D11]; &quot;0.00&quot;) &amp; &quot;}_{\bm{\pm&quot; &amp; TEXT([.E11]; &quot;0.00&quot;) &amp; &quot;}}$&quot;; &quot;&quot;); &quot;n/a&quot;)" office:value-type="string" office:string-value="$\bm{92.48}_{\bm{\pm1.57}}$" calcext:value-type="string">
            <text:p>$\bm{92.48}_{\bm{\pm1.57}}$</text:p>
          </table:table-cell>
          <table:table-cell table:style-name="ce110" table:formula="of:=IF(AND([.F11]&lt;&gt;&quot;n/a&quot;;[.G11]&lt;&gt;&quot;n/a&quot;); IF(AND([.F11]&lt;&gt;&quot;,C6&lt;&gt;&quot;); &quot;$\bm{&quot; &amp; TEXT([.F11]; &quot;0.00&quot;) &amp; &quot;}_{\bm{\pm&quot; &amp; TEXT([.G11]; &quot;0.00&quot;) &amp; &quot;}}$&quot;; &quot;&quot;); &quot;n/a&quot;)" office:value-type="string" office:string-value="$\bm{94.56}_{\bm{\pm1.36}}$" calcext:value-type="string">
            <text:p>$\bm{94.56}_{\bm{\pm1.36}}$</text:p>
          </table:table-cell>
          <table:table-cell table:style-name="ce112" table:formula="of:=IF(AND([.H11]&lt;&gt;&quot;n/a&quot;;[.I11]&lt;&gt;&quot;n/a&quot;); IF(AND([.H11]&lt;&gt;&quot;,C6&lt;&gt;&quot;); &quot;$\bm{&quot; &amp; TEXT([.H11]; &quot;0.00&quot;) &amp; &quot;}_{\bm{\pm&quot; &amp; TEXT([.I11]; &quot;0.00&quot;) &amp; &quot;}}$&quot;; &quot;&quot;); &quot;n/a&quot;)" office:value-type="string" office:string-value="$\bm{90.40}_{\bm{\pm0.91}}$" calcext:value-type="string">
            <text:p>$\bm{90.40}_{\bm{\pm0.91}}$</text:p>
          </table:table-cell>
          <table:table-cell table:style-name="ce178"/>
          <table:table-cell table:style-name="ce112" table:formula="of:=IF(AND([.K11]&lt;&gt;&quot;n/a&quot;;[.L11]&lt;&gt;&quot;n/a&quot;); IF(AND([.K11]&lt;&gt;&quot;,C6&lt;&gt;&quot;); &quot;$\bm{&quot; &amp; TEXT([.K11]; &quot;0.00&quot;) &amp; &quot;}_{\bm{\pm&quot; &amp; TEXT([.L11]; &quot;0.00&quot;) &amp; &quot;}}$&quot;; &quot;&quot;); &quot;n/a&quot;)" office:value-type="string" office:string-value="$\bm{96.90}_{\bm{\pm0.57}}$" calcext:value-type="string">
            <text:p>$\bm{96.90}_{\bm{\pm0.57}}$</text:p>
          </table:table-cell>
          <table:table-cell table:style-name="ce110" table:formula="of:=IF(AND([.M11]&lt;&gt;&quot;n/a&quot;;[.N11]&lt;&gt;&quot;n/a&quot;); IF(AND([.M11]&lt;&gt;&quot;,C6&lt;&gt;&quot;); &quot;$\bm{&quot; &amp; TEXT([.M11]; &quot;0.00&quot;) &amp; &quot;}_{\bm{\pm&quot; &amp; TEXT([.N11]; &quot;0.00&quot;) &amp; &quot;}}$&quot;; &quot;&quot;); &quot;n/a&quot;)" office:value-type="string" office:string-value="$\bm{95.85}_{\bm{\pm1.31}}$" calcext:value-type="string">
            <text:p>$\bm{95.85}_{\bm{\pm1.31}}$</text:p>
          </table:table-cell>
          <table:table-cell table:style-name="ce112" table:formula="of:=IF(AND([.O11]&lt;&gt;&quot;n/a&quot;;[.P11]&lt;&gt;&quot;n/a&quot;); IF(AND([.O11]&lt;&gt;&quot;,C6&lt;&gt;&quot;); &quot;$\bm{&quot; &amp; TEXT([.O11]; &quot;0.00&quot;) &amp; &quot;}_{\bm{\pm&quot; &amp; TEXT([.P11]; &quot;0.00&quot;) &amp; &quot;}}$&quot;; &quot;&quot;); &quot;n/a&quot;)" office:value-type="string" office:string-value="$\bm{98.01}_{\bm{\pm1.24}}$" calcext:value-type="string">
            <text:p>$\bm{98.01}_{\bm{\pm1.24}}$</text:p>
          </table:table-cell>
          <table:table-cell table:style-name="ce110" table:formula="of:=IF(AND([.Q11]&lt;&gt;&quot;n/a&quot;;[.R11]&lt;&gt;&quot;n/a&quot;); IF(AND([.Q11]&lt;&gt;&quot;,C6&lt;&gt;&quot;); &quot;$\bm{&quot; &amp; TEXT([.Q11]; &quot;0.00&quot;) &amp; &quot;}_{\bm{\pm&quot; &amp; TEXT([.R11]; &quot;0.00&quot;) &amp; &quot;}}$&quot;; &quot;&quot;); &quot;n/a&quot;)" office:value-type="string" office:string-value="$\bm{93.34}_{\bm{\pm1.31}}$" calcext:value-type="string">
            <text:p>$\bm{93.34}_{\bm{\pm1.31}}$</text:p>
          </table:table-cell>
          <table:table-cell table:number-columns-repeated="16340"/>
        </table:table-row>
        <table:table-row table:style-name="ro1">
          <table:table-cell table:style-name="ce11" office:value-type="string" calcext:value-type="string">
            <text:p>MaChAmp XLM-Roberta-large</text:p>
          </table:table-cell>
          <table:table-cell table:style-name="ce41" office:value-type="float" office:value="93.5062037997961" calcext:value-type="float">
            <text:p>93,51</text:p>
          </table:table-cell>
          <table:table-cell table:style-name="ce64" office:value-type="float" office:value="1.00651497260719" calcext:value-type="float">
            <text:p>1,01</text:p>
          </table:table-cell>
          <table:table-cell table:style-name="ce76" office:value-type="float" office:value="92.652484637564" calcext:value-type="float">
            <text:p>92,65</text:p>
          </table:table-cell>
          <table:table-cell table:style-name="ce76" office:value-type="float" office:value="1.28315837248138" calcext:value-type="float">
            <text:p>1,28</text:p>
          </table:table-cell>
          <table:table-cell table:style-name="ce41" office:value-type="float" office:value="94.3916127007777" calcext:value-type="float">
            <text:p>94,39</text:p>
          </table:table-cell>
          <table:table-cell table:style-name="ce64" office:value-type="float" office:value="1.35420334326682" calcext:value-type="float">
            <text:p>1,35</text:p>
          </table:table-cell>
          <table:table-cell table:style-name="ce76" office:value-type="float" office:value="90.7556548498394" calcext:value-type="float">
            <text:p>90,76</text:p>
          </table:table-cell>
          <table:table-cell table:style-name="ce76" office:value-type="float" office:value="1.35106917956155" calcext:value-type="float">
            <text:p>1,35</text:p>
          </table:table-cell>
          <table:table-cell table:style-name="ce95"/>
          <table:table-cell table:style-name="ce76" office:value-type="float" office:value="96.9720044323634" calcext:value-type="float">
            <text:p>96,97</text:p>
          </table:table-cell>
          <table:table-cell table:style-name="ce76" office:value-type="float" office:value="0.740504975342287" calcext:value-type="float">
            <text:p>0,74</text:p>
          </table:table-cell>
          <table:table-cell table:style-name="ce41" office:value-type="float" office:value="96.0846103002527" calcext:value-type="float">
            <text:p>96,08</text:p>
          </table:table-cell>
          <table:table-cell table:style-name="ce64" office:value-type="float" office:value="0.92369935056537" calcext:value-type="float">
            <text:p>0,92</text:p>
          </table:table-cell>
          <table:table-cell table:style-name="ce76" office:value-type="float" office:value="97.8922265962902" calcext:value-type="float">
            <text:p>97,89</text:p>
          </table:table-cell>
          <table:table-cell table:style-name="ce76" office:value-type="float" office:value="1.33618947324887" calcext:value-type="float">
            <text:p>1,34</text:p>
          </table:table-cell>
          <table:table-cell table:style-name="ce41" office:value-type="float" office:value="93.6820112982058" calcext:value-type="float">
            <text:p>93,68</text:p>
          </table:table-cell>
          <table:table-cell table:style-name="ce64" office:value-type="float" office:value="1.14230723422111" calcext:value-type="float">
            <text:p>1,14</text:p>
          </table:table-cell>
          <table:table-cell table:style-name="ce105" table:number-columns-repeated="2"/>
          <table:table-cell table:style-name="ce120"/>
          <table:table-cell table:style-name="ce156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131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3.51_{\pm 1.01}$ " calcext:value-type="string">
            <text:p><text:s/>$93.51_{\pm 1.01}$ </text:p>
          </table:table-cell>
          <table:table-cell table:style-name="ce136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2.65_{\pm 1.28}$ " calcext:value-type="string">
            <text:p><text:s/>$92.65_{\pm 1.28}$ </text:p>
          </table:table-cell>
          <table:table-cell table:style-name="ce131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4.39_{\pm 1.35}$ " calcext:value-type="string">
            <text:p><text:s/>$94.39_{\pm 1.35}$ </text:p>
          </table:table-cell>
          <table:table-cell table:style-name="ce138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0.76_{\pm 1.35}$ " calcext:value-type="string">
            <text:p><text:s/>$90.76_{\pm 1.35}$ </text:p>
          </table:table-cell>
          <table:table-cell table:style-name="ce180"/>
          <table:table-cell table:style-name="ce138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6.97_{\pm 0.74}$ " calcext:value-type="string">
            <text:p><text:s/>$96.97_{\pm 0.74}$ </text:p>
          </table:table-cell>
          <table:table-cell table:style-name="ce144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6.08_{\pm 0.92}$ " calcext:value-type="string">
            <text:p><text:s/>$96.08_{\pm 0.92}$ </text:p>
          </table:table-cell>
          <table:table-cell table:style-name="ce138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7.89_{\pm 1.34}$ " calcext:value-type="string">
            <text:p><text:s/>$97.89_{\pm 1.34}$ </text:p>
          </table:table-cell>
          <table:table-cell table:style-name="ce144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3.68_{\pm 1.14}$ " calcext:value-type="string">
            <text:p><text:s/>$93.68_{\pm 1.14}$ </text:p>
          </table:table-cell>
          <table:table-cell table:style-name="ce204" table:number-columns-repeated="2"/>
          <table:table-cell table:style-name="ce208"/>
          <table:table-cell table:style-name="ce156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144" table:formula="of:=IF(AND([.B12]&lt;&gt;&quot;n/a&quot;;[.C12]&lt;&gt;&quot;n/a&quot;); IF(AND([.B12]&lt;&gt;&quot;,C6&lt;&gt;&quot;); &quot;$\bm{&quot; &amp; TEXT([.B12]; &quot;0.00&quot;) &amp; &quot;}_{\bm{\pm&quot; &amp; TEXT([.C12]; &quot;0.00&quot;) &amp; &quot;}}$&quot;; &quot;&quot;); &quot;n/a&quot;)" office:value-type="string" office:string-value="$\bm{93.51}_{\bm{\pm1.01}}$" calcext:value-type="string">
            <text:p>$\bm{93.51}_{\bm{\pm1.01}}$</text:p>
          </table:table-cell>
          <table:table-cell table:style-name="ce136" table:formula="of:=IF(AND([.D12]&lt;&gt;&quot;n/a&quot;;[.E12]&lt;&gt;&quot;n/a&quot;); IF(AND([.D12]&lt;&gt;&quot;,C6&lt;&gt;&quot;); &quot;$\bm{&quot; &amp; TEXT([.D12]; &quot;0.00&quot;) &amp; &quot;}_{\bm{\pm&quot; &amp; TEXT([.E12]; &quot;0.00&quot;) &amp; &quot;}}$&quot;; &quot;&quot;); &quot;n/a&quot;)" office:value-type="string" office:string-value="$\bm{92.65}_{\bm{\pm1.28}}$" calcext:value-type="string">
            <text:p>$\bm{92.65}_{\bm{\pm1.28}}$</text:p>
          </table:table-cell>
          <table:table-cell table:style-name="ce144" table:formula="of:=IF(AND([.F12]&lt;&gt;&quot;n/a&quot;;[.G12]&lt;&gt;&quot;n/a&quot;); IF(AND([.F12]&lt;&gt;&quot;,C6&lt;&gt;&quot;); &quot;$\bm{&quot; &amp; TEXT([.F12]; &quot;0.00&quot;) &amp; &quot;}_{\bm{\pm&quot; &amp; TEXT([.G12]; &quot;0.00&quot;) &amp; &quot;}}$&quot;; &quot;&quot;); &quot;n/a&quot;)" office:value-type="string" office:string-value="$\bm{94.39}_{\bm{\pm1.35}}$" calcext:value-type="string">
            <text:p>$\bm{94.39}_{\bm{\pm1.35}}$</text:p>
          </table:table-cell>
          <table:table-cell table:style-name="ce136" table:formula="of:=IF(AND([.H12]&lt;&gt;&quot;n/a&quot;;[.I12]&lt;&gt;&quot;n/a&quot;); IF(AND([.H12]&lt;&gt;&quot;,C6&lt;&gt;&quot;); &quot;$\bm{&quot; &amp; TEXT([.H12]; &quot;0.00&quot;) &amp; &quot;}_{\bm{\pm&quot; &amp; TEXT([.I12]; &quot;0.00&quot;) &amp; &quot;}}$&quot;; &quot;&quot;); &quot;n/a&quot;)" office:value-type="string" office:string-value="$\bm{90.76}_{\bm{\pm1.35}}$" calcext:value-type="string">
            <text:p>$\bm{90.76}_{\bm{\pm1.35}}$</text:p>
          </table:table-cell>
          <table:table-cell table:style-name="ce180"/>
          <table:table-cell table:style-name="ce136" table:formula="of:=IF(AND([.K12]&lt;&gt;&quot;n/a&quot;;[.L12]&lt;&gt;&quot;n/a&quot;); IF(AND([.K12]&lt;&gt;&quot;,C6&lt;&gt;&quot;); &quot;$\bm{&quot; &amp; TEXT([.K12]; &quot;0.00&quot;) &amp; &quot;}_{\bm{\pm&quot; &amp; TEXT([.L12]; &quot;0.00&quot;) &amp; &quot;}}$&quot;; &quot;&quot;); &quot;n/a&quot;)" office:value-type="string" office:string-value="$\bm{96.97}_{\bm{\pm0.74}}$" calcext:value-type="string">
            <text:p>$\bm{96.97}_{\bm{\pm0.74}}$</text:p>
          </table:table-cell>
          <table:table-cell table:style-name="ce144" table:formula="of:=IF(AND([.M12]&lt;&gt;&quot;n/a&quot;;[.N12]&lt;&gt;&quot;n/a&quot;); IF(AND([.M12]&lt;&gt;&quot;,C6&lt;&gt;&quot;); &quot;$\bm{&quot; &amp; TEXT([.M12]; &quot;0.00&quot;) &amp; &quot;}_{\bm{\pm&quot; &amp; TEXT([.N12]; &quot;0.00&quot;) &amp; &quot;}}$&quot;; &quot;&quot;); &quot;n/a&quot;)" office:value-type="string" office:string-value="$\bm{96.08}_{\bm{\pm0.92}}$" calcext:value-type="string">
            <text:p>$\bm{96.08}_{\bm{\pm0.92}}$</text:p>
          </table:table-cell>
          <table:table-cell table:style-name="ce136" table:formula="of:=IF(AND([.O12]&lt;&gt;&quot;n/a&quot;;[.P12]&lt;&gt;&quot;n/a&quot;); IF(AND([.O12]&lt;&gt;&quot;,C6&lt;&gt;&quot;); &quot;$\bm{&quot; &amp; TEXT([.O12]; &quot;0.00&quot;) &amp; &quot;}_{\bm{\pm&quot; &amp; TEXT([.P12]; &quot;0.00&quot;) &amp; &quot;}}$&quot;; &quot;&quot;); &quot;n/a&quot;)" office:value-type="string" office:string-value="$\bm{97.89}_{\bm{\pm1.34}}$" calcext:value-type="string">
            <text:p>$\bm{97.89}_{\bm{\pm1.34}}$</text:p>
          </table:table-cell>
          <table:table-cell table:style-name="ce144" table:formula="of:=IF(AND([.Q12]&lt;&gt;&quot;n/a&quot;;[.R12]&lt;&gt;&quot;n/a&quot;); IF(AND([.Q12]&lt;&gt;&quot;,C6&lt;&gt;&quot;); &quot;$\bm{&quot; &amp; TEXT([.Q12]; &quot;0.00&quot;) &amp; &quot;}_{\bm{\pm&quot; &amp; TEXT([.R12]; &quot;0.00&quot;) &amp; &quot;}}$&quot;; &quot;&quot;); &quot;n/a&quot;)" office:value-type="string" office:string-value="$\bm{93.68}_{\bm{\pm1.14}}$" calcext:value-type="string">
            <text:p>$\bm{93.68}_{\bm{\pm1.14}}$</text:p>
          </table:table-cell>
          <table:table-cell table:number-columns-repeated="16340"/>
        </table:table-row>
        <table:table-row table:style-name="ro1">
          <table:table-cell table:style-name="ce16"/>
          <table:table-cell table:style-name="ce43"/>
          <table:table-cell table:style-name="ce67"/>
          <table:table-cell table:style-name="ce47" table:number-columns-repeated="2"/>
          <table:table-cell table:style-name="ce43"/>
          <table:table-cell table:style-name="ce67"/>
          <table:table-cell table:style-name="ce47" table:number-columns-repeated="2"/>
          <table:table-cell table:style-name="ce98"/>
          <table:table-cell table:style-name="ce47" table:number-columns-repeated="2"/>
          <table:table-cell table:style-name="ce43"/>
          <table:table-cell table:style-name="ce67"/>
          <table:table-cell table:style-name="ce47" table:number-columns-repeated="2"/>
          <table:table-cell table:style-name="ce43"/>
          <table:table-cell table:style-name="ce67"/>
          <table:table-cell table:style-name="ce106" table:number-columns-repeated="2"/>
          <table:table-cell table:style-name="ce119"/>
          <table:table-cell table:style-name="ce153"/>
          <table:table-cell table:style-name="ce161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112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110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112" table:formula="of:=IF(AND([.H13]&lt;&gt;&quot;&quot;; [.I13]&lt;&gt;&quot;&quot;); &quot; $&quot; &amp; TEXT([.H13]; &quot;0.00&quot;) &amp; &quot;_{\pm &quot; &amp; TEXT([.I13]; &quot;0.00&quot;) &amp; &quot;}$ &quot;; &quot;&quot;)">
            <text:p/>
          </table:table-cell>
          <table:table-cell table:style-name="ce178"/>
          <table:table-cell table:style-name="ce112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110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112" table:formula="of:=IF(AND([.O13]&lt;&gt;&quot;&quot;; [.P13]&lt;&gt;&quot;&quot;); &quot; $&quot; &amp; TEXT([.O13]; &quot;0.00&quot;) &amp; &quot;_{\pm &quot; &amp; TEXT([.P13]; &quot;0.00&quot;) &amp; &quot;}$ &quot;; &quot;&quot;)">
            <text:p/>
          </table:table-cell>
          <table:table-cell table:style-name="ce110" table:formula="of:=IF(AND([.Q13]&lt;&gt;&quot;&quot;; [.R13]&lt;&gt;&quot;&quot;); &quot; $&quot; &amp; TEXT([.Q13]; &quot;0.00&quot;) &amp; &quot;_{\pm &quot; &amp; TEXT([.R13]; &quot;0.00&quot;) &amp; &quot;}$ &quot;; &quot;&quot;)">
            <text:p/>
          </table:table-cell>
          <table:table-cell table:style-name="ce202" table:number-columns-repeated="2"/>
          <table:table-cell table:style-name="ce207"/>
          <table:table-cell table:style-name="ce153"/>
          <table:table-cell table:style-name="ce161"/>
          <table:table-cell table:style-name="ce112"/>
          <table:table-cell table:style-name="ce110"/>
          <table:table-cell table:style-name="ce112"/>
          <table:table-cell table:style-name="ce178"/>
          <table:table-cell table:style-name="ce112"/>
          <table:table-cell table:style-name="ce110"/>
          <table:table-cell table:style-name="ce112"/>
          <table:table-cell table:style-name="ce110"/>
          <table:table-cell table:number-columns-repeated="16340"/>
        </table:table-row>
        <table:table-row table:style-name="ro1">
          <table:table-cell table:style-name="ce16" office:value-type="string" calcext:value-type="string">
            <text:p>UIE-base</text:p>
          </table:table-cell>
          <table:table-cell table:style-name="ce43" office:value-type="float" office:value="92.7800666780978" calcext:value-type="float">
            <text:p>92,78</text:p>
          </table:table-cell>
          <table:table-cell table:style-name="ce67" office:value-type="float" office:value="1.00685152784032" calcext:value-type="float">
            <text:p>1,01</text:p>
          </table:table-cell>
          <table:table-cell table:style-name="ce47" office:value-type="float" office:value="93.026399328978" calcext:value-type="float">
            <text:p>93,03</text:p>
          </table:table-cell>
          <table:table-cell table:style-name="ce47" office:value-type="float" office:value="1.29017913125659" calcext:value-type="float">
            <text:p>1,29</text:p>
          </table:table-cell>
          <table:table-cell table:style-name="ce43" office:value-type="float" office:value="92.5530250252975" calcext:value-type="float">
            <text:p>92,55</text:p>
          </table:table-cell>
          <table:table-cell table:style-name="ce67" office:value-type="float" office:value="1.42496388016832" calcext:value-type="float">
            <text:p>1,42</text:p>
          </table:table-cell>
          <table:table-cell table:style-name="ce47" office:value-type="float" office:value="89.8713535989505" calcext:value-type="float">
            <text:p>89,87</text:p>
          </table:table-cell>
          <table:table-cell table:style-name="ce47" office:value-type="float" office:value="1.21080115772967" calcext:value-type="float">
            <text:p>1,21</text:p>
          </table:table-cell>
          <table:table-cell table:style-name="ce98"/>
          <table:table-cell table:style-name="ce47" office:value-type="float" office:value="95.8507294565839" calcext:value-type="float">
            <text:p>95,85</text:p>
          </table:table-cell>
          <table:table-cell table:style-name="ce47" office:value-type="float" office:value="0.890739334634785" calcext:value-type="float">
            <text:p>0,89</text:p>
          </table:table-cell>
          <table:table-cell table:style-name="ce43" office:value-type="float" office:value="96.1027718064621" calcext:value-type="float">
            <text:p>96,10</text:p>
          </table:table-cell>
          <table:table-cell table:style-name="ce67" office:value-type="float" office:value="1.01406439798318" calcext:value-type="float">
            <text:p>1,01</text:p>
          </table:table-cell>
          <table:table-cell table:style-name="ce47" office:value-type="float" office:value="95.6185589369841" calcext:value-type="float">
            <text:p>95,62</text:p>
          </table:table-cell>
          <table:table-cell table:style-name="ce47" office:value-type="float" office:value="1.52285394518764" calcext:value-type="float">
            <text:p>1,52</text:p>
          </table:table-cell>
          <table:table-cell table:style-name="ce43" office:value-type="float" office:value="92.5960491929264" calcext:value-type="float">
            <text:p>92,60</text:p>
          </table:table-cell>
          <table:table-cell table:style-name="ce67" office:value-type="float" office:value="1.74926451583605" calcext:value-type="float">
            <text:p>1,75</text:p>
          </table:table-cell>
          <table:table-cell table:style-name="ce106"/>
          <table:table-cell table:style-name="ce114" table:number-columns-repeated="2"/>
          <table:table-cell table:style-name="ce129" table:formula="of:=IF([.A14]&lt;&gt;&quot;&quot;; [.A14]; &quot;&quot;)" office:value-type="string" office:string-value="UIE-base" calcext:value-type="string">
            <text:p>UIE-base</text:p>
          </table:table-cell>
          <table:table-cell table:style-name="ce1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92.78_{\pm 1.01}$ " calcext:value-type="string">
            <text:p><text:s/>$92.78_{\pm 1.01}$ </text:p>
          </table:table-cell>
          <table:table-cell table:style-name="ce13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3.03_{\pm 1.29}$ " calcext:value-type="string">
            <text:p><text:s/>$93.03_{\pm 1.29}$ </text:p>
          </table:table-cell>
          <table:table-cell table:style-name="ce110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92.55_{\pm 1.42}$ " calcext:value-type="string">
            <text:p><text:s/>$92.55_{\pm 1.42}$ </text:p>
          </table:table-cell>
          <table:table-cell table:style-name="ce112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89.87_{\pm 1.21}$ " calcext:value-type="string">
            <text:p><text:s/>$89.87_{\pm 1.21}$ </text:p>
          </table:table-cell>
          <table:table-cell table:style-name="ce179"/>
          <table:table-cell table:style-name="ce112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5.85_{\pm 0.89}$ " calcext:value-type="string">
            <text:p><text:s/>$95.85_{\pm 0.89}$ </text:p>
          </table:table-cell>
          <table:table-cell table:style-name="ce110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6.10_{\pm 1.01}$ " calcext:value-type="string">
            <text:p><text:s/>$96.10_{\pm 1.01}$ </text:p>
          </table:table-cell>
          <table:table-cell table:style-name="ce112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95.62_{\pm 1.52}$ " calcext:value-type="string">
            <text:p><text:s/>$95.62_{\pm 1.52}$ </text:p>
          </table:table-cell>
          <table:table-cell table:style-name="ce11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92.60_{\pm 1.75}$ " calcext:value-type="string">
            <text:p><text:s/>$92.60_{\pm 1.75}$ </text:p>
          </table:table-cell>
          <table:table-cell table:style-name="ce202" table:number-columns-repeated="2"/>
          <table:table-cell table:style-name="ce207"/>
          <table:table-cell table:style-name="ce153" table:formula="of:=IF([.A14]&lt;&gt;&quot;&quot;; [.A14]; &quot;&quot;)" office:value-type="string" office:string-value="UIE-base" calcext:value-type="string">
            <text:p>UIE-base</text:p>
          </table:table-cell>
          <table:table-cell table:style-name="ce161" table:formula="of:=IF(AND([.B14]&lt;&gt;&quot;n/a&quot;;[.C14]&lt;&gt;&quot;n/a&quot;); IF(AND([.B14]&lt;&gt;&quot;,C6&lt;&gt;&quot;); &quot;$\bm{&quot; &amp; TEXT([.B14]; &quot;0.00&quot;) &amp; &quot;}_{\bm{\pm&quot; &amp; TEXT([.C14]; &quot;0.00&quot;) &amp; &quot;}}$&quot;; &quot;&quot;); &quot;n/a&quot;)" office:value-type="string" office:string-value="$\bm{92.78}_{\bm{\pm1.01}}$" calcext:value-type="string">
            <text:p>$\bm{92.78}_{\bm{\pm1.01}}$</text:p>
          </table:table-cell>
          <table:table-cell table:style-name="ce112" table:formula="of:=IF(AND([.D14]&lt;&gt;&quot;n/a&quot;;[.E14]&lt;&gt;&quot;n/a&quot;); IF(AND([.D14]&lt;&gt;&quot;,C6&lt;&gt;&quot;); &quot;$\bm{&quot; &amp; TEXT([.D14]; &quot;0.00&quot;) &amp; &quot;}_{\bm{\pm&quot; &amp; TEXT([.E14]; &quot;0.00&quot;) &amp; &quot;}}$&quot;; &quot;&quot;); &quot;n/a&quot;)" office:value-type="string" office:string-value="$\bm{93.03}_{\bm{\pm1.29}}$" calcext:value-type="string">
            <text:p>$\bm{93.03}_{\bm{\pm1.29}}$</text:p>
          </table:table-cell>
          <table:table-cell table:style-name="ce110" table:formula="of:=IF(AND([.F14]&lt;&gt;&quot;n/a&quot;;[.G14]&lt;&gt;&quot;n/a&quot;); IF(AND([.F14]&lt;&gt;&quot;,C6&lt;&gt;&quot;); &quot;$\bm{&quot; &amp; TEXT([.F14]; &quot;0.00&quot;) &amp; &quot;}_{\bm{\pm&quot; &amp; TEXT([.G14]; &quot;0.00&quot;) &amp; &quot;}}$&quot;; &quot;&quot;); &quot;n/a&quot;)" office:value-type="string" office:string-value="$\bm{92.55}_{\bm{\pm1.42}}$" calcext:value-type="string">
            <text:p>$\bm{92.55}_{\bm{\pm1.42}}$</text:p>
          </table:table-cell>
          <table:table-cell table:style-name="ce112" table:formula="of:=IF(AND([.H14]&lt;&gt;&quot;n/a&quot;;[.I14]&lt;&gt;&quot;n/a&quot;); IF(AND([.H14]&lt;&gt;&quot;,C6&lt;&gt;&quot;); &quot;$\bm{&quot; &amp; TEXT([.H14]; &quot;0.00&quot;) &amp; &quot;}_{\bm{\pm&quot; &amp; TEXT([.I14]; &quot;0.00&quot;) &amp; &quot;}}$&quot;; &quot;&quot;); &quot;n/a&quot;)" office:value-type="string" office:string-value="$\bm{89.87}_{\bm{\pm1.21}}$" calcext:value-type="string">
            <text:p>$\bm{89.87}_{\bm{\pm1.21}}$</text:p>
          </table:table-cell>
          <table:table-cell table:style-name="ce179"/>
          <table:table-cell table:style-name="ce112" table:formula="of:=IF(AND([.K14]&lt;&gt;&quot;n/a&quot;;[.L14]&lt;&gt;&quot;n/a&quot;); IF(AND([.K14]&lt;&gt;&quot;,C6&lt;&gt;&quot;); &quot;$\bm{&quot; &amp; TEXT([.K14]; &quot;0.00&quot;) &amp; &quot;}_{\bm{\pm&quot; &amp; TEXT([.L14]; &quot;0.00&quot;) &amp; &quot;}}$&quot;; &quot;&quot;); &quot;n/a&quot;)" office:value-type="string" office:string-value="$\bm{95.85}_{\bm{\pm0.89}}$" calcext:value-type="string">
            <text:p>$\bm{95.85}_{\bm{\pm0.89}}$</text:p>
          </table:table-cell>
          <table:table-cell table:style-name="ce110" table:formula="of:=IF(AND([.M14]&lt;&gt;&quot;n/a&quot;;[.N14]&lt;&gt;&quot;n/a&quot;); IF(AND([.M14]&lt;&gt;&quot;,C6&lt;&gt;&quot;); &quot;$\bm{&quot; &amp; TEXT([.M14]; &quot;0.00&quot;) &amp; &quot;}_{\bm{\pm&quot; &amp; TEXT([.N14]; &quot;0.00&quot;) &amp; &quot;}}$&quot;; &quot;&quot;); &quot;n/a&quot;)" office:value-type="string" office:string-value="$\bm{96.10}_{\bm{\pm1.01}}$" calcext:value-type="string">
            <text:p>$\bm{96.10}_{\bm{\pm1.01}}$</text:p>
          </table:table-cell>
          <table:table-cell table:style-name="ce112" table:formula="of:=IF(AND([.O14]&lt;&gt;&quot;n/a&quot;;[.P14]&lt;&gt;&quot;n/a&quot;); IF(AND([.O14]&lt;&gt;&quot;,C6&lt;&gt;&quot;); &quot;$\bm{&quot; &amp; TEXT([.O14]; &quot;0.00&quot;) &amp; &quot;}_{\bm{\pm&quot; &amp; TEXT([.P14]; &quot;0.00&quot;) &amp; &quot;}}$&quot;; &quot;&quot;); &quot;n/a&quot;)" office:value-type="string" office:string-value="$\bm{95.62}_{\bm{\pm1.52}}$" calcext:value-type="string">
            <text:p>$\bm{95.62}_{\bm{\pm1.52}}$</text:p>
          </table:table-cell>
          <table:table-cell table:style-name="ce110" table:formula="of:=IF(AND([.Q14]&lt;&gt;&quot;n/a&quot;;[.R14]&lt;&gt;&quot;n/a&quot;); IF(AND([.Q14]&lt;&gt;&quot;,C6&lt;&gt;&quot;); &quot;$\bm{&quot; &amp; TEXT([.Q14]; &quot;0.00&quot;) &amp; &quot;}_{\bm{\pm&quot; &amp; TEXT([.R14]; &quot;0.00&quot;) &amp; &quot;}}$&quot;; &quot;&quot;); &quot;n/a&quot;)" office:value-type="string" office:string-value="$\bm{92.60}_{\bm{\pm1.75}}$" calcext:value-type="string">
            <text:p>$\bm{92.60}_{\bm{\pm1.75}}$</text:p>
          </table:table-cell>
          <table:table-cell table:number-columns-repeated="16340"/>
        </table:table-row>
        <table:table-row table:style-name="ro1">
          <table:table-cell table:style-name="ce12" office:value-type="string" calcext:value-type="string">
            <text:p>UIE-large</text:p>
          </table:table-cell>
          <table:table-cell table:style-name="ce41" office:value-type="float" office:value="93.4876012356286" calcext:value-type="float">
            <text:p>93,49</text:p>
          </table:table-cell>
          <table:table-cell table:style-name="ce64" office:value-type="float" office:value="1.04027424017095" calcext:value-type="float">
            <text:p>1,04</text:p>
          </table:table-cell>
          <table:table-cell table:style-name="ce76" office:value-type="float" office:value="93.7582509898352" calcext:value-type="float">
            <text:p>93,76</text:p>
          </table:table-cell>
          <table:table-cell table:style-name="ce76" office:value-type="float" office:value="1.17762356232064" calcext:value-type="float">
            <text:p>1,18</text:p>
          </table:table-cell>
          <table:table-cell table:style-name="ce41" office:value-type="float" office:value="93.2381716531505" calcext:value-type="float">
            <text:p>93,24</text:p>
          </table:table-cell>
          <table:table-cell table:style-name="ce64" office:value-type="float" office:value="1.61989846993197" calcext:value-type="float">
            <text:p>1,62</text:p>
          </table:table-cell>
          <table:table-cell table:style-name="ce76" office:value-type="float" office:value="91.1012533007149" calcext:value-type="float">
            <text:p>91,10</text:p>
          </table:table-cell>
          <table:table-cell table:style-name="ce76" office:value-type="float" office:value="0.896936989734984" calcext:value-type="float">
            <text:p>0,90</text:p>
          </table:table-cell>
          <table:table-cell table:style-name="ce95"/>
          <table:table-cell table:style-name="ce76" office:value-type="float" office:value="96.4998319528185" calcext:value-type="float">
            <text:p>96,50</text:p>
          </table:table-cell>
          <table:table-cell table:style-name="ce76" office:value-type="float" office:value="0.874710299920996" calcext:value-type="float">
            <text:p>0,87</text:p>
          </table:table-cell>
          <table:table-cell table:style-name="ce41" office:value-type="float" office:value="96.7778647497738" calcext:value-type="float">
            <text:p>96,78</text:p>
          </table:table-cell>
          <table:table-cell table:style-name="ce64" office:value-type="float" office:value="0.916401793406468" calcext:value-type="float">
            <text:p>0,92</text:p>
          </table:table-cell>
          <table:table-cell table:style-name="ce76" office:value-type="float" office:value="96.243641704888" calcext:value-type="float">
            <text:p>96,24</text:p>
          </table:table-cell>
          <table:table-cell table:style-name="ce76" office:value-type="float" office:value="1.62352261826496" calcext:value-type="float">
            <text:p>1,62</text:p>
          </table:table-cell>
          <table:table-cell table:style-name="ce41" office:value-type="float" office:value="93.7407966704024" calcext:value-type="float">
            <text:p>93,74</text:p>
          </table:table-cell>
          <table:table-cell table:style-name="ce64" office:value-type="float" office:value="1.40317533707449" calcext:value-type="float">
            <text:p>1,40</text:p>
          </table:table-cell>
          <table:table-cell table:style-name="ce105" table:number-columns-repeated="2"/>
          <table:table-cell table:style-name="ce120"/>
          <table:table-cell table:style-name="ce156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31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3.49_{\pm 1.04}$ " calcext:value-type="string">
            <text:p><text:s/>$93.49_{\pm 1.04}$ </text:p>
          </table:table-cell>
          <table:table-cell table:style-name="ce138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3.76_{\pm 1.18}$ " calcext:value-type="string">
            <text:p><text:s/>$93.76_{\pm 1.18}$ </text:p>
          </table:table-cell>
          <table:table-cell table:style-name="ce144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3.24_{\pm 1.62}$ " calcext:value-type="string">
            <text:p><text:s/>$93.24_{\pm 1.62}$ </text:p>
          </table:table-cell>
          <table:table-cell table:style-name="ce138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91.10_{\pm 0.90}$ " calcext:value-type="string">
            <text:p><text:s/>$91.10_{\pm 0.90}$ </text:p>
          </table:table-cell>
          <table:table-cell table:style-name="ce180"/>
          <table:table-cell table:style-name="ce136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6.50_{\pm 0.87}$ " calcext:value-type="string">
            <text:p><text:s/>$96.50_{\pm 0.87}$ </text:p>
          </table:table-cell>
          <table:table-cell table:style-name="ce131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6.78_{\pm 0.92}$ " calcext:value-type="string">
            <text:p><text:s/>$96.78_{\pm 0.92}$ </text:p>
          </table:table-cell>
          <table:table-cell table:style-name="ce136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6.24_{\pm 1.62}$ " calcext:value-type="string">
            <text:p><text:s/>$96.24_{\pm 1.62}$ </text:p>
          </table:table-cell>
          <table:table-cell table:style-name="ce131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3.74_{\pm 1.40}$ " calcext:value-type="string">
            <text:p><text:s/>$93.74_{\pm 1.40}$ </text:p>
          </table:table-cell>
          <table:table-cell table:style-name="ce204" table:number-columns-repeated="2"/>
          <table:table-cell table:style-name="ce208"/>
          <table:table-cell table:style-name="ce156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44" table:formula="of:=IF(AND([.B15]&lt;&gt;&quot;n/a&quot;;[.C15]&lt;&gt;&quot;n/a&quot;); IF(AND([.B15]&lt;&gt;&quot;,C6&lt;&gt;&quot;); &quot;$\bm{&quot; &amp; TEXT([.B15]; &quot;0.00&quot;) &amp; &quot;}_{\bm{\pm&quot; &amp; TEXT([.C15]; &quot;0.00&quot;) &amp; &quot;}}$&quot;; &quot;&quot;); &quot;n/a&quot;)" office:value-type="string" office:string-value="$\bm{93.49}_{\bm{\pm1.04}}$" calcext:value-type="string">
            <text:p>$\bm{93.49}_{\bm{\pm1.04}}$</text:p>
          </table:table-cell>
          <table:table-cell table:style-name="ce136" table:formula="of:=IF(AND([.D15]&lt;&gt;&quot;n/a&quot;;[.E15]&lt;&gt;&quot;n/a&quot;); IF(AND([.D15]&lt;&gt;&quot;,C6&lt;&gt;&quot;); &quot;$\bm{&quot; &amp; TEXT([.D15]; &quot;0.00&quot;) &amp; &quot;}_{\bm{\pm&quot; &amp; TEXT([.E15]; &quot;0.00&quot;) &amp; &quot;}}$&quot;; &quot;&quot;); &quot;n/a&quot;)" office:value-type="string" office:string-value="$\bm{93.76}_{\bm{\pm1.18}}$" calcext:value-type="string">
            <text:p>$\bm{93.76}_{\bm{\pm1.18}}$</text:p>
          </table:table-cell>
          <table:table-cell table:style-name="ce144" table:formula="of:=IF(AND([.F15]&lt;&gt;&quot;n/a&quot;;[.G15]&lt;&gt;&quot;n/a&quot;); IF(AND([.F15]&lt;&gt;&quot;,C6&lt;&gt;&quot;); &quot;$\bm{&quot; &amp; TEXT([.F15]; &quot;0.00&quot;) &amp; &quot;}_{\bm{\pm&quot; &amp; TEXT([.G15]; &quot;0.00&quot;) &amp; &quot;}}$&quot;; &quot;&quot;); &quot;n/a&quot;)" office:value-type="string" office:string-value="$\bm{93.24}_{\bm{\pm1.62}}$" calcext:value-type="string">
            <text:p>$\bm{93.24}_{\bm{\pm1.62}}$</text:p>
          </table:table-cell>
          <table:table-cell table:style-name="ce136" table:formula="of:=IF(AND([.H15]&lt;&gt;&quot;n/a&quot;;[.I15]&lt;&gt;&quot;n/a&quot;); IF(AND([.H15]&lt;&gt;&quot;,C6&lt;&gt;&quot;); &quot;$\bm{&quot; &amp; TEXT([.H15]; &quot;0.00&quot;) &amp; &quot;}_{\bm{\pm&quot; &amp; TEXT([.I15]; &quot;0.00&quot;) &amp; &quot;}}$&quot;; &quot;&quot;); &quot;n/a&quot;)" office:value-type="string" office:string-value="$\bm{91.10}_{\bm{\pm0.90}}$" calcext:value-type="string">
            <text:p>$\bm{91.10}_{\bm{\pm0.90}}$</text:p>
          </table:table-cell>
          <table:table-cell table:style-name="ce180"/>
          <table:table-cell table:style-name="ce136" table:formula="of:=IF(AND([.K15]&lt;&gt;&quot;n/a&quot;;[.L15]&lt;&gt;&quot;n/a&quot;); IF(AND([.K15]&lt;&gt;&quot;,C6&lt;&gt;&quot;); &quot;$\bm{&quot; &amp; TEXT([.K15]; &quot;0.00&quot;) &amp; &quot;}_{\bm{\pm&quot; &amp; TEXT([.L15]; &quot;0.00&quot;) &amp; &quot;}}$&quot;; &quot;&quot;); &quot;n/a&quot;)" office:value-type="string" office:string-value="$\bm{96.50}_{\bm{\pm0.87}}$" calcext:value-type="string">
            <text:p>$\bm{96.50}_{\bm{\pm0.87}}$</text:p>
          </table:table-cell>
          <table:table-cell table:style-name="ce144" table:formula="of:=IF(AND([.M15]&lt;&gt;&quot;n/a&quot;;[.N15]&lt;&gt;&quot;n/a&quot;); IF(AND([.M15]&lt;&gt;&quot;,C6&lt;&gt;&quot;); &quot;$\bm{&quot; &amp; TEXT([.M15]; &quot;0.00&quot;) &amp; &quot;}_{\bm{\pm&quot; &amp; TEXT([.N15]; &quot;0.00&quot;) &amp; &quot;}}$&quot;; &quot;&quot;); &quot;n/a&quot;)" office:value-type="string" office:string-value="$\bm{96.78}_{\bm{\pm0.92}}$" calcext:value-type="string">
            <text:p>$\bm{96.78}_{\bm{\pm0.92}}$</text:p>
          </table:table-cell>
          <table:table-cell table:style-name="ce136" table:formula="of:=IF(AND([.O15]&lt;&gt;&quot;n/a&quot;;[.P15]&lt;&gt;&quot;n/a&quot;); IF(AND([.O15]&lt;&gt;&quot;,C6&lt;&gt;&quot;); &quot;$\bm{&quot; &amp; TEXT([.O15]; &quot;0.00&quot;) &amp; &quot;}_{\bm{\pm&quot; &amp; TEXT([.P15]; &quot;0.00&quot;) &amp; &quot;}}$&quot;; &quot;&quot;); &quot;n/a&quot;)" office:value-type="string" office:string-value="$\bm{96.24}_{\bm{\pm1.62}}$" calcext:value-type="string">
            <text:p>$\bm{96.24}_{\bm{\pm1.62}}$</text:p>
          </table:table-cell>
          <table:table-cell table:style-name="ce144" table:formula="of:=IF(AND([.Q15]&lt;&gt;&quot;n/a&quot;;[.R15]&lt;&gt;&quot;n/a&quot;); IF(AND([.Q15]&lt;&gt;&quot;,C6&lt;&gt;&quot;); &quot;$\bm{&quot; &amp; TEXT([.Q15]; &quot;0.00&quot;) &amp; &quot;}_{\bm{\pm&quot; &amp; TEXT([.R15]; &quot;0.00&quot;) &amp; &quot;}}$&quot;; &quot;&quot;); &quot;n/a&quot;)" office:value-type="string" office:string-value="$\bm{93.74}_{\bm{\pm1.40}}$" calcext:value-type="string">
            <text:p>$\bm{93.74}_{\bm{\pm1.40}}$</text:p>
          </table:table-cell>
          <table:table-cell table:number-columns-repeated="16340"/>
        </table:table-row>
        <table:table-row table:style-name="ro1">
          <table:table-cell table:style-name="ce16"/>
          <table:table-cell table:style-name="ce43"/>
          <table:table-cell table:style-name="ce67"/>
          <table:table-cell table:style-name="ce47" table:number-columns-repeated="2"/>
          <table:table-cell table:style-name="ce43"/>
          <table:table-cell table:style-name="ce67"/>
          <table:table-cell table:style-name="ce47" table:number-columns-repeated="2"/>
          <table:table-cell table:style-name="ce98"/>
          <table:table-cell table:style-name="ce47" table:number-columns-repeated="2"/>
          <table:table-cell table:style-name="ce43"/>
          <table:table-cell table:style-name="ce67"/>
          <table:table-cell table:style-name="ce47" table:number-columns-repeated="2"/>
          <table:table-cell table:style-name="ce43"/>
          <table:table-cell table:style-name="ce67"/>
          <table:table-cell table:style-name="ce106" table:number-columns-repeated="2"/>
          <table:table-cell table:style-name="ce119"/>
          <table:table-cell table:style-name="ce153" table:formula="of:=IF([.A16]&lt;&gt;&quot;&quot;; [.A16]; &quot;&quot;)">
            <text:p/>
          </table:table-cell>
          <table:table-cell table:style-name="ce110" table:formula="of:=IF([.B16]&lt;&gt;&quot;n/a&quot;; IF([.B16]&lt;&gt;&quot;&quot;; TEXT([.B16]; &quot;0.00&quot;);  &quot;&quot;); &quot;n/a&quot;)">
            <text:p/>
          </table:table-cell>
          <table:table-cell table:style-name="ce112" table:formula="of:=IF([.D16]&lt;&gt;&quot;n/a&quot;; IF([.D16]&lt;&gt;&quot;&quot;; TEXT([.D16]; &quot;0.00&quot;);  &quot;&quot;); &quot;n/a&quot;)">
            <text:p/>
          </table:table-cell>
          <table:table-cell table:style-name="ce110" table:formula="of:=IF([.F16]&lt;&gt;&quot;n/a&quot;; IF([.F16]&lt;&gt;&quot;&quot;; TEXT([.F16]; &quot;0.00&quot;);  &quot;&quot;); &quot;n/a&quot;)">
            <text:p/>
          </table:table-cell>
          <table:table-cell table:style-name="ce112" table:formula="of:=IF([.H16]&lt;&gt;&quot;n/a&quot;; IF([.H16]&lt;&gt;&quot;&quot;; TEXT([.H16]; &quot;0.00&quot;);  &quot;&quot;); &quot;n/a&quot;)">
            <text:p/>
          </table:table-cell>
          <table:table-cell table:style-name="ce178"/>
          <table:table-cell table:style-name="ce112" table:formula="of:=IF([.K16]&lt;&gt;&quot;n/a&quot;; IF([.K16]&lt;&gt;&quot;&quot;; TEXT([.K16]; &quot;0.00&quot;);  &quot;&quot;); &quot;n/a&quot;)">
            <text:p/>
          </table:table-cell>
          <table:table-cell table:style-name="ce110" table:formula="of:=IF([.M16]&lt;&gt;&quot;n/a&quot;; IF([.M16]&lt;&gt;&quot;&quot;; TEXT([.M16]; &quot;0.00&quot;);  &quot;&quot;); &quot;n/a&quot;)">
            <text:p/>
          </table:table-cell>
          <table:table-cell table:style-name="ce112" table:formula="of:=IF([.O16]&lt;&gt;&quot;n/a&quot;; IF([.O16]&lt;&gt;&quot;&quot;; TEXT([.O16]; &quot;0.00&quot;);  &quot;&quot;); &quot;n/a&quot;)">
            <text:p/>
          </table:table-cell>
          <table:table-cell table:style-name="ce110" table:formula="of:=IF([.Q16]&lt;&gt;&quot;n/a&quot;; IF([.Q16]&lt;&gt;&quot;&quot;; TEXT([.Q16]; &quot;0.00&quot;);  &quot;&quot;); &quot;n/a&quot;)">
            <text:p/>
          </table:table-cell>
          <table:table-cell table:style-name="ce202" table:number-columns-repeated="2"/>
          <table:table-cell table:style-name="ce207"/>
          <table:table-cell table:style-name="ce153" table:formula="of:=IF([.A16]&lt;&gt;&quot;&quot;; [.A16]; &quot;&quot;)">
            <text:p/>
          </table:table-cell>
          <table:table-cell table:style-name="ce161" table:formula="of:=IF(AND([.B16]&lt;&gt;&quot;&quot;; [.C16]&lt;&gt;&quot;&quot;); &quot; $\bm{&quot; &amp; TEXT([.B16]; &quot;0.00&quot;) &amp; &quot;}_{\bm{\pm &quot; &amp; TEXT([.C16]; &quot;0.00&quot;) &amp; &quot;}}$ &quot;; &quot;&quot;)">
            <text:p/>
          </table:table-cell>
          <table:table-cell table:style-name="ce112" table:formula="of:=IF([.Q16]&lt;&gt;&quot;n/a&quot;; IF([.Q16]&lt;&gt;&quot;&quot;; TEXT([.Q16]; &quot;0.00&quot;);  &quot;&quot;); &quot;n/a&quot;)">
            <text:p/>
          </table:table-cell>
          <table:table-cell table:style-name="ce110" table:formula="of:=IF([.S16]&lt;&gt;&quot;n/a&quot;; IF([.S16]&lt;&gt;&quot;&quot;; TEXT([.S16]; &quot;0.00&quot;);  &quot;&quot;); &quot;n/a&quot;)">
            <text:p/>
          </table:table-cell>
          <table:table-cell table:style-name="ce112" table:formula="of:=IF([.U16]&lt;&gt;&quot;n/a&quot;; IF([.U16]&lt;&gt;&quot;&quot;; TEXT([.U16]; &quot;0.00&quot;);  &quot;&quot;); &quot;n/a&quot;)">
            <text:p/>
          </table:table-cell>
          <table:table-cell table:style-name="ce178"/>
          <table:table-cell table:style-name="ce112" table:formula="of:=IF([.X16]&lt;&gt;&quot;n/a&quot;; IF([.X16]&lt;&gt;&quot;&quot;; TEXT([.X16]; &quot;0.00&quot;);  &quot;&quot;); &quot;n/a&quot;)">
            <text:p/>
          </table:table-cell>
          <table:table-cell table:style-name="ce110" table:formula="of:=IF([.Z16]&lt;&gt;&quot;n/a&quot;; IF([.Z16]&lt;&gt;&quot;&quot;; TEXT([.Z16]; &quot;0.00&quot;);  &quot;&quot;); &quot;n/a&quot;)">
            <text:p/>
          </table:table-cell>
          <table:table-cell table:style-name="ce112" table:formula="of:=IF([.AB16]&lt;&gt;&quot;n/a&quot;; IF([.AB16]&lt;&gt;&quot;&quot;; TEXT([.AB16]; &quot;0.00&quot;);  &quot;&quot;); &quot;n/a&quot;)">
            <text:p/>
          </table:table-cell>
          <table:table-cell table:style-name="ce110" table:formula="of:=IF([.AD16]&lt;&gt;&quot;n/a&quot;; IF([.AD16]&lt;&gt;&quot;&quot;; TEXT([.AD16]; &quot;0.00&quot;);  &quot;&quot;); &quot;n/a&quot;)">
            <text:p/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BGAD-B2B</text:p>
          </table:table-cell>
          <table:table-cell table:style-name="ce43" office:value-type="float" office:value="87.07" calcext:value-type="float">
            <text:p>87,07</text:p>
          </table:table-cell>
          <table:table-cell table:style-name="ce67"/>
          <table:table-cell table:style-name="ce47" office:value-type="float" office:value="94.11" calcext:value-type="float">
            <text:p>94,11</text:p>
          </table:table-cell>
          <table:table-cell table:style-name="ce47"/>
          <table:table-cell table:style-name="ce43" office:value-type="float" office:value="81.01" calcext:value-type="float">
            <text:p>81,01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2.52" calcext:value-type="float">
            <text:p>92,52</text:p>
          </table:table-cell>
          <table:table-cell table:style-name="ce47"/>
          <table:table-cell table:style-name="ce43" office:value-type="float" office:value="100" calcext:value-type="float">
            <text:p>100,00</text:p>
          </table:table-cell>
          <table:table-cell table:style-name="ce67"/>
          <table:table-cell table:style-name="ce47" office:value-type="float" office:value="86.09" calcext:value-type="float">
            <text:p>86,09</text:p>
          </table:table-cell>
          <table:table-cell table:style-name="ce47"/>
          <table:table-cell table:style-name="ce43" office:value-type="float" office:value="83.79" calcext:value-type="float">
            <text:p>83,79</text:p>
          </table:table-cell>
          <table:table-cell table:style-name="ce67"/>
          <table:table-cell table:style-name="ce106" table:number-columns-repeated="2"/>
          <table:table-cell table:style-name="ce119"/>
          <table:table-cell table:style-name="ce153" table:formula="of:=IF([.A17]&lt;&gt;&quot;&quot;; [.A17]; &quot;&quot;)" office:value-type="string" office:string-value="BGAD-B2B" calcext:value-type="string">
            <text:p>BGAD-B2B</text:p>
          </table:table-cell>
          <table:table-cell table:style-name="ce110" table:formula="of:=IF([.B17]&lt;&gt;&quot;n/a&quot;; IF([.B17]&lt;&gt;&quot;&quot;; TEXT([.B17]; &quot;0.00&quot;);  &quot;&quot;); &quot;n/a&quot;)" office:value-type="string" office:string-value="87.07" calcext:value-type="string">
            <text:p>87.07</text:p>
          </table:table-cell>
          <table:table-cell table:style-name="ce137" table:formula="of:=IF([.D17]&lt;&gt;&quot;n/a&quot;; IF([.D17]&lt;&gt;&quot;&quot;; TEXT([.D17]; &quot;0.00&quot;);  &quot;&quot;); &quot;n/a&quot;)" office:value-type="string" office:string-value="94.11" calcext:value-type="string">
            <text:p>94.11</text:p>
          </table:table-cell>
          <table:table-cell table:style-name="ce110" table:formula="of:=IF([.F17]&lt;&gt;&quot;n/a&quot;; IF([.F17]&lt;&gt;&quot;&quot;; TEXT([.F17]; &quot;0.00&quot;);  &quot;&quot;); &quot;n/a&quot;)" office:value-type="string" office:string-value="81.01" calcext:value-type="string">
            <text:p>81.01</text:p>
          </table:table-cell>
          <table:table-cell table:style-name="ce112" table:formula="of:=IF([.H17]&lt;&gt;&quot;n/a&quot;; IF([.H17]&lt;&gt;&quot;&quot;; TEXT([.H17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17]&lt;&gt;&quot;n/a&quot;; IF([.K17]&lt;&gt;&quot;&quot;; TEXT([.K17]; &quot;0.00&quot;);  &quot;&quot;); &quot;n/a&quot;)" office:value-type="string" office:string-value="92.52" calcext:value-type="string">
            <text:p>92.52</text:p>
          </table:table-cell>
          <table:table-cell table:style-name="ce132" table:formula="of:=IF([.M17]&lt;&gt;&quot;n/a&quot;; IF([.M17]&lt;&gt;&quot;&quot;; TEXT([.M17]; &quot;0.00&quot;);  &quot;&quot;); &quot;n/a&quot;)" office:value-type="string" office:string-value="100.00" calcext:value-type="string">
            <text:p>100.00</text:p>
          </table:table-cell>
          <table:table-cell table:style-name="ce112" table:formula="of:=IF([.O17]&lt;&gt;&quot;n/a&quot;; IF([.O17]&lt;&gt;&quot;&quot;; TEXT([.O17]; &quot;0.00&quot;);  &quot;&quot;); &quot;n/a&quot;)" office:value-type="string" office:string-value="86.09" calcext:value-type="string">
            <text:p>86.09</text:p>
          </table:table-cell>
          <table:table-cell table:style-name="ce110" table:formula="of:=IF([.Q17]&lt;&gt;&quot;n/a&quot;; IF([.Q17]&lt;&gt;&quot;&quot;; TEXT([.Q17]; &quot;0.00&quot;);  &quot;&quot;); &quot;n/a&quot;)" office:value-type="string" office:string-value="83.79" calcext:value-type="string">
            <text:p>83.79</text:p>
          </table:table-cell>
          <table:table-cell table:style-name="ce202" table:number-columns-repeated="2"/>
          <table:table-cell table:style-name="ce207"/>
          <table:table-cell table:style-name="ce153" table:formula="of:=IF([.A17]&lt;&gt;&quot;&quot;; [.A17]; &quot;&quot;)" office:value-type="string" office:string-value="BGAD-B2B" calcext:value-type="string">
            <text:p>BGAD-B2B</text:p>
          </table:table-cell>
          <table:table-cell table:style-name="ce110" table:formula="of:=IF([.B17]&lt;&gt;&quot;n/a&quot;; IF([.B17]&lt;&gt;&quot;&quot;; TEXT([.B17]; &quot;0.00&quot;);  &quot;&quot;); &quot;n/a&quot;)" office:value-type="string" office:string-value="87.07" calcext:value-type="string">
            <text:p>87.07</text:p>
          </table:table-cell>
          <table:table-cell table:style-name="ce112" table:formula="of:=IF([.D17]&lt;&gt;&quot;n/a&quot;; IF([.D17]&lt;&gt;&quot;&quot;; TEXT([.D17]; &quot;0.00&quot;);  &quot;&quot;); &quot;n/a&quot;)" office:value-type="string" office:string-value="94.11" calcext:value-type="string">
            <text:p>94.11</text:p>
          </table:table-cell>
          <table:table-cell table:style-name="ce110" table:formula="of:=IF([.F17]&lt;&gt;&quot;n/a&quot;; IF([.F17]&lt;&gt;&quot;&quot;; TEXT([.F17]; &quot;0.00&quot;);  &quot;&quot;); &quot;n/a&quot;)" office:value-type="string" office:string-value="81.01" calcext:value-type="string">
            <text:p>81.01</text:p>
          </table:table-cell>
          <table:table-cell table:style-name="ce112" table:formula="of:=IF([.H17]&lt;&gt;&quot;n/a&quot;; IF([.H17]&lt;&gt;&quot;&quot;; TEXT([.H17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17]&lt;&gt;&quot;n/a&quot;; IF([.K17]&lt;&gt;&quot;&quot;; TEXT([.K17]; &quot;0.00&quot;);  &quot;&quot;); &quot;n/a&quot;)" office:value-type="string" office:string-value="92.52" calcext:value-type="string">
            <text:p>92.52</text:p>
          </table:table-cell>
          <table:table-cell table:style-name="ce110" table:formula="of:=IF([.M17]&lt;&gt;&quot;n/a&quot;; IF([.M17]&lt;&gt;&quot;&quot;; TEXT([.M17]; &quot;0.00&quot;);  &quot;&quot;); &quot;n/a&quot;)" office:value-type="string" office:string-value="100.00" calcext:value-type="string">
            <text:p>100.00</text:p>
          </table:table-cell>
          <table:table-cell table:style-name="ce112" table:formula="of:=IF([.O17]&lt;&gt;&quot;n/a&quot;; IF([.O17]&lt;&gt;&quot;&quot;; TEXT([.O17]; &quot;0.00&quot;);  &quot;&quot;); &quot;n/a&quot;)" office:value-type="string" office:string-value="86.09" calcext:value-type="string">
            <text:p>86.09</text:p>
          </table:table-cell>
          <table:table-cell table:style-name="ce110" table:formula="of:=IF([.Q17]&lt;&gt;&quot;n/a&quot;; IF([.Q17]&lt;&gt;&quot;&quot;; TEXT([.Q17]; &quot;0.00&quot;);  &quot;&quot;); &quot;n/a&quot;)" office:value-type="string" office:string-value="83.79" calcext:value-type="string">
            <text:p>83.79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<text:span text:style-name="T1">BGAD-</text:span>DateBERT</text:p>
          </table:table-cell>
          <table:table-cell table:style-name="ce43" office:value-type="float" office:value="80.17" calcext:value-type="float">
            <text:p>80,17</text:p>
          </table:table-cell>
          <table:table-cell table:style-name="ce67"/>
          <table:table-cell table:style-name="ce47" office:value-type="float" office:value="80.96" calcext:value-type="float">
            <text:p>80,96</text:p>
          </table:table-cell>
          <table:table-cell table:style-name="ce47"/>
          <table:table-cell table:style-name="ce43" office:value-type="float" office:value="79.42" calcext:value-type="float">
            <text:p>79,42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0.7" calcext:value-type="float">
            <text:p>90,70</text:p>
          </table:table-cell>
          <table:table-cell table:style-name="ce47"/>
          <table:table-cell table:style-name="ce43" office:value-type="float" office:value="91.59" calcext:value-type="float">
            <text:p>91,59</text:p>
          </table:table-cell>
          <table:table-cell table:style-name="ce67"/>
          <table:table-cell table:style-name="ce47" office:value-type="float" office:value="89.85" calcext:value-type="float">
            <text:p>89,85</text:p>
          </table:table-cell>
          <table:table-cell table:style-name="ce47"/>
          <table:table-cell table:style-name="ce43" office:value-type="float" office:value="85.73" calcext:value-type="float">
            <text:p>85,73</text:p>
          </table:table-cell>
          <table:table-cell table:style-name="ce67"/>
          <table:table-cell table:style-name="ce106"/>
          <table:table-cell table:style-name="ce114" table:number-columns-repeated="2"/>
          <table:table-cell table:style-name="ce129" table:formula="of:=IF([.A18]&lt;&gt;&quot;&quot;; [.A18]; &quot;&quot;)" office:value-type="string" office:string-value="BGAD-DateBERT" calcext:value-type="string">
            <text:p>BGAD-DateBERT</text:p>
          </table:table-cell>
          <table:table-cell table:style-name="ce110" table:formula="of:=IF([.B18]&lt;&gt;&quot;n/a&quot;; IF([.B18]&lt;&gt;&quot;&quot;; TEXT([.B18]; &quot;0.00&quot;);  &quot;&quot;); &quot;n/a&quot;)" office:value-type="string" office:string-value="80.17" calcext:value-type="string">
            <text:p>80.17</text:p>
          </table:table-cell>
          <table:table-cell table:style-name="ce112" table:formula="of:=IF([.D18]&lt;&gt;&quot;n/a&quot;; IF([.D18]&lt;&gt;&quot;&quot;; TEXT([.D18]; &quot;0.00&quot;);  &quot;&quot;); &quot;n/a&quot;)" office:value-type="string" office:string-value="80.96" calcext:value-type="string">
            <text:p>80.96</text:p>
          </table:table-cell>
          <table:table-cell table:style-name="ce110" table:formula="of:=IF([.F18]&lt;&gt;&quot;n/a&quot;; IF([.F18]&lt;&gt;&quot;&quot;; TEXT([.F18]; &quot;0.00&quot;);  &quot;&quot;); &quot;n/a&quot;)" office:value-type="string" office:string-value="79.42" calcext:value-type="string">
            <text:p>79.42</text:p>
          </table:table-cell>
          <table:table-cell table:style-name="ce112" table:formula="of:=IF([.H18]&lt;&gt;&quot;n/a&quot;; IF([.H18]&lt;&gt;&quot;&quot;; TEXT([.H18]; &quot;0.00&quot;);  &quot;&quot;); &quot;n/a&quot;)" office:value-type="string" office:string-value="n/a" calcext:value-type="string">
            <text:p>n/a</text:p>
          </table:table-cell>
          <table:table-cell table:style-name="ce179"/>
          <table:table-cell table:style-name="ce112" table:formula="of:=IF([.K18]&lt;&gt;&quot;n/a&quot;; IF([.K18]&lt;&gt;&quot;&quot;; TEXT([.K18]; &quot;0.00&quot;);  &quot;&quot;); &quot;n/a&quot;)" office:value-type="string" office:string-value="90.70" calcext:value-type="string">
            <text:p>90.70</text:p>
          </table:table-cell>
          <table:table-cell table:style-name="ce110" table:formula="of:=IF([.M18]&lt;&gt;&quot;n/a&quot;; IF([.M18]&lt;&gt;&quot;&quot;; TEXT([.M18]; &quot;0.00&quot;);  &quot;&quot;); &quot;n/a&quot;)" office:value-type="string" office:string-value="91.59" calcext:value-type="string">
            <text:p>91.59</text:p>
          </table:table-cell>
          <table:table-cell table:style-name="ce112" table:formula="of:=IF([.O18]&lt;&gt;&quot;n/a&quot;; IF([.O18]&lt;&gt;&quot;&quot;; TEXT([.O18]; &quot;0.00&quot;);  &quot;&quot;); &quot;n/a&quot;)" office:value-type="string" office:string-value="89.85" calcext:value-type="string">
            <text:p>89.85</text:p>
          </table:table-cell>
          <table:table-cell table:style-name="ce110" table:formula="of:=IF([.Q18]&lt;&gt;&quot;n/a&quot;; IF([.Q18]&lt;&gt;&quot;&quot;; TEXT([.Q18]; &quot;0.00&quot;);  &quot;&quot;); &quot;n/a&quot;)" office:value-type="string" office:string-value="85.73" calcext:value-type="string">
            <text:p>85.73</text:p>
          </table:table-cell>
          <table:table-cell table:style-name="ce202" table:number-columns-repeated="2"/>
          <table:table-cell table:style-name="ce207"/>
          <table:table-cell table:style-name="ce153" table:formula="of:=IF([.A18]&lt;&gt;&quot;&quot;; [.A18]; &quot;&quot;)" office:value-type="string" office:string-value="BGAD-DateBERT" calcext:value-type="string">
            <text:p>BGAD-DateBERT</text:p>
          </table:table-cell>
          <table:table-cell table:style-name="ce110" table:formula="of:=IF([.B18]&lt;&gt;&quot;n/a&quot;; IF([.B18]&lt;&gt;&quot;&quot;; TEXT([.B18]; &quot;0.00&quot;);  &quot;&quot;); &quot;n/a&quot;)" office:value-type="string" office:string-value="80.17" calcext:value-type="string">
            <text:p>80.17</text:p>
          </table:table-cell>
          <table:table-cell table:style-name="ce112" table:formula="of:=IF([.D18]&lt;&gt;&quot;n/a&quot;; IF([.D18]&lt;&gt;&quot;&quot;; TEXT([.D18]; &quot;0.00&quot;);  &quot;&quot;); &quot;n/a&quot;)" office:value-type="string" office:string-value="80.96" calcext:value-type="string">
            <text:p>80.96</text:p>
          </table:table-cell>
          <table:table-cell table:style-name="ce110" table:formula="of:=IF([.F18]&lt;&gt;&quot;n/a&quot;; IF([.F18]&lt;&gt;&quot;&quot;; TEXT([.F18]; &quot;0.00&quot;);  &quot;&quot;); &quot;n/a&quot;)" office:value-type="string" office:string-value="79.42" calcext:value-type="string">
            <text:p>79.42</text:p>
          </table:table-cell>
          <table:table-cell table:style-name="ce112" table:formula="of:=IF([.H18]&lt;&gt;&quot;n/a&quot;; IF([.H18]&lt;&gt;&quot;&quot;; TEXT([.H18]; &quot;0.00&quot;);  &quot;&quot;); &quot;n/a&quot;)" office:value-type="string" office:string-value="n/a" calcext:value-type="string">
            <text:p>n/a</text:p>
          </table:table-cell>
          <table:table-cell table:style-name="ce179"/>
          <table:table-cell table:style-name="ce112" table:formula="of:=IF([.K18]&lt;&gt;&quot;n/a&quot;; IF([.K18]&lt;&gt;&quot;&quot;; TEXT([.K18]; &quot;0.00&quot;);  &quot;&quot;); &quot;n/a&quot;)" office:value-type="string" office:string-value="90.70" calcext:value-type="string">
            <text:p>90.70</text:p>
          </table:table-cell>
          <table:table-cell table:style-name="ce110" table:formula="of:=IF([.M18]&lt;&gt;&quot;n/a&quot;; IF([.M18]&lt;&gt;&quot;&quot;; TEXT([.M18]; &quot;0.00&quot;);  &quot;&quot;); &quot;n/a&quot;)" office:value-type="string" office:string-value="91.59" calcext:value-type="string">
            <text:p>91.59</text:p>
          </table:table-cell>
          <table:table-cell table:style-name="ce112" table:formula="of:=IF([.O18]&lt;&gt;&quot;n/a&quot;; IF([.O18]&lt;&gt;&quot;&quot;; TEXT([.O18]; &quot;0.00&quot;);  &quot;&quot;); &quot;n/a&quot;)" office:value-type="string" office:string-value="89.85" calcext:value-type="string">
            <text:p>89.85</text:p>
          </table:table-cell>
          <table:table-cell table:style-name="ce110" table:formula="of:=IF([.Q18]&lt;&gt;&quot;n/a&quot;; IF([.Q18]&lt;&gt;&quot;&quot;; TEXT([.Q18]; &quot;0.00&quot;);  &quot;&quot;); &quot;n/a&quot;)" office:value-type="string" office:string-value="85.73" calcext:value-type="string">
            <text:p>85.73</text:p>
          </table:table-cell>
          <table:table-cell table:number-columns-repeated="16340"/>
        </table:table-row>
        <table:table-row table:style-name="ro1">
          <table:table-cell table:style-name="ce13" office:value-type="string" calcext:value-type="string">
            <text:p>HeidelTime</text:p>
          </table:table-cell>
          <table:table-cell table:style-name="ce43" office:value-type="float" office:value="81.78" calcext:value-type="float">
            <text:p>81,78</text:p>
          </table:table-cell>
          <table:table-cell table:style-name="ce67"/>
          <table:table-cell table:style-name="ce47" office:value-type="float" office:value="83.97" calcext:value-type="float">
            <text:p>83,97</text:p>
          </table:table-cell>
          <table:table-cell table:style-name="ce47"/>
          <table:table-cell table:style-name="ce43" office:value-type="float" office:value="79.71" calcext:value-type="float">
            <text:p>79,71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0.71" calcext:value-type="float">
            <text:p>90,71</text:p>
          </table:table-cell>
          <table:table-cell table:style-name="ce47"/>
          <table:table-cell table:style-name="ce43" office:value-type="float" office:value="93.13" calcext:value-type="float">
            <text:p>93,13</text:p>
          </table:table-cell>
          <table:table-cell table:style-name="ce67"/>
          <table:table-cell table:style-name="ce47" office:value-type="float" office:value="88.41" calcext:value-type="float">
            <text:p>88,41</text:p>
          </table:table-cell>
          <table:table-cell table:style-name="ce47"/>
          <table:table-cell table:style-name="ce43" office:value-type="float" office:value="78.07" calcext:value-type="float">
            <text:p>78,07</text:p>
          </table:table-cell>
          <table:table-cell table:style-name="ce67"/>
          <table:table-cell table:style-name="ce106" table:number-columns-repeated="2"/>
          <table:table-cell table:style-name="ce104"/>
          <table:table-cell table:style-name="ce153" table:formula="of:=IF([.A19]&lt;&gt;&quot;&quot;; [.A19]; &quot;&quot;)" office:value-type="string" office:string-value="HeidelTime" calcext:value-type="string">
            <text:p>HeidelTime</text:p>
          </table:table-cell>
          <table:table-cell table:style-name="ce110" table:formula="of:=IF([.B19]&lt;&gt;&quot;n/a&quot;; IF([.B19]&lt;&gt;&quot;&quot;; TEXT([.B19]; &quot;0.00&quot;);  &quot;&quot;); &quot;n/a&quot;)" office:value-type="string" office:string-value="81.78" calcext:value-type="string">
            <text:p>81.78</text:p>
          </table:table-cell>
          <table:table-cell table:style-name="ce112" table:formula="of:=IF([.D19]&lt;&gt;&quot;n/a&quot;; IF([.D19]&lt;&gt;&quot;&quot;; TEXT([.D19]; &quot;0.00&quot;);  &quot;&quot;); &quot;n/a&quot;)" office:value-type="string" office:string-value="83.97" calcext:value-type="string">
            <text:p>83.97</text:p>
          </table:table-cell>
          <table:table-cell table:style-name="ce110" table:formula="of:=IF([.F19]&lt;&gt;&quot;n/a&quot;; IF([.F19]&lt;&gt;&quot;&quot;; TEXT([.F19]; &quot;0.00&quot;);  &quot;&quot;); &quot;n/a&quot;)" office:value-type="string" office:string-value="79.71" calcext:value-type="string">
            <text:p>79.71</text:p>
          </table:table-cell>
          <table:table-cell table:style-name="ce112" table:formula="of:=IF([.H19]&lt;&gt;&quot;n/a&quot;; IF([.H19]&lt;&gt;&quot;&quot;; TEXT([.H19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19]&lt;&gt;&quot;n/a&quot;; IF([.K19]&lt;&gt;&quot;&quot;; TEXT([.K19]; &quot;0.00&quot;);  &quot;&quot;); &quot;n/a&quot;)" office:value-type="string" office:string-value="90.71" calcext:value-type="string">
            <text:p>90.71</text:p>
          </table:table-cell>
          <table:table-cell table:style-name="ce110" table:formula="of:=IF([.M19]&lt;&gt;&quot;n/a&quot;; IF([.M19]&lt;&gt;&quot;&quot;; TEXT([.M19]; &quot;0.00&quot;);  &quot;&quot;); &quot;n/a&quot;)" office:value-type="string" office:string-value="93.13" calcext:value-type="string">
            <text:p>93.13</text:p>
          </table:table-cell>
          <table:table-cell table:style-name="ce112" table:formula="of:=IF([.O19]&lt;&gt;&quot;n/a&quot;; IF([.O19]&lt;&gt;&quot;&quot;; TEXT([.O19]; &quot;0.00&quot;);  &quot;&quot;); &quot;n/a&quot;)" office:value-type="string" office:string-value="88.41" calcext:value-type="string">
            <text:p>88.41</text:p>
          </table:table-cell>
          <table:table-cell table:style-name="ce110" table:formula="of:=IF([.Q19]&lt;&gt;&quot;n/a&quot;; IF([.Q19]&lt;&gt;&quot;&quot;; TEXT([.Q19]; &quot;0.00&quot;);  &quot;&quot;); &quot;n/a&quot;)" office:value-type="string" office:string-value="78.07" calcext:value-type="string">
            <text:p>78.07</text:p>
          </table:table-cell>
          <table:table-cell table:style-name="ce202" table:number-columns-repeated="2"/>
          <table:table-cell table:style-name="ce207"/>
          <table:table-cell table:style-name="ce153" table:formula="of:=IF([.A19]&lt;&gt;&quot;&quot;; [.A19]; &quot;&quot;)" office:value-type="string" office:string-value="HeidelTime" calcext:value-type="string">
            <text:p>HeidelTime</text:p>
          </table:table-cell>
          <table:table-cell table:style-name="ce110" table:formula="of:=IF([.B19]&lt;&gt;&quot;n/a&quot;; IF([.B19]&lt;&gt;&quot;&quot;; TEXT([.B19]; &quot;0.00&quot;);  &quot;&quot;); &quot;n/a&quot;)" office:value-type="string" office:string-value="81.78" calcext:value-type="string">
            <text:p>81.78</text:p>
          </table:table-cell>
          <table:table-cell table:style-name="ce112" table:formula="of:=IF([.D19]&lt;&gt;&quot;n/a&quot;; IF([.D19]&lt;&gt;&quot;&quot;; TEXT([.D19]; &quot;0.00&quot;);  &quot;&quot;); &quot;n/a&quot;)" office:value-type="string" office:string-value="83.97" calcext:value-type="string">
            <text:p>83.97</text:p>
          </table:table-cell>
          <table:table-cell table:style-name="ce110" table:formula="of:=IF([.F19]&lt;&gt;&quot;n/a&quot;; IF([.F19]&lt;&gt;&quot;&quot;; TEXT([.F19]; &quot;0.00&quot;);  &quot;&quot;); &quot;n/a&quot;)" office:value-type="string" office:string-value="79.71" calcext:value-type="string">
            <text:p>79.71</text:p>
          </table:table-cell>
          <table:table-cell table:style-name="ce112" table:formula="of:=IF([.H19]&lt;&gt;&quot;n/a&quot;; IF([.H19]&lt;&gt;&quot;&quot;; TEXT([.H19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19]&lt;&gt;&quot;n/a&quot;; IF([.K19]&lt;&gt;&quot;&quot;; TEXT([.K19]; &quot;0.00&quot;);  &quot;&quot;); &quot;n/a&quot;)" office:value-type="string" office:string-value="90.71" calcext:value-type="string">
            <text:p>90.71</text:p>
          </table:table-cell>
          <table:table-cell table:style-name="ce110" table:formula="of:=IF([.M19]&lt;&gt;&quot;n/a&quot;; IF([.M19]&lt;&gt;&quot;&quot;; TEXT([.M19]; &quot;0.00&quot;);  &quot;&quot;); &quot;n/a&quot;)" office:value-type="string" office:string-value="93.13" calcext:value-type="string">
            <text:p>93.13</text:p>
          </table:table-cell>
          <table:table-cell table:style-name="ce112" table:formula="of:=IF([.O19]&lt;&gt;&quot;n/a&quot;; IF([.O19]&lt;&gt;&quot;&quot;; TEXT([.O19]; &quot;0.00&quot;);  &quot;&quot;); &quot;n/a&quot;)" office:value-type="string" office:string-value="88.41" calcext:value-type="string">
            <text:p>88.41</text:p>
          </table:table-cell>
          <table:table-cell table:style-name="ce110" table:formula="of:=IF([.Q19]&lt;&gt;&quot;n/a&quot;; IF([.Q19]&lt;&gt;&quot;&quot;; TEXT([.Q19]; &quot;0.00&quot;);  &quot;&quot;); &quot;n/a&quot;)" office:value-type="string" office:string-value="78.07" calcext:value-type="string">
            <text:p>78.07</text:p>
          </table:table-cell>
          <table:table-cell table:number-columns-repeated="16340"/>
        </table:table-row>
        <table:table-row table:style-name="ro1">
          <table:table-cell table:style-name="ce13" office:value-type="string" calcext:value-type="string">
            <text:p>UWTime</text:p>
          </table:table-cell>
          <table:table-cell table:style-name="ce43" office:value-type="float" office:value="83.1" calcext:value-type="float">
            <text:p>83,10</text:p>
          </table:table-cell>
          <table:table-cell table:style-name="ce67"/>
          <table:table-cell table:style-name="ce47" office:value-type="float" office:value="86.1" calcext:value-type="float">
            <text:p>86,10</text:p>
          </table:table-cell>
          <table:table-cell table:style-name="ce47"/>
          <table:table-cell table:style-name="ce43" office:value-type="float" office:value="80.4" calcext:value-type="float">
            <text:p>80,40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1.4" calcext:value-type="float">
            <text:p>91,40</text:p>
          </table:table-cell>
          <table:table-cell table:style-name="ce47"/>
          <table:table-cell table:style-name="ce43" office:value-type="float" office:value="94.6" calcext:value-type="float">
            <text:p>94,60</text:p>
          </table:table-cell>
          <table:table-cell table:style-name="ce67"/>
          <table:table-cell table:style-name="ce47" office:value-type="float" office:value="88.4" calcext:value-type="float">
            <text:p>88,40</text:p>
          </table:table-cell>
          <table:table-cell table:style-name="ce47"/>
          <table:table-cell table:style-name="ce43" office:value-type="float" office:value="85.4" calcext:value-type="float">
            <text:p>85,40</text:p>
          </table:table-cell>
          <table:table-cell table:style-name="ce67"/>
          <table:table-cell table:style-name="ce106" table:number-columns-repeated="2"/>
          <table:table-cell table:style-name="ce119"/>
          <table:table-cell table:style-name="ce153" table:formula="of:=IF([.A20]&lt;&gt;&quot;&quot;; [.A20]; &quot;&quot;)" office:value-type="string" office:string-value="UWTime" calcext:value-type="string">
            <text:p>UWTime</text:p>
          </table:table-cell>
          <table:table-cell table:style-name="ce110" table:formula="of:=IF([.B20]&lt;&gt;&quot;n/a&quot;; IF([.B20]&lt;&gt;&quot;&quot;; TEXT([.B20]; &quot;0.00&quot;);  &quot;&quot;); &quot;n/a&quot;)" office:value-type="string" office:string-value="83.10" calcext:value-type="string">
            <text:p>83.10</text:p>
          </table:table-cell>
          <table:table-cell table:style-name="ce112" table:formula="of:=IF([.D20]&lt;&gt;&quot;n/a&quot;; IF([.D20]&lt;&gt;&quot;&quot;; TEXT([.D20]; &quot;0.00&quot;);  &quot;&quot;); &quot;n/a&quot;)" office:value-type="string" office:string-value="86.10" calcext:value-type="string">
            <text:p>86.10</text:p>
          </table:table-cell>
          <table:table-cell table:style-name="ce110" table:formula="of:=IF([.F20]&lt;&gt;&quot;n/a&quot;; IF([.F20]&lt;&gt;&quot;&quot;; TEXT([.F20]; &quot;0.00&quot;);  &quot;&quot;); &quot;n/a&quot;)" office:value-type="string" office:string-value="80.40" calcext:value-type="string">
            <text:p>80.40</text:p>
          </table:table-cell>
          <table:table-cell table:style-name="ce112" table:formula="of:=IF([.H20]&lt;&gt;&quot;n/a&quot;; IF([.H20]&lt;&gt;&quot;&quot;; TEXT([.H20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20]&lt;&gt;&quot;n/a&quot;; IF([.K20]&lt;&gt;&quot;&quot;; TEXT([.K20]; &quot;0.00&quot;);  &quot;&quot;); &quot;n/a&quot;)" office:value-type="string" office:string-value="91.40" calcext:value-type="string">
            <text:p>91.40</text:p>
          </table:table-cell>
          <table:table-cell table:style-name="ce110" table:formula="of:=IF([.M20]&lt;&gt;&quot;n/a&quot;; IF([.M20]&lt;&gt;&quot;&quot;; TEXT([.M20]; &quot;0.00&quot;);  &quot;&quot;); &quot;n/a&quot;)" office:value-type="string" office:string-value="94.60" calcext:value-type="string">
            <text:p>94.60</text:p>
          </table:table-cell>
          <table:table-cell table:style-name="ce112" table:formula="of:=IF([.O20]&lt;&gt;&quot;n/a&quot;; IF([.O20]&lt;&gt;&quot;&quot;; TEXT([.O20]; &quot;0.00&quot;);  &quot;&quot;); &quot;n/a&quot;)" office:value-type="string" office:string-value="88.40" calcext:value-type="string">
            <text:p>88.40</text:p>
          </table:table-cell>
          <table:table-cell table:style-name="ce110" table:formula="of:=IF([.Q20]&lt;&gt;&quot;n/a&quot;; IF([.Q20]&lt;&gt;&quot;&quot;; TEXT([.Q20]; &quot;0.00&quot;);  &quot;&quot;); &quot;n/a&quot;)" office:value-type="string" office:string-value="85.40" calcext:value-type="string">
            <text:p>85.40</text:p>
          </table:table-cell>
          <table:table-cell table:style-name="ce202" table:number-columns-repeated="2"/>
          <table:table-cell table:style-name="ce207"/>
          <table:table-cell table:style-name="ce153" table:formula="of:=IF([.A20]&lt;&gt;&quot;&quot;; [.A20]; &quot;&quot;)" office:value-type="string" office:string-value="UWTime" calcext:value-type="string">
            <text:p>UWTime</text:p>
          </table:table-cell>
          <table:table-cell table:style-name="ce110" table:formula="of:=IF([.B20]&lt;&gt;&quot;n/a&quot;; IF([.B20]&lt;&gt;&quot;&quot;; TEXT([.B20]; &quot;0.00&quot;);  &quot;&quot;); &quot;n/a&quot;)" office:value-type="string" office:string-value="83.10" calcext:value-type="string">
            <text:p>83.10</text:p>
          </table:table-cell>
          <table:table-cell table:style-name="ce112" table:formula="of:=IF([.D20]&lt;&gt;&quot;n/a&quot;; IF([.D20]&lt;&gt;&quot;&quot;; TEXT([.D20]; &quot;0.00&quot;);  &quot;&quot;); &quot;n/a&quot;)" office:value-type="string" office:string-value="86.10" calcext:value-type="string">
            <text:p>86.10</text:p>
          </table:table-cell>
          <table:table-cell table:style-name="ce110" table:formula="of:=IF([.F20]&lt;&gt;&quot;n/a&quot;; IF([.F20]&lt;&gt;&quot;&quot;; TEXT([.F20]; &quot;0.00&quot;);  &quot;&quot;); &quot;n/a&quot;)" office:value-type="string" office:string-value="80.40" calcext:value-type="string">
            <text:p>80.40</text:p>
          </table:table-cell>
          <table:table-cell table:style-name="ce112" table:formula="of:=IF([.H20]&lt;&gt;&quot;n/a&quot;; IF([.H20]&lt;&gt;&quot;&quot;; TEXT([.H20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20]&lt;&gt;&quot;n/a&quot;; IF([.K20]&lt;&gt;&quot;&quot;; TEXT([.K20]; &quot;0.00&quot;);  &quot;&quot;); &quot;n/a&quot;)" office:value-type="string" office:string-value="91.40" calcext:value-type="string">
            <text:p>91.40</text:p>
          </table:table-cell>
          <table:table-cell table:style-name="ce110" table:formula="of:=IF([.M20]&lt;&gt;&quot;n/a&quot;; IF([.M20]&lt;&gt;&quot;&quot;; TEXT([.M20]; &quot;0.00&quot;);  &quot;&quot;); &quot;n/a&quot;)" office:value-type="string" office:string-value="94.60" calcext:value-type="string">
            <text:p>94.60</text:p>
          </table:table-cell>
          <table:table-cell table:style-name="ce112" table:formula="of:=IF([.O20]&lt;&gt;&quot;n/a&quot;; IF([.O20]&lt;&gt;&quot;&quot;; TEXT([.O20]; &quot;0.00&quot;);  &quot;&quot;); &quot;n/a&quot;)" office:value-type="string" office:string-value="88.40" calcext:value-type="string">
            <text:p>88.40</text:p>
          </table:table-cell>
          <table:table-cell table:style-name="ce110" table:formula="of:=IF([.Q20]&lt;&gt;&quot;n/a&quot;; IF([.Q20]&lt;&gt;&quot;&quot;; TEXT([.Q20]; &quot;0.00&quot;);  &quot;&quot;); &quot;n/a&quot;)" office:value-type="string" office:string-value="85.40" calcext:value-type="string">
            <text:p>85.40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Syntime</text:p>
          </table:table-cell>
          <table:table-cell table:style-name="ce43" office:value-type="float" office:value="92.47" calcext:value-type="float">
            <text:p>92,47</text:p>
          </table:table-cell>
          <table:table-cell table:style-name="ce67"/>
          <table:table-cell table:style-name="ce47" office:value-type="float" office:value="91.49" calcext:value-type="float">
            <text:p>91,49</text:p>
          </table:table-cell>
          <table:table-cell table:style-name="ce47"/>
          <table:table-cell table:style-name="ce43" office:value-type="float" office:value="93.48" calcext:value-type="float">
            <text:p>93,48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4.62" calcext:value-type="float">
            <text:p>94,62</text:p>
          </table:table-cell>
          <table:table-cell table:style-name="ce47"/>
          <table:table-cell table:style-name="ce43" office:value-type="float" office:value="93.62" calcext:value-type="float">
            <text:p>93,62</text:p>
          </table:table-cell>
          <table:table-cell table:style-name="ce67"/>
          <table:table-cell table:style-name="ce47" office:value-type="float" office:value="95.65" calcext:value-type="float">
            <text:p>95,65</text:p>
          </table:table-cell>
          <table:table-cell table:style-name="ce47"/>
          <table:table-cell table:style-name="ce43" office:value-type="string" calcext:value-type="string">
            <text:p>n/a</text:p>
          </table:table-cell>
          <table:table-cell table:style-name="ce67"/>
          <table:table-cell table:style-name="ce106" table:number-columns-repeated="2"/>
          <table:table-cell table:style-name="ce119"/>
          <table:table-cell table:style-name="ce153" table:formula="of:=IF([.A21]&lt;&gt;&quot;&quot;; [.A21]; &quot;&quot;)" office:value-type="string" office:string-value="Syntime" calcext:value-type="string">
            <text:p>Syntime</text:p>
          </table:table-cell>
          <table:table-cell table:style-name="ce110" table:formula="of:=IF([.B21]&lt;&gt;&quot;n/a&quot;; IF([.B21]&lt;&gt;&quot;&quot;; TEXT([.B21]; &quot;0.00&quot;);  &quot;&quot;); &quot;n/a&quot;)" office:value-type="string" office:string-value="92.47" calcext:value-type="string">
            <text:p>92.47</text:p>
          </table:table-cell>
          <table:table-cell table:style-name="ce112" table:formula="of:=IF([.D21]&lt;&gt;&quot;n/a&quot;; IF([.D21]&lt;&gt;&quot;&quot;; TEXT([.D21]; &quot;0.00&quot;);  &quot;&quot;); &quot;n/a&quot;)" office:value-type="string" office:string-value="91.49" calcext:value-type="string">
            <text:p>91.49</text:p>
          </table:table-cell>
          <table:table-cell table:style-name="ce132" table:formula="of:=IF([.F21]&lt;&gt;&quot;n/a&quot;; IF([.F21]&lt;&gt;&quot;&quot;; TEXT([.F21]; &quot;0.00&quot;);  &quot;&quot;); &quot;n/a&quot;)" office:value-type="string" office:string-value="93.48" calcext:value-type="string">
            <text:p>93.48</text:p>
          </table:table-cell>
          <table:table-cell table:style-name="ce112" table:formula="of:=IF([.H21]&lt;&gt;&quot;n/a&quot;; IF([.H21]&lt;&gt;&quot;&quot;; TEXT([.H21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21]&lt;&gt;&quot;n/a&quot;; IF([.K21]&lt;&gt;&quot;&quot;; TEXT([.K21]; &quot;0.00&quot;);  &quot;&quot;); &quot;n/a&quot;)" office:value-type="string" office:string-value="94.62" calcext:value-type="string">
            <text:p>94.62</text:p>
          </table:table-cell>
          <table:table-cell table:style-name="ce110" table:formula="of:=IF([.M21]&lt;&gt;&quot;n/a&quot;; IF([.M21]&lt;&gt;&quot;&quot;; TEXT([.M21]; &quot;0.00&quot;);  &quot;&quot;); &quot;n/a&quot;)" office:value-type="string" office:string-value="93.62" calcext:value-type="string">
            <text:p>93.62</text:p>
          </table:table-cell>
          <table:table-cell table:style-name="ce112" table:formula="of:=IF([.O21]&lt;&gt;&quot;n/a&quot;; IF([.O21]&lt;&gt;&quot;&quot;; TEXT([.O21]; &quot;0.00&quot;);  &quot;&quot;); &quot;n/a&quot;)" office:value-type="string" office:string-value="95.65" calcext:value-type="string">
            <text:p>95.65</text:p>
          </table:table-cell>
          <table:table-cell table:style-name="ce110" table:formula="of:=IF([.Q21]&lt;&gt;&quot;n/a&quot;; IF([.Q21]&lt;&gt;&quot;&quot;; TEXT([.Q21]; &quot;0.00&quot;);  &quot;&quot;); &quot;n/a&quot;)" office:value-type="string" office:string-value="n/a" calcext:value-type="string">
            <text:p>n/a</text:p>
          </table:table-cell>
          <table:table-cell table:style-name="ce202" table:number-columns-repeated="2"/>
          <table:table-cell table:style-name="ce207"/>
          <table:table-cell table:style-name="ce153" table:formula="of:=IF([.A21]&lt;&gt;&quot;&quot;; [.A21]; &quot;&quot;)" office:value-type="string" office:string-value="Syntime" calcext:value-type="string">
            <text:p>Syntime</text:p>
          </table:table-cell>
          <table:table-cell table:style-name="ce110" table:formula="of:=IF([.B21]&lt;&gt;&quot;n/a&quot;; IF([.B21]&lt;&gt;&quot;&quot;; TEXT([.B21]; &quot;0.00&quot;);  &quot;&quot;); &quot;n/a&quot;)" office:value-type="string" office:string-value="92.47" calcext:value-type="string">
            <text:p>92.47</text:p>
          </table:table-cell>
          <table:table-cell table:style-name="ce112" table:formula="of:=IF([.D21]&lt;&gt;&quot;n/a&quot;; IF([.D21]&lt;&gt;&quot;&quot;; TEXT([.D21]; &quot;0.00&quot;);  &quot;&quot;); &quot;n/a&quot;)" office:value-type="string" office:string-value="91.49" calcext:value-type="string">
            <text:p>91.49</text:p>
          </table:table-cell>
          <table:table-cell table:style-name="ce110" table:formula="of:=IF([.F21]&lt;&gt;&quot;n/a&quot;; IF([.F21]&lt;&gt;&quot;&quot;; TEXT([.F21]; &quot;0.00&quot;);  &quot;&quot;); &quot;n/a&quot;)" office:value-type="string" office:string-value="93.48" calcext:value-type="string">
            <text:p>93.48</text:p>
          </table:table-cell>
          <table:table-cell table:style-name="ce112" table:formula="of:=IF([.H21]&lt;&gt;&quot;n/a&quot;; IF([.H21]&lt;&gt;&quot;&quot;; TEXT([.H21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21]&lt;&gt;&quot;n/a&quot;; IF([.K21]&lt;&gt;&quot;&quot;; TEXT([.K21]; &quot;0.00&quot;);  &quot;&quot;); &quot;n/a&quot;)" office:value-type="string" office:string-value="94.62" calcext:value-type="string">
            <text:p>94.62</text:p>
          </table:table-cell>
          <table:table-cell table:style-name="ce110" table:formula="of:=IF([.M21]&lt;&gt;&quot;n/a&quot;; IF([.M21]&lt;&gt;&quot;&quot;; TEXT([.M21]; &quot;0.00&quot;);  &quot;&quot;); &quot;n/a&quot;)" office:value-type="string" office:string-value="93.62" calcext:value-type="string">
            <text:p>93.62</text:p>
          </table:table-cell>
          <table:table-cell table:style-name="ce112" table:formula="of:=IF([.O21]&lt;&gt;&quot;n/a&quot;; IF([.O21]&lt;&gt;&quot;&quot;; TEXT([.O21]; &quot;0.00&quot;);  &quot;&quot;); &quot;n/a&quot;)" office:value-type="string" office:string-value="95.65" calcext:value-type="string">
            <text:p>95.65</text:p>
          </table:table-cell>
          <table:table-cell table:style-name="ce110" table:formula="of:=IF([.Q21]&lt;&gt;&quot;n/a&quot;; IF([.Q21]&lt;&gt;&quot;&quot;; TEXT([.Q21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TOMN</text:p>
          </table:table-cell>
          <table:table-cell table:style-name="ce43" office:value-type="float" office:value="91.58" calcext:value-type="float">
            <text:p>91,58</text:p>
          </table:table-cell>
          <table:table-cell table:style-name="ce67"/>
          <table:table-cell table:style-name="ce47" office:value-type="float" office:value="92.59" calcext:value-type="float">
            <text:p>92,59</text:p>
          </table:table-cell>
          <table:table-cell table:style-name="ce47"/>
          <table:table-cell table:style-name="ce43" office:value-type="float" office:value="90.58" calcext:value-type="float">
            <text:p>90,58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4.51" calcext:value-type="float">
            <text:p>94,51</text:p>
          </table:table-cell>
          <table:table-cell table:style-name="ce47"/>
          <table:table-cell table:style-name="ce43" office:value-type="float" office:value="95.56" calcext:value-type="float">
            <text:p>95,56</text:p>
          </table:table-cell>
          <table:table-cell table:style-name="ce67"/>
          <table:table-cell table:style-name="ce47" office:value-type="float" office:value="93.48" calcext:value-type="float">
            <text:p>93,48</text:p>
          </table:table-cell>
          <table:table-cell table:style-name="ce47"/>
          <table:table-cell table:style-name="ce43" office:value-type="string" calcext:value-type="string">
            <text:p>n/a</text:p>
          </table:table-cell>
          <table:table-cell table:style-name="ce67"/>
          <table:table-cell table:style-name="ce106" table:number-columns-repeated="2"/>
          <table:table-cell table:style-name="ce119"/>
          <table:table-cell table:style-name="ce153" table:formula="of:=IF([.A22]&lt;&gt;&quot;&quot;; [.A22]; &quot;&quot;)" office:value-type="string" office:string-value="TOMN" calcext:value-type="string">
            <text:p>TOMN</text:p>
          </table:table-cell>
          <table:table-cell table:style-name="ce110" table:formula="of:=IF([.B22]&lt;&gt;&quot;n/a&quot;; IF([.B22]&lt;&gt;&quot;&quot;; TEXT([.B22]; &quot;0.00&quot;);  &quot;&quot;); &quot;n/a&quot;)" office:value-type="string" office:string-value="91.58" calcext:value-type="string">
            <text:p>91.58</text:p>
          </table:table-cell>
          <table:table-cell table:style-name="ce112" table:formula="of:=IF([.D22]&lt;&gt;&quot;n/a&quot;; IF([.D22]&lt;&gt;&quot;&quot;; TEXT([.D22]; &quot;0.00&quot;);  &quot;&quot;); &quot;n/a&quot;)" office:value-type="string" office:string-value="92.59" calcext:value-type="string">
            <text:p>92.59</text:p>
          </table:table-cell>
          <table:table-cell table:style-name="ce110" table:formula="of:=IF([.F22]&lt;&gt;&quot;n/a&quot;; IF([.F22]&lt;&gt;&quot;&quot;; TEXT([.F22]; &quot;0.00&quot;);  &quot;&quot;); &quot;n/a&quot;)" office:value-type="string" office:string-value="90.58" calcext:value-type="string">
            <text:p>90.58</text:p>
          </table:table-cell>
          <table:table-cell table:style-name="ce112" table:formula="of:=IF([.H22]&lt;&gt;&quot;n/a&quot;; IF([.H22]&lt;&gt;&quot;&quot;; TEXT([.H22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22]&lt;&gt;&quot;n/a&quot;; IF([.K22]&lt;&gt;&quot;&quot;; TEXT([.K22]; &quot;0.00&quot;);  &quot;&quot;); &quot;n/a&quot;)" office:value-type="string" office:string-value="94.51" calcext:value-type="string">
            <text:p>94.51</text:p>
          </table:table-cell>
          <table:table-cell table:style-name="ce110" table:formula="of:=IF([.M22]&lt;&gt;&quot;n/a&quot;; IF([.M22]&lt;&gt;&quot;&quot;; TEXT([.M22]; &quot;0.00&quot;);  &quot;&quot;); &quot;n/a&quot;)" office:value-type="string" office:string-value="95.56" calcext:value-type="string">
            <text:p>95.56</text:p>
          </table:table-cell>
          <table:table-cell table:style-name="ce112" table:formula="of:=IF([.O22]&lt;&gt;&quot;n/a&quot;; IF([.O22]&lt;&gt;&quot;&quot;; TEXT([.O22]; &quot;0.00&quot;);  &quot;&quot;); &quot;n/a&quot;)" office:value-type="string" office:string-value="93.48" calcext:value-type="string">
            <text:p>93.48</text:p>
          </table:table-cell>
          <table:table-cell table:style-name="ce110" table:formula="of:=IF([.Q22]&lt;&gt;&quot;n/a&quot;; IF([.Q22]&lt;&gt;&quot;&quot;; TEXT([.Q22]; &quot;0.00&quot;);  &quot;&quot;); &quot;n/a&quot;)" office:value-type="string" office:string-value="n/a" calcext:value-type="string">
            <text:p>n/a</text:p>
          </table:table-cell>
          <table:table-cell table:style-name="ce202" table:number-columns-repeated="2"/>
          <table:table-cell table:style-name="ce207"/>
          <table:table-cell table:style-name="ce153" table:formula="of:=IF([.A22]&lt;&gt;&quot;&quot;; [.A22]; &quot;&quot;)" office:value-type="string" office:string-value="TOMN" calcext:value-type="string">
            <text:p>TOMN</text:p>
          </table:table-cell>
          <table:table-cell table:style-name="ce110" table:formula="of:=IF([.B22]&lt;&gt;&quot;n/a&quot;; IF([.B22]&lt;&gt;&quot;&quot;; TEXT([.B22]; &quot;0.00&quot;);  &quot;&quot;); &quot;n/a&quot;)" office:value-type="string" office:string-value="91.58" calcext:value-type="string">
            <text:p>91.58</text:p>
          </table:table-cell>
          <table:table-cell table:style-name="ce112" table:formula="of:=IF([.D22]&lt;&gt;&quot;n/a&quot;; IF([.D22]&lt;&gt;&quot;&quot;; TEXT([.D22]; &quot;0.00&quot;);  &quot;&quot;); &quot;n/a&quot;)" office:value-type="string" office:string-value="92.59" calcext:value-type="string">
            <text:p>92.59</text:p>
          </table:table-cell>
          <table:table-cell table:style-name="ce110" table:formula="of:=IF([.F22]&lt;&gt;&quot;n/a&quot;; IF([.F22]&lt;&gt;&quot;&quot;; TEXT([.F22]; &quot;0.00&quot;);  &quot;&quot;); &quot;n/a&quot;)" office:value-type="string" office:string-value="90.58" calcext:value-type="string">
            <text:p>90.58</text:p>
          </table:table-cell>
          <table:table-cell table:style-name="ce112" table:formula="of:=IF([.H22]&lt;&gt;&quot;n/a&quot;; IF([.H22]&lt;&gt;&quot;&quot;; TEXT([.H22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22]&lt;&gt;&quot;n/a&quot;; IF([.K22]&lt;&gt;&quot;&quot;; TEXT([.K22]; &quot;0.00&quot;);  &quot;&quot;); &quot;n/a&quot;)" office:value-type="string" office:string-value="94.51" calcext:value-type="string">
            <text:p>94.51</text:p>
          </table:table-cell>
          <table:table-cell table:style-name="ce110" table:formula="of:=IF([.M22]&lt;&gt;&quot;n/a&quot;; IF([.M22]&lt;&gt;&quot;&quot;; TEXT([.M22]; &quot;0.00&quot;);  &quot;&quot;); &quot;n/a&quot;)" office:value-type="string" office:string-value="95.56" calcext:value-type="string">
            <text:p>95.56</text:p>
          </table:table-cell>
          <table:table-cell table:style-name="ce112" table:formula="of:=IF([.O22]&lt;&gt;&quot;n/a&quot;; IF([.O22]&lt;&gt;&quot;&quot;; TEXT([.O22]; &quot;0.00&quot;);  &quot;&quot;); &quot;n/a&quot;)" office:value-type="string" office:string-value="93.48" calcext:value-type="string">
            <text:p>93.48</text:p>
          </table:table-cell>
          <table:table-cell table:style-name="ce110" table:formula="of:=IF([.Q22]&lt;&gt;&quot;n/a&quot;; IF([.Q22]&lt;&gt;&quot;&quot;; TEXT([.Q22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PTime</text:p>
          </table:table-cell>
          <table:table-cell table:style-name="ce43" office:value-type="float" office:value="84.25" calcext:value-type="float">
            <text:p>84,25</text:p>
          </table:table-cell>
          <table:table-cell table:style-name="ce67"/>
          <table:table-cell table:style-name="ce47" office:value-type="float" office:value="85.19" calcext:value-type="float">
            <text:p>85,19</text:p>
          </table:table-cell>
          <table:table-cell table:style-name="ce47"/>
          <table:table-cell table:style-name="ce43" office:value-type="float" office:value="83.33" calcext:value-type="float">
            <text:p>83,33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1.58" calcext:value-type="float">
            <text:p>91,58</text:p>
          </table:table-cell>
          <table:table-cell table:style-name="ce47"/>
          <table:table-cell table:style-name="ce43" office:value-type="float" office:value="92.59" calcext:value-type="float">
            <text:p>92,59</text:p>
          </table:table-cell>
          <table:table-cell table:style-name="ce67"/>
          <table:table-cell table:style-name="ce47" office:value-type="float" office:value="90.58" calcext:value-type="float">
            <text:p>90,58</text:p>
          </table:table-cell>
          <table:table-cell table:style-name="ce47"/>
          <table:table-cell table:style-name="ce43" office:value-type="string" calcext:value-type="string">
            <text:p>n/a</text:p>
          </table:table-cell>
          <table:table-cell table:style-name="ce67"/>
          <table:table-cell table:style-name="ce106" table:number-columns-repeated="2"/>
          <table:table-cell table:style-name="ce119"/>
          <table:table-cell table:style-name="ce153" table:formula="of:=IF([.A23]&lt;&gt;&quot;&quot;; [.A23]; &quot;&quot;)" office:value-type="string" office:string-value="PTime" calcext:value-type="string">
            <text:p>PTime</text:p>
          </table:table-cell>
          <table:table-cell table:style-name="ce110" table:formula="of:=IF([.B23]&lt;&gt;&quot;n/a&quot;; IF([.B23]&lt;&gt;&quot;&quot;; TEXT([.B23]; &quot;0.00&quot;);  &quot;&quot;); &quot;n/a&quot;)" office:value-type="string" office:string-value="84.25" calcext:value-type="string">
            <text:p>84.25</text:p>
          </table:table-cell>
          <table:table-cell table:style-name="ce112" table:formula="of:=IF([.D23]&lt;&gt;&quot;n/a&quot;; IF([.D23]&lt;&gt;&quot;&quot;; TEXT([.D23]; &quot;0.00&quot;);  &quot;&quot;); &quot;n/a&quot;)" office:value-type="string" office:string-value="85.19" calcext:value-type="string">
            <text:p>85.19</text:p>
          </table:table-cell>
          <table:table-cell table:style-name="ce110" table:formula="of:=IF([.F23]&lt;&gt;&quot;n/a&quot;; IF([.F23]&lt;&gt;&quot;&quot;; TEXT([.F23]; &quot;0.00&quot;);  &quot;&quot;); &quot;n/a&quot;)" office:value-type="string" office:string-value="83.33" calcext:value-type="string">
            <text:p>83.33</text:p>
          </table:table-cell>
          <table:table-cell table:style-name="ce112" table:formula="of:=IF([.H23]&lt;&gt;&quot;n/a&quot;; IF([.H23]&lt;&gt;&quot;&quot;; TEXT([.H23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23]&lt;&gt;&quot;n/a&quot;; IF([.K23]&lt;&gt;&quot;&quot;; TEXT([.K23]; &quot;0.00&quot;);  &quot;&quot;); &quot;n/a&quot;)" office:value-type="string" office:string-value="91.58" calcext:value-type="string">
            <text:p>91.58</text:p>
          </table:table-cell>
          <table:table-cell table:style-name="ce110" table:formula="of:=IF([.M23]&lt;&gt;&quot;n/a&quot;; IF([.M23]&lt;&gt;&quot;&quot;; TEXT([.M23]; &quot;0.00&quot;);  &quot;&quot;); &quot;n/a&quot;)" office:value-type="string" office:string-value="92.59" calcext:value-type="string">
            <text:p>92.59</text:p>
          </table:table-cell>
          <table:table-cell table:style-name="ce112" table:formula="of:=IF([.O23]&lt;&gt;&quot;n/a&quot;; IF([.O23]&lt;&gt;&quot;&quot;; TEXT([.O23]; &quot;0.00&quot;);  &quot;&quot;); &quot;n/a&quot;)" office:value-type="string" office:string-value="90.58" calcext:value-type="string">
            <text:p>90.58</text:p>
          </table:table-cell>
          <table:table-cell table:style-name="ce110" table:formula="of:=IF([.Q23]&lt;&gt;&quot;n/a&quot;; IF([.Q23]&lt;&gt;&quot;&quot;; TEXT([.Q23]; &quot;0.00&quot;);  &quot;&quot;); &quot;n/a&quot;)" office:value-type="string" office:string-value="n/a" calcext:value-type="string">
            <text:p>n/a</text:p>
          </table:table-cell>
          <table:table-cell table:style-name="ce202" table:number-columns-repeated="2"/>
          <table:table-cell table:style-name="ce207"/>
          <table:table-cell table:style-name="ce153" table:formula="of:=IF([.A23]&lt;&gt;&quot;&quot;; [.A23]; &quot;&quot;)" office:value-type="string" office:string-value="PTime" calcext:value-type="string">
            <text:p>PTime</text:p>
          </table:table-cell>
          <table:table-cell table:style-name="ce110" table:formula="of:=IF([.B23]&lt;&gt;&quot;n/a&quot;; IF([.B23]&lt;&gt;&quot;&quot;; TEXT([.B23]; &quot;0.00&quot;);  &quot;&quot;); &quot;n/a&quot;)" office:value-type="string" office:string-value="84.25" calcext:value-type="string">
            <text:p>84.25</text:p>
          </table:table-cell>
          <table:table-cell table:style-name="ce112" table:formula="of:=IF([.D23]&lt;&gt;&quot;n/a&quot;; IF([.D23]&lt;&gt;&quot;&quot;; TEXT([.D23]; &quot;0.00&quot;);  &quot;&quot;); &quot;n/a&quot;)" office:value-type="string" office:string-value="85.19" calcext:value-type="string">
            <text:p>85.19</text:p>
          </table:table-cell>
          <table:table-cell table:style-name="ce110" table:formula="of:=IF([.F23]&lt;&gt;&quot;n/a&quot;; IF([.F23]&lt;&gt;&quot;&quot;; TEXT([.F23]; &quot;0.00&quot;);  &quot;&quot;); &quot;n/a&quot;)" office:value-type="string" office:string-value="83.33" calcext:value-type="string">
            <text:p>83.33</text:p>
          </table:table-cell>
          <table:table-cell table:style-name="ce112" table:formula="of:=IF([.H23]&lt;&gt;&quot;n/a&quot;; IF([.H23]&lt;&gt;&quot;&quot;; TEXT([.H23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23]&lt;&gt;&quot;n/a&quot;; IF([.K23]&lt;&gt;&quot;&quot;; TEXT([.K23]; &quot;0.00&quot;);  &quot;&quot;); &quot;n/a&quot;)" office:value-type="string" office:string-value="91.58" calcext:value-type="string">
            <text:p>91.58</text:p>
          </table:table-cell>
          <table:table-cell table:style-name="ce110" table:formula="of:=IF([.M23]&lt;&gt;&quot;n/a&quot;; IF([.M23]&lt;&gt;&quot;&quot;; TEXT([.M23]; &quot;0.00&quot;);  &quot;&quot;); &quot;n/a&quot;)" office:value-type="string" office:string-value="92.59" calcext:value-type="string">
            <text:p>92.59</text:p>
          </table:table-cell>
          <table:table-cell table:style-name="ce112" table:formula="of:=IF([.O23]&lt;&gt;&quot;n/a&quot;; IF([.O23]&lt;&gt;&quot;&quot;; TEXT([.O23]; &quot;0.00&quot;);  &quot;&quot;); &quot;n/a&quot;)" office:value-type="string" office:string-value="90.58" calcext:value-type="string">
            <text:p>90.58</text:p>
          </table:table-cell>
          <table:table-cell table:style-name="ce110" table:formula="of:=IF([.Q23]&lt;&gt;&quot;n/a&quot;; IF([.Q23]&lt;&gt;&quot;&quot;; TEXT([.Q23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11" office:value-type="string" calcext:value-type="string">
            <text:p>BERT-time</text:p>
          </table:table-cell>
          <table:table-cell table:style-name="ce41" office:value-type="float" office:value="90.77" calcext:value-type="float">
            <text:p>90,77</text:p>
          </table:table-cell>
          <table:table-cell table:style-name="ce64"/>
          <table:table-cell table:style-name="ce76" office:value-type="float" office:value="92.48" calcext:value-type="float">
            <text:p>92,48</text:p>
          </table:table-cell>
          <table:table-cell table:style-name="ce76"/>
          <table:table-cell table:style-name="ce41" office:value-type="float" office:value="89.13" calcext:value-type="float">
            <text:p>89,13</text:p>
          </table:table-cell>
          <table:table-cell table:style-name="ce64"/>
          <table:table-cell table:number-columns-repeated="2" table:style-name="ce76" office:value-type="string" calcext:value-type="string">
            <text:p>n/a</text:p>
          </table:table-cell>
          <table:table-cell table:style-name="ce95"/>
          <table:table-cell table:style-name="ce76" office:value-type="float" office:value="94.46" calcext:value-type="float">
            <text:p>94,46</text:p>
          </table:table-cell>
          <table:table-cell table:style-name="ce76"/>
          <table:table-cell table:style-name="ce41" office:value-type="float" office:value="96.24" calcext:value-type="float">
            <text:p>96,24</text:p>
          </table:table-cell>
          <table:table-cell table:style-name="ce64"/>
          <table:table-cell table:style-name="ce76" office:value-type="float" office:value="92.75" calcext:value-type="float">
            <text:p>92,75</text:p>
          </table:table-cell>
          <table:table-cell table:style-name="ce76"/>
          <table:table-cell table:style-name="ce41" office:value-type="string" calcext:value-type="string">
            <text:p>n/a</text:p>
          </table:table-cell>
          <table:table-cell table:style-name="ce64"/>
          <table:table-cell table:style-name="ce105"/>
          <table:table-cell table:style-name="ce102" table:number-columns-repeated="2"/>
          <table:table-cell table:style-name="ce145" table:formula="of:=IF([.A24]&lt;&gt;&quot;&quot;; [.A24]; &quot;&quot;)" office:value-type="string" office:string-value="BERT-time" calcext:value-type="string">
            <text:p>BERT-time</text:p>
          </table:table-cell>
          <table:table-cell table:style-name="ce144" table:formula="of:=IF([.B24]&lt;&gt;&quot;n/a&quot;; IF([.B24]&lt;&gt;&quot;&quot;; TEXT([.B24]; &quot;0.00&quot;);  &quot;&quot;); &quot;n/a&quot;)" office:value-type="string" office:string-value="90.77" calcext:value-type="string">
            <text:p>90.77</text:p>
          </table:table-cell>
          <table:table-cell table:style-name="ce136" table:formula="of:=IF([.D24]&lt;&gt;&quot;n/a&quot;; IF([.D24]&lt;&gt;&quot;&quot;; TEXT([.D24]; &quot;0.00&quot;);  &quot;&quot;); &quot;n/a&quot;)" office:value-type="string" office:string-value="92.48" calcext:value-type="string">
            <text:p>92.48</text:p>
          </table:table-cell>
          <table:table-cell table:style-name="ce144" table:formula="of:=IF([.F24]&lt;&gt;&quot;n/a&quot;; IF([.F24]&lt;&gt;&quot;&quot;; TEXT([.F24]; &quot;0.00&quot;);  &quot;&quot;); &quot;n/a&quot;)" office:value-type="string" office:string-value="89.13" calcext:value-type="string">
            <text:p>89.13</text:p>
          </table:table-cell>
          <table:table-cell table:style-name="ce136" table:formula="of:=IF([.H24]&lt;&gt;&quot;n/a&quot;; IF([.H24]&lt;&gt;&quot;&quot;; TEXT([.H24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136" table:formula="of:=IF([.K24]&lt;&gt;&quot;n/a&quot;; IF([.K24]&lt;&gt;&quot;&quot;; TEXT([.K24]; &quot;0.00&quot;);  &quot;&quot;); &quot;n/a&quot;)" office:value-type="string" office:string-value="94.46" calcext:value-type="string">
            <text:p>94.46</text:p>
          </table:table-cell>
          <table:table-cell table:style-name="ce144" table:formula="of:=IF([.M24]&lt;&gt;&quot;n/a&quot;; IF([.M24]&lt;&gt;&quot;&quot;; TEXT([.M24]; &quot;0.00&quot;);  &quot;&quot;); &quot;n/a&quot;)" office:value-type="string" office:string-value="96.24" calcext:value-type="string">
            <text:p>96.24</text:p>
          </table:table-cell>
          <table:table-cell table:style-name="ce136" table:formula="of:=IF([.O24]&lt;&gt;&quot;n/a&quot;; IF([.O24]&lt;&gt;&quot;&quot;; TEXT([.O24]; &quot;0.00&quot;);  &quot;&quot;); &quot;n/a&quot;)" office:value-type="string" office:string-value="92.75" calcext:value-type="string">
            <text:p>92.75</text:p>
          </table:table-cell>
          <table:table-cell table:style-name="ce144" table:formula="of:=IF([.Q24]&lt;&gt;&quot;n/a&quot;; IF([.Q24]&lt;&gt;&quot;&quot;; TEXT([.Q24]; &quot;0.00&quot;);  &quot;&quot;); &quot;n/a&quot;)" office:value-type="string" office:string-value="n/a" calcext:value-type="string">
            <text:p>n/a</text:p>
          </table:table-cell>
          <table:table-cell table:style-name="ce204" table:number-columns-repeated="2"/>
          <table:table-cell table:style-name="ce208"/>
          <table:table-cell table:style-name="ce156" table:formula="of:=IF([.A24]&lt;&gt;&quot;&quot;; [.A24]; &quot;&quot;)" office:value-type="string" office:string-value="BERT-time" calcext:value-type="string">
            <text:p>BERT-time</text:p>
          </table:table-cell>
          <table:table-cell table:style-name="ce144" table:formula="of:=IF([.B24]&lt;&gt;&quot;n/a&quot;; IF([.B24]&lt;&gt;&quot;&quot;; TEXT([.B24]; &quot;0.00&quot;);  &quot;&quot;); &quot;n/a&quot;)" office:value-type="string" office:string-value="90.77" calcext:value-type="string">
            <text:p>90.77</text:p>
          </table:table-cell>
          <table:table-cell table:style-name="ce136" table:formula="of:=IF([.D24]&lt;&gt;&quot;n/a&quot;; IF([.D24]&lt;&gt;&quot;&quot;; TEXT([.D24]; &quot;0.00&quot;);  &quot;&quot;); &quot;n/a&quot;)" office:value-type="string" office:string-value="92.48" calcext:value-type="string">
            <text:p>92.48</text:p>
          </table:table-cell>
          <table:table-cell table:style-name="ce144" table:formula="of:=IF([.F24]&lt;&gt;&quot;n/a&quot;; IF([.F24]&lt;&gt;&quot;&quot;; TEXT([.F24]; &quot;0.00&quot;);  &quot;&quot;); &quot;n/a&quot;)" office:value-type="string" office:string-value="89.13" calcext:value-type="string">
            <text:p>89.13</text:p>
          </table:table-cell>
          <table:table-cell table:style-name="ce136" table:formula="of:=IF([.H24]&lt;&gt;&quot;n/a&quot;; IF([.H24]&lt;&gt;&quot;&quot;; TEXT([.H24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136" table:formula="of:=IF([.K24]&lt;&gt;&quot;n/a&quot;; IF([.K24]&lt;&gt;&quot;&quot;; TEXT([.K24]; &quot;0.00&quot;);  &quot;&quot;); &quot;n/a&quot;)" office:value-type="string" office:string-value="94.46" calcext:value-type="string">
            <text:p>94.46</text:p>
          </table:table-cell>
          <table:table-cell table:style-name="ce144" table:formula="of:=IF([.M24]&lt;&gt;&quot;n/a&quot;; IF([.M24]&lt;&gt;&quot;&quot;; TEXT([.M24]; &quot;0.00&quot;);  &quot;&quot;); &quot;n/a&quot;)" office:value-type="string" office:string-value="96.24" calcext:value-type="string">
            <text:p>96.24</text:p>
          </table:table-cell>
          <table:table-cell table:style-name="ce136" table:formula="of:=IF([.O24]&lt;&gt;&quot;n/a&quot;; IF([.O24]&lt;&gt;&quot;&quot;; TEXT([.O24]; &quot;0.00&quot;);  &quot;&quot;); &quot;n/a&quot;)" office:value-type="string" office:string-value="92.75" calcext:value-type="string">
            <text:p>92.75</text:p>
          </table:table-cell>
          <table:table-cell table:style-name="ce144" table:formula="of:=IF([.Q24]&lt;&gt;&quot;n/a&quot;; IF([.Q24]&lt;&gt;&quot;&quot;; TEXT([.Q24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16"/>
          <table:table-cell table:style-name="ce43"/>
          <table:table-cell table:style-name="ce67"/>
          <table:table-cell table:style-name="ce47"/>
          <table:table-cell table:style-name="ce78"/>
          <table:table-cell table:style-name="ce43"/>
          <table:table-cell table:style-name="ce67"/>
          <table:table-cell table:style-name="ce47" table:number-columns-repeated="2"/>
          <table:table-cell table:style-name="ce98"/>
          <table:table-cell table:style-name="ce78"/>
          <table:table-cell table:style-name="ce47"/>
          <table:table-cell table:style-name="ce43"/>
          <table:table-cell table:style-name="ce67"/>
          <table:table-cell table:style-name="ce78"/>
          <table:table-cell table:style-name="ce47"/>
          <table:table-cell table:style-name="ce43"/>
          <table:table-cell table:style-name="ce67"/>
          <table:table-cell table:style-name="ce107"/>
          <table:table-cell table:style-name="ce114" table:number-columns-repeated="2"/>
          <table:table-cell table:style-name="ce153" table:formula="of:=IF([.A25]&lt;&gt;&quot;&quot;; [.A25]; &quot;&quot;)">
            <text:p/>
          </table:table-cell>
          <table:table-cell table:style-name="ce110" table:formula="of:=IF([.B25]&lt;&gt;&quot;n/a&quot;; IF([.B25]&lt;&gt;&quot;&quot;; TEXT([.B25]; &quot;0.00&quot;);  &quot;&quot;); &quot;n/a&quot;)">
            <text:p/>
          </table:table-cell>
          <table:table-cell table:style-name="ce112" table:formula="of:=IF([.D25]&lt;&gt;&quot;n/a&quot;; IF([.D25]&lt;&gt;&quot;&quot;; TEXT([.D25]; &quot;0.00&quot;);  &quot;&quot;); &quot;n/a&quot;)">
            <text:p/>
          </table:table-cell>
          <table:table-cell table:style-name="ce110" table:formula="of:=IF([.F25]&lt;&gt;&quot;n/a&quot;; IF([.F25]&lt;&gt;&quot;&quot;; TEXT([.F25]; &quot;0.00&quot;);  &quot;&quot;); &quot;n/a&quot;)">
            <text:p/>
          </table:table-cell>
          <table:table-cell table:style-name="ce112" table:formula="of:=IF([.H25]&lt;&gt;&quot;n/a&quot;; IF([.H25]&lt;&gt;&quot;&quot;; TEXT([.H25]; &quot;0.00&quot;);  &quot;&quot;); &quot;n/a&quot;)">
            <text:p/>
          </table:table-cell>
          <table:table-cell table:style-name="ce178"/>
          <table:table-cell table:style-name="ce112" table:formula="of:=IF([.K25]&lt;&gt;&quot;n/a&quot;; IF([.K25]&lt;&gt;&quot;&quot;; TEXT([.K25]; &quot;0.00&quot;);  &quot;&quot;); &quot;n/a&quot;)">
            <text:p/>
          </table:table-cell>
          <table:table-cell table:style-name="ce110" table:formula="of:=IF([.M25]&lt;&gt;&quot;n/a&quot;; IF([.M25]&lt;&gt;&quot;&quot;; TEXT([.M25]; &quot;0.00&quot;);  &quot;&quot;); &quot;n/a&quot;)">
            <text:p/>
          </table:table-cell>
          <table:table-cell table:style-name="ce112" table:formula="of:=IF([.O25]&lt;&gt;&quot;n/a&quot;; IF([.O25]&lt;&gt;&quot;&quot;; TEXT([.O25]; &quot;0.00&quot;);  &quot;&quot;); &quot;n/a&quot;)">
            <text:p/>
          </table:table-cell>
          <table:table-cell table:style-name="ce110" table:formula="of:=IF([.Q25]&lt;&gt;&quot;n/a&quot;; IF([.Q25]&lt;&gt;&quot;&quot;; TEXT([.Q25]; &quot;0.00&quot;);  &quot;&quot;); &quot;n/a&quot;)">
            <text:p/>
          </table:table-cell>
          <table:table-cell table:style-name="ce202" table:number-columns-repeated="2"/>
          <table:table-cell table:style-name="ce207"/>
          <table:table-cell table:style-name="ce153" table:formula="of:=IF([.A25]&lt;&gt;&quot;&quot;; [.A25]; &quot;&quot;)">
            <text:p/>
          </table:table-cell>
          <table:table-cell table:style-name="ce110" table:formula="of:=IF([.B25]&lt;&gt;&quot;n/a&quot;; IF([.B25]&lt;&gt;&quot;&quot;; TEXT([.B25]; &quot;0.00&quot;);  &quot;&quot;); &quot;n/a&quot;)">
            <text:p/>
          </table:table-cell>
          <table:table-cell table:style-name="ce112" table:formula="of:=IF([.D25]&lt;&gt;&quot;n/a&quot;; IF([.D25]&lt;&gt;&quot;&quot;; TEXT([.D25]; &quot;0.00&quot;);  &quot;&quot;); &quot;n/a&quot;)">
            <text:p/>
          </table:table-cell>
          <table:table-cell table:style-name="ce110" table:formula="of:=IF([.F25]&lt;&gt;&quot;n/a&quot;; IF([.F25]&lt;&gt;&quot;&quot;; TEXT([.F25]; &quot;0.00&quot;);  &quot;&quot;); &quot;n/a&quot;)">
            <text:p/>
          </table:table-cell>
          <table:table-cell table:style-name="ce112" table:formula="of:=IF([.H25]&lt;&gt;&quot;n/a&quot;; IF([.H25]&lt;&gt;&quot;&quot;; TEXT([.H25]; &quot;0.00&quot;);  &quot;&quot;); &quot;n/a&quot;)">
            <text:p/>
          </table:table-cell>
          <table:table-cell table:style-name="ce178"/>
          <table:table-cell table:style-name="ce112" table:formula="of:=IF([.K25]&lt;&gt;&quot;n/a&quot;; IF([.K25]&lt;&gt;&quot;&quot;; TEXT([.K25]; &quot;0.00&quot;);  &quot;&quot;); &quot;n/a&quot;)">
            <text:p/>
          </table:table-cell>
          <table:table-cell table:style-name="ce110" table:formula="of:=IF([.M25]&lt;&gt;&quot;n/a&quot;; IF([.M25]&lt;&gt;&quot;&quot;; TEXT([.M25]; &quot;0.00&quot;);  &quot;&quot;); &quot;n/a&quot;)">
            <text:p/>
          </table:table-cell>
          <table:table-cell table:style-name="ce112" table:formula="of:=IF([.O25]&lt;&gt;&quot;n/a&quot;; IF([.O25]&lt;&gt;&quot;&quot;; TEXT([.O25]; &quot;0.00&quot;);  &quot;&quot;); &quot;n/a&quot;)">
            <text:p/>
          </table:table-cell>
          <table:table-cell table:style-name="ce110" table:formula="of:=IF([.Q25]&lt;&gt;&quot;n/a&quot;; IF([.Q25]&lt;&gt;&quot;&quot;; TEXT([.Q25]; &quot;0.00&quot;);  &quot;&quot;); &quot;n/a&quot;)">
            <text:p/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Multi-lingual-fast_text-time</text:p>
          </table:table-cell>
          <table:table-cell table:style-name="ce43" office:value-type="float" office:value="75.63" calcext:value-type="float">
            <text:p>75,63</text:p>
          </table:table-cell>
          <table:table-cell table:style-name="ce67"/>
          <table:table-cell table:style-name="ce47" office:value-type="string" calcext:value-type="string">
            <text:p>n/a</text:p>
          </table:table-cell>
          <table:table-cell table:style-name="ce78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78" office:value-type="float" office:value="82.03" calcext:value-type="float">
            <text:p>82,03</text:p>
          </table:table-cell>
          <table:table-cell table:style-name="ce47"/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style-name="ce78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float" office:value="72.85" calcext:value-type="float">
            <text:p>72,85</text:p>
          </table:table-cell>
          <table:table-cell table:style-name="ce67"/>
          <table:table-cell table:style-name="ce107"/>
          <table:table-cell table:style-name="ce114" table:number-columns-repeated="2"/>
          <table:table-cell table:style-name="ce153" table:formula="of:=IF([.A26]&lt;&gt;&quot;&quot;; [.A26]; &quot;&quot;)" office:value-type="string" office:string-value="Multi-lingual-fast_text-time" calcext:value-type="string">
            <text:p>Multi-lingual-fast_text-time</text:p>
          </table:table-cell>
          <table:table-cell table:style-name="ce110" table:formula="of:=IF([.B26]&lt;&gt;&quot;n/a&quot;; IF([.B26]&lt;&gt;&quot;&quot;; TEXT([.B26]; &quot;0.00&quot;);  &quot;&quot;); &quot;n/a&quot;)" office:value-type="string" office:string-value="75.63" calcext:value-type="string">
            <text:p>75.63</text:p>
          </table:table-cell>
          <table:table-cell table:style-name="ce112" table:formula="of:=IF([.D26]&lt;&gt;&quot;n/a&quot;; IF([.D26]&lt;&gt;&quot;&quot;; TEXT([.D26]; &quot;0.00&quot;);  &quot;&quot;); &quot;n/a&quot;)" office:value-type="string" office:string-value="n/a" calcext:value-type="string">
            <text:p>n/a</text:p>
          </table:table-cell>
          <table:table-cell table:style-name="ce110" table:formula="of:=IF([.F26]&lt;&gt;&quot;n/a&quot;; IF([.F26]&lt;&gt;&quot;&quot;; TEXT([.F26]; &quot;0.00&quot;);  &quot;&quot;); &quot;n/a&quot;)" office:value-type="string" office:string-value="n/a" calcext:value-type="string">
            <text:p>n/a</text:p>
          </table:table-cell>
          <table:table-cell table:style-name="ce112" table:formula="of:=IF([.H26]&lt;&gt;&quot;n/a&quot;; IF([.H26]&lt;&gt;&quot;&quot;; TEXT([.H26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26]&lt;&gt;&quot;n/a&quot;; IF([.K26]&lt;&gt;&quot;&quot;; TEXT([.K26]; &quot;0.00&quot;);  &quot;&quot;); &quot;n/a&quot;)" office:value-type="string" office:string-value="82.03" calcext:value-type="string">
            <text:p>82.03</text:p>
          </table:table-cell>
          <table:table-cell table:style-name="ce110" table:formula="of:=IF([.M26]&lt;&gt;&quot;n/a&quot;; IF([.M26]&lt;&gt;&quot;&quot;; TEXT([.M26]; &quot;0.00&quot;);  &quot;&quot;); &quot;n/a&quot;)" office:value-type="string" office:string-value="n/a" calcext:value-type="string">
            <text:p>n/a</text:p>
          </table:table-cell>
          <table:table-cell table:style-name="ce112" table:formula="of:=IF([.O26]&lt;&gt;&quot;n/a&quot;; IF([.O26]&lt;&gt;&quot;&quot;; TEXT([.O26]; &quot;0.00&quot;);  &quot;&quot;); &quot;n/a&quot;)" office:value-type="string" office:string-value="n/a" calcext:value-type="string">
            <text:p>n/a</text:p>
          </table:table-cell>
          <table:table-cell table:style-name="ce110" table:formula="of:=IF([.Q26]&lt;&gt;&quot;n/a&quot;; IF([.Q26]&lt;&gt;&quot;&quot;; TEXT([.Q26]; &quot;0.00&quot;);  &quot;&quot;); &quot;n/a&quot;)" office:value-type="string" office:string-value="72.85" calcext:value-type="string">
            <text:p>72.85</text:p>
          </table:table-cell>
          <table:table-cell table:style-name="ce202" table:number-columns-repeated="2"/>
          <table:table-cell table:style-name="ce207"/>
          <table:table-cell table:style-name="ce153" table:formula="of:=IF([.A26]&lt;&gt;&quot;&quot;; [.A26]; &quot;&quot;)" office:value-type="string" office:string-value="Multi-lingual-fast_text-time" calcext:value-type="string">
            <text:p>Multi-lingual-fast_text-time</text:p>
          </table:table-cell>
          <table:table-cell table:style-name="ce110" table:formula="of:=IF([.B26]&lt;&gt;&quot;n/a&quot;; IF([.B26]&lt;&gt;&quot;&quot;; TEXT([.B26]; &quot;0.00&quot;);  &quot;&quot;); &quot;n/a&quot;)" office:value-type="string" office:string-value="75.63" calcext:value-type="string">
            <text:p>75.63</text:p>
          </table:table-cell>
          <table:table-cell table:style-name="ce112" table:formula="of:=IF([.D26]&lt;&gt;&quot;n/a&quot;; IF([.D26]&lt;&gt;&quot;&quot;; TEXT([.D26]; &quot;0.00&quot;);  &quot;&quot;); &quot;n/a&quot;)" office:value-type="string" office:string-value="n/a" calcext:value-type="string">
            <text:p>n/a</text:p>
          </table:table-cell>
          <table:table-cell table:style-name="ce110" table:formula="of:=IF([.F26]&lt;&gt;&quot;n/a&quot;; IF([.F26]&lt;&gt;&quot;&quot;; TEXT([.F26]; &quot;0.00&quot;);  &quot;&quot;); &quot;n/a&quot;)" office:value-type="string" office:string-value="n/a" calcext:value-type="string">
            <text:p>n/a</text:p>
          </table:table-cell>
          <table:table-cell table:style-name="ce112" table:formula="of:=IF([.H26]&lt;&gt;&quot;n/a&quot;; IF([.H26]&lt;&gt;&quot;&quot;; TEXT([.H26]; &quot;0.00&quot;);  &quot;&quot;); &quot;n/a&quot;)" office:value-type="string" office:string-value="n/a" calcext:value-type="string">
            <text:p>n/a</text:p>
          </table:table-cell>
          <table:table-cell table:style-name="ce178"/>
          <table:table-cell table:style-name="ce112" table:formula="of:=IF([.K26]&lt;&gt;&quot;n/a&quot;; IF([.K26]&lt;&gt;&quot;&quot;; TEXT([.K26]; &quot;0.00&quot;);  &quot;&quot;); &quot;n/a&quot;)" office:value-type="string" office:string-value="82.03" calcext:value-type="string">
            <text:p>82.03</text:p>
          </table:table-cell>
          <table:table-cell table:style-name="ce110" table:formula="of:=IF([.M26]&lt;&gt;&quot;n/a&quot;; IF([.M26]&lt;&gt;&quot;&quot;; TEXT([.M26]; &quot;0.00&quot;);  &quot;&quot;); &quot;n/a&quot;)" office:value-type="string" office:string-value="n/a" calcext:value-type="string">
            <text:p>n/a</text:p>
          </table:table-cell>
          <table:table-cell table:style-name="ce112" table:formula="of:=IF([.O26]&lt;&gt;&quot;n/a&quot;; IF([.O26]&lt;&gt;&quot;&quot;; TEXT([.O26]; &quot;0.00&quot;);  &quot;&quot;); &quot;n/a&quot;)" office:value-type="string" office:string-value="n/a" calcext:value-type="string">
            <text:p>n/a</text:p>
          </table:table-cell>
          <table:table-cell table:style-name="ce110" table:formula="of:=IF([.Q26]&lt;&gt;&quot;n/a&quot;; IF([.Q26]&lt;&gt;&quot;&quot;; TEXT([.Q26]; &quot;0.00&quot;);  &quot;&quot;); &quot;n/a&quot;)" office:value-type="string" office:string-value="72.85" calcext:value-type="string">
            <text:p>72.85</text:p>
          </table:table-cell>
          <table:table-cell table:number-columns-repeated="16340"/>
        </table:table-row>
        <table:table-row table:style-name="ro1">
          <table:table-cell table:style-name="ce16"/>
          <table:table-cell table:style-name="ce47" table:number-columns-repeated="7"/>
          <table:table-cell table:style-name="ce50" table:number-columns-repeated="10"/>
          <table:table-cell table:style-name="ce53" table:number-columns-repeated="2"/>
          <table:table-cell table:style-name="ce22"/>
          <table:table-cell table:style-name="ce157" table:formula="of:=IF([.A27]&lt;&gt;&quot;&quot;; [.A27]; &quot;&quot;)">
            <text:p/>
          </table:table-cell>
          <table:table-cell table:style-name="ce11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11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11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1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82"/>
          <table:table-cell table:style-name="ce111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11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11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11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7" table:number-columns-repeated="7"/>
          <table:table-cell table:style-name="ce50" table:number-columns-repeated="10"/>
          <table:table-cell table:style-name="ce53" table:number-columns-repeated="2"/>
          <table:table-cell table:style-name="ce22"/>
          <table:table-cell table:style-name="ce157" table:formula="of:=IF([.A28]&lt;&gt;&quot;&quot;; [.A28]; &quot;&quot;)">
            <text:p/>
          </table:table-cell>
          <table:table-cell table:style-name="ce11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11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11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1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82"/>
          <table:table-cell table:style-name="ce111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11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11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11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7" table:number-columns-repeated="7"/>
          <table:table-cell table:style-name="ce50" table:number-columns-repeated="10"/>
          <table:table-cell table:style-name="ce53" table:number-columns-repeated="2"/>
          <table:table-cell table:style-name="ce22"/>
          <table:table-cell table:style-name="ce157" table:formula="of:=IF([.A29]&lt;&gt;&quot;&quot;; [.A29]; &quot;&quot;)">
            <text:p/>
          </table:table-cell>
          <table:table-cell table:style-name="ce111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11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11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1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182"/>
          <table:table-cell table:style-name="ce111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11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11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11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50" table:number-columns-repeated="17"/>
          <table:table-cell table:style-name="ce53"/>
          <table:table-cell table:style-name="ce141" table:number-columns-repeated="2"/>
          <table:table-cell table:style-name="ce158" table:formula="of:=IF([.A30]&lt;&gt;&quot;&quot;; [.A30]; &quot;&quot;)">
            <text:p/>
          </table:table-cell>
          <table:table-cell table:style-name="ce22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11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11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11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141"/>
          <table:table-cell table:style-name="ce111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11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11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11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18"/>
          <table:table-cell table:style-name="ce50" table:number-columns-repeated="17"/>
          <table:table-cell table:style-name="ce53" table:number-columns-repeated="2"/>
          <table:table-cell table:style-name="ce133"/>
          <table:table-cell table:style-name="ce157" table:formula="of:=IF([.A31]&lt;&gt;&quot;&quot;; [.A31]; &quot;&quot;)">
            <text:p/>
          </table:table-cell>
          <table:table-cell table:style-name="ce133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33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33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33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82"/>
          <table:table-cell table:style-name="ce133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33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33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33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32]&lt;&gt;&quot;&quot;; [.A32]; &quot;&quot;)">
            <text:p/>
          </table:table-cell>
          <table:table-cell table:style-name="ce11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11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11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1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82"/>
          <table:table-cell table:style-name="ce111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11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11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11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33]&lt;&gt;&quot;&quot;; [.A33]; &quot;&quot;)">
            <text:p/>
          </table:table-cell>
          <table:table-cell table:style-name="ce11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11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11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1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82"/>
          <table:table-cell table:style-name="ce111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11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11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11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34]&lt;&gt;&quot;&quot;; [.A34]; &quot;&quot;)">
            <text:p/>
          </table:table-cell>
          <table:table-cell table:style-name="ce11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11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11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1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82"/>
          <table:table-cell table:style-name="ce111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11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11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11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35]&lt;&gt;&quot;&quot;; [.A35]; &quot;&quot;)">
            <text:p/>
          </table:table-cell>
          <table:table-cell table:style-name="ce11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11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11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1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82"/>
          <table:table-cell table:style-name="ce111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11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11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11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8"/>
          <table:table-cell table:style-name="ce141" table:number-columns-repeated="2"/>
          <table:table-cell table:style-name="ce158" table:formula="of:=IF([.A36]&lt;&gt;&quot;&quot;; [.A36]; &quot;&quot;)">
            <text:p/>
          </table:table-cell>
          <table:table-cell table:style-name="ce22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11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11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1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41"/>
          <table:table-cell table:style-name="ce111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11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11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11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1"/>
          <table:table-cell table:style-name="ce53" table:number-columns-repeated="19"/>
          <table:table-cell table:style-name="ce133"/>
          <table:table-cell table:style-name="ce157" table:formula="of:=IF([.A37]&lt;&gt;&quot;&quot;; [.A37]; &quot;&quot;)">
            <text:p/>
          </table:table-cell>
          <table:table-cell table:style-name="ce133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33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33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33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82"/>
          <table:table-cell table:style-name="ce133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33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33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33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38]&lt;&gt;&quot;&quot;; [.A38]; &quot;&quot;)">
            <text:p/>
          </table:table-cell>
          <table:table-cell table:style-name="ce11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11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11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1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82"/>
          <table:table-cell table:style-name="ce111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11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11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11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39]&lt;&gt;&quot;&quot;; [.A39]; &quot;&quot;)">
            <text:p/>
          </table:table-cell>
          <table:table-cell table:style-name="ce11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11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11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1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82"/>
          <table:table-cell table:style-name="ce111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11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11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11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40]&lt;&gt;&quot;&quot;; [.A40]; &quot;&quot;)">
            <text:p/>
          </table:table-cell>
          <table:table-cell table:style-name="ce11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11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11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1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82"/>
          <table:table-cell table:style-name="ce111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11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11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11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41]&lt;&gt;&quot;&quot;; [.A41]; &quot;&quot;)">
            <text:p/>
          </table:table-cell>
          <table:table-cell table:style-name="ce11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11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11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1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82"/>
          <table:table-cell table:style-name="ce111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11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11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11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8"/>
          <table:table-cell table:style-name="ce141" table:number-columns-repeated="2"/>
          <table:table-cell table:style-name="ce158" table:formula="of:=IF([.A42]&lt;&gt;&quot;&quot;; [.A42]; &quot;&quot;)">
            <text:p/>
          </table:table-cell>
          <table:table-cell table:style-name="ce22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11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11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1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41"/>
          <table:table-cell table:style-name="ce111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11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11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11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1"/>
          <table:table-cell table:style-name="ce53" table:number-columns-repeated="19"/>
          <table:table-cell table:style-name="ce133"/>
          <table:table-cell table:style-name="ce157" table:formula="of:=IF([.A43]&lt;&gt;&quot;&quot;; [.A43]; &quot;&quot;)">
            <text:p/>
          </table:table-cell>
          <table:table-cell table:style-name="ce133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33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33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33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82"/>
          <table:table-cell table:style-name="ce133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33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33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33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44]&lt;&gt;&quot;&quot;; [.A44]; &quot;&quot;)">
            <text:p/>
          </table:table-cell>
          <table:table-cell table:style-name="ce11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11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11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1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82"/>
          <table:table-cell table:style-name="ce111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11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11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11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45]&lt;&gt;&quot;&quot;; [.A45]; &quot;&quot;)">
            <text:p/>
          </table:table-cell>
          <table:table-cell table:style-name="ce11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11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11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1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82"/>
          <table:table-cell table:style-name="ce111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11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11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11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46]&lt;&gt;&quot;&quot;; [.A46]; &quot;&quot;)">
            <text:p/>
          </table:table-cell>
          <table:table-cell table:style-name="ce11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11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11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1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82"/>
          <table:table-cell table:style-name="ce111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11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11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11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47]&lt;&gt;&quot;&quot;; [.A47]; &quot;&quot;)">
            <text:p/>
          </table:table-cell>
          <table:table-cell table:style-name="ce11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11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11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1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82"/>
          <table:table-cell table:style-name="ce111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11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11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11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8"/>
          <table:table-cell table:style-name="ce141" table:number-columns-repeated="2"/>
          <table:table-cell table:style-name="ce158" table:formula="of:=IF([.A48]&lt;&gt;&quot;&quot;; [.A48]; &quot;&quot;)">
            <text:p/>
          </table:table-cell>
          <table:table-cell table:style-name="ce22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11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11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1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41"/>
          <table:table-cell table:style-name="ce111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11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11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11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2"/>
          <table:table-cell table:style-name="ce53" table:number-columns-repeated="19"/>
          <table:table-cell table:style-name="ce133"/>
          <table:table-cell table:style-name="ce157" table:formula="of:=IF([.A49]&lt;&gt;&quot;&quot;; [.A49]; &quot;&quot;)">
            <text:p/>
          </table:table-cell>
          <table:table-cell table:style-name="ce133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33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33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33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82"/>
          <table:table-cell table:style-name="ce133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33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33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33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50]&lt;&gt;&quot;&quot;; [.A50]; &quot;&quot;)">
            <text:p/>
          </table:table-cell>
          <table:table-cell table:style-name="ce11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11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11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1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82"/>
          <table:table-cell table:style-name="ce111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11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11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11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1]&lt;&gt;&quot;&quot;; [.A51]; &quot;&quot;)">
            <text:p/>
          </table:table-cell>
          <table:table-cell table:style-name="ce11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11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11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1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82"/>
          <table:table-cell table:style-name="ce111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11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11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11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2]&lt;&gt;&quot;&quot;; [.A52]; &quot;&quot;)">
            <text:p/>
          </table:table-cell>
          <table:table-cell table:style-name="ce11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11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11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1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82"/>
          <table:table-cell table:style-name="ce111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11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11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11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3]&lt;&gt;&quot;&quot;; [.A53]; &quot;&quot;)">
            <text:p/>
          </table:table-cell>
          <table:table-cell table:style-name="ce11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11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11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1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82"/>
          <table:table-cell table:style-name="ce111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11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11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11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8"/>
          <table:table-cell table:style-name="ce141" table:number-columns-repeated="2"/>
          <table:table-cell table:style-name="ce158" table:formula="of:=IF([.A54]&lt;&gt;&quot;&quot;; [.A54]; &quot;&quot;)">
            <text:p/>
          </table:table-cell>
          <table:table-cell table:style-name="ce22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11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11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1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41"/>
          <table:table-cell table:style-name="ce111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11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11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11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2"/>
          <table:table-cell table:style-name="ce53" table:number-columns-repeated="19"/>
          <table:table-cell table:style-name="ce133"/>
          <table:table-cell table:style-name="ce157" table:formula="of:=IF([.A55]&lt;&gt;&quot;&quot;; [.A55]; &quot;&quot;)">
            <text:p/>
          </table:table-cell>
          <table:table-cell table:style-name="ce133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33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33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33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82"/>
          <table:table-cell table:style-name="ce133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33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33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33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56]&lt;&gt;&quot;&quot;; [.A56]; &quot;&quot;)">
            <text:p/>
          </table:table-cell>
          <table:table-cell table:style-name="ce11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11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11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1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82"/>
          <table:table-cell table:style-name="ce111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11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11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11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7]&lt;&gt;&quot;&quot;; [.A57]; &quot;&quot;)">
            <text:p/>
          </table:table-cell>
          <table:table-cell table:style-name="ce11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11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11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1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82"/>
          <table:table-cell table:style-name="ce111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11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11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11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8]&lt;&gt;&quot;&quot;; [.A58]; &quot;&quot;)">
            <text:p/>
          </table:table-cell>
          <table:table-cell table:style-name="ce11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11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11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1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82"/>
          <table:table-cell table:style-name="ce111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11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11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11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9]&lt;&gt;&quot;&quot;; [.A59]; &quot;&quot;)">
            <text:p/>
          </table:table-cell>
          <table:table-cell table:style-name="ce11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11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11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1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82"/>
          <table:table-cell table:style-name="ce111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11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11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11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8"/>
          <table:table-cell table:style-name="ce141" table:number-columns-repeated="2"/>
          <table:table-cell table:style-name="ce158" table:formula="of:=IF([.A60]&lt;&gt;&quot;&quot;; [.A60]; &quot;&quot;)">
            <text:p/>
          </table:table-cell>
          <table:table-cell table:style-name="ce22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11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11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1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41"/>
          <table:table-cell table:style-name="ce111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11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11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11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2"/>
          <table:table-cell table:style-name="ce53" table:number-columns-repeated="19"/>
          <table:table-cell table:style-name="ce133"/>
          <table:table-cell table:style-name="ce157" table:formula="of:=IF([.A61]&lt;&gt;&quot;&quot;; [.A61]; &quot;&quot;)">
            <text:p/>
          </table:table-cell>
          <table:table-cell table:style-name="ce133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33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33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33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82"/>
          <table:table-cell table:style-name="ce133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33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33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33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62]&lt;&gt;&quot;&quot;; [.A62]; &quot;&quot;)">
            <text:p/>
          </table:table-cell>
          <table:table-cell table:style-name="ce11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11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11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1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82"/>
          <table:table-cell table:style-name="ce111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11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11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11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63]&lt;&gt;&quot;&quot;; [.A63]; &quot;&quot;)">
            <text:p/>
          </table:table-cell>
          <table:table-cell table:style-name="ce11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11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11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1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82"/>
          <table:table-cell table:style-name="ce111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11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11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11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64]&lt;&gt;&quot;&quot;; [.A64]; &quot;&quot;)">
            <text:p/>
          </table:table-cell>
          <table:table-cell table:style-name="ce11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11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11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1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82"/>
          <table:table-cell table:style-name="ce111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11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11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11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65]&lt;&gt;&quot;&quot;; [.A65]; &quot;&quot;)">
            <text:p/>
          </table:table-cell>
          <table:table-cell table:style-name="ce11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11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11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1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82"/>
          <table:table-cell table:style-name="ce111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11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11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11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66]&lt;&gt;&quot;&quot;; [.A66]; &quot;&quot;)">
            <text:p/>
          </table:table-cell>
          <table:table-cell table:style-name="ce11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11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11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1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182"/>
          <table:table-cell table:style-name="ce111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11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11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11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186" table:number-columns-repeated="2"/>
          <table:table-cell table:number-columns-repeated="16351"/>
        </table:table-row>
        <table:table-row table:style-name="ro2" table:number-rows-repeated="12">
          <table:table-cell table:style-name="ce15" table:number-columns-repeated="31"/>
          <table:table-cell table:number-columns-repeated="16353"/>
        </table:table-row>
        <table:table-row table:style-name="ro2" table:number-rows-repeated="104849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.00.0000</text:date>, <text:time style:data-style-name="N2" text:time-value="12:57:36.73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8-24T11:34:39Z</meta:creation-date>
    <dc:date>2023-10-11T12:57:46.064000000</dc:date>
    <meta:editing-cycles>91</meta:editing-cycles>
    <meta:editing-duration>PT13H40M9S</meta:editing-duration>
    <meta:document-statistic meta:table-count="1" meta:cell-count="1044" meta:object-count="0"/>
  </office:meta>
</office:document-meta>
</file>